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Calibri'" svg:font-family="'Calibri'"/>
    <style:font-face style:name="-apple-system" svg:font-family="-apple-system"/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1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291.85mm"/>
    </style:style>
    <style:style style:name="co4" style:family="table-column">
      <style:table-column-properties fo:break-before="auto" style:column-width="183.9mm"/>
    </style:style>
    <style:style style:name="co5" style:family="table-column">
      <style:table-column-properties fo:break-before="auto" style:column-width="233.75mm"/>
    </style:style>
    <style:style style:name="co6" style:family="table-column">
      <style:table-column-properties fo:break-before="auto" style:column-width="85.05mm"/>
    </style:style>
    <style:style style:name="co7" style:family="table-column">
      <style:table-column-properties fo:break-before="auto" style:column-width="182.72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53.6mm"/>
    </style:style>
    <style:style style:name="co10" style:family="table-column">
      <style:table-column-properties fo:break-before="auto" style:column-width="18.42mm"/>
    </style:style>
    <style:style style:name="co11" style:family="table-column">
      <style:table-column-properties fo:break-before="auto" style:column-width="46.83mm"/>
    </style:style>
    <style:style style:name="co12" style:family="table-column">
      <style:table-column-properties fo:break-before="auto" style:column-width="51.96mm"/>
    </style:style>
    <style:style style:name="co13" style:family="table-column">
      <style:table-column-properties fo:break-before="auto" style:column-width="18.6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Ark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'Calibri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'Calibri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43a40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43a40" style:text-outline="false" style:text-line-through-style="none" style:text-line-through-type="none" style:font-name="-apple-system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b3e41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'Calibri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d25638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21212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Kalaallisut</text:p>
          </table:table-cell>
          <table:table-cell table:style-name="ce5" office:value-type="string" calcext:value-type="string">
            <text:p>Suussusia</text:p>
          </table:table-cell>
          <table:table-cell table:style-name="ce5" office:value-type="string" calcext:value-type="string">
            <text:p>Tuluttuua</text:p>
          </table:table-cell>
          <table:table-cell table:style-name="ce5" office:value-type="string" calcext:value-type="string">
            <text:p>Assersuut kalaallisut</text:p>
          </table:table-cell>
          <table:table-cell table:style-name="ce5" office:value-type="string" calcext:value-type="string">
            <text:p>Assersuut tuluttut</text:p>
          </table:table-cell>
          <table:table-cell table:style-name="ce5" office:value-type="string" calcext:value-type="string">
            <text:p>Nassuiaat/explanation</text:p>
          </table:table-cell>
          <table:table-cell table:style-name="ce1" office:value-type="string" calcext:value-type="string">
            <text:p>Nassuiaat/explanation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aallartaalivaa</text:p>
          </table:table-cell>
          <table:table-cell table:style-name="ce5" office:value-type="string" calcext:value-type="string">
            <text:p>Oqaluut susalik</text:p>
          </table:table-cell>
          <table:table-cell table:style-name="ce15" office:value-type="string" calcext:value-type="string">
            <text:p>block and tackle</text:p>
          </table:table-cell>
          <table:table-cell table:style-name="ce24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akuttusinani takkuttaraaq</text:p>
          </table:table-cell>
          <table:table-cell table:style-name="ce5" office:value-type="string" calcext:value-type="string">
            <text:p>Oqaluut susaatsoq</text:p>
          </table:table-cell>
          <table:table-cell table:style-name="ce16" office:value-type="string" calcext:value-type="string">
            <text:p>appears at regular interval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allorniusaq tukimuk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ongitude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3" office:value-type="string" calcext:value-type="string">
            <text:p>imminut toq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ommits suicide; takes his/her own life; kills himself/hersel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kamini tooriagai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has too small boots on, his boots are too t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4" office:value-type="string" calcext:value-type="string">
            <text:p>kisimi takoqq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ands out, sticks 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nunap toqqavia</text:p>
          </table:table-cell>
          <table:table-cell table:style-name="ce5" office:value-type="string" calcext:value-type="string">
            <text:p>Taggit</text:p>
          </table:table-cell>
          <table:table-cell table:style-name="ce4" office:value-type="string" calcext:value-type="string">
            <text:p>continental shel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puisimik takkuiu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here are no seals to be seen</text:p>
          </table:table-cell>
          <table:table-cell table:style-name="ce17"/>
          <table:table-cell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3" office:value-type="string" calcext:value-type="string">
            <text:p>seqerngup tarrippaa</text:p>
          </table:table-cell>
          <table:table-cell table:style-name="ce5" office:value-type="string" calcext:value-type="string">
            <text:p>Oqaluut susalik </text:p>
          </table:table-cell>
          <table:table-cell table:style-name="ce4" office:value-type="string" calcext:value-type="string">
            <text:p>the sun is not shining on it because there is something casting a shadow on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sikunik toorpoq</text:p>
          </table:table-cell>
          <table:table-cell table:style-name="ce5" office:value-type="string" calcext:value-type="string">
            <text:p>Oqaluut susaatsoq</text:p>
          </table:table-cell>
          <table:table-cell table:style-name="ce4" office:value-type="string" calcext:value-type="string">
            <text:p>makes a path through the ice for himself-herself by pushing pieces of ice to the s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sikut torrupput</text:p>
          </table:table-cell>
          <table:table-cell table:style-name="ce5" office:value-type="string" calcext:value-type="string">
            <text:p>Oqaluut susaatsoq</text:p>
          </table:table-cell>
          <table:table-cell table:style-name="ce4" office:value-type="string" calcext:value-type="string">
            <text:p>solid ice is forming, pieces of ice are joing toge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sikut torrussaapput</text:p>
          </table:table-cell>
          <table:table-cell table:style-name="ce5" office:value-type="string" calcext:value-type="string">
            <text:p>Oqaluut susaatsoq</text:p>
          </table:table-cell>
          <table:table-cell table:style-name="ce4" office:value-type="string" calcext:value-type="string">
            <text:p>pieces of ice are constantly smashing into each other (in rough water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sinini tutsippaa</text:p>
          </table:table-cell>
          <table:table-cell table:style-name="ce5" office:value-type="string" calcext:value-type="string">
            <text:p>Oqaluut susalik</text:p>
          </table:table-cell>
          <table:table-cell table:style-name="ce4" office:value-type="string" calcext:value-type="string">
            <text:p>sleep deeply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3" office:value-type="string" calcext:value-type="string">
            <text:p>sukkut tamaana</text:p>
          </table:table-cell>
          <table:table-cell table:style-name="ce1"/>
          <table:table-cell table:style-name="ce17" office:value-type="string" calcext:value-type="string">
            <text:p>here and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-shir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-shir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!</text:p>
          </table:table-cell>
          <table:table-cell table:style-name="ce1"/>
          <table:table-cell table:style-name="ce17" office:value-type="string" calcext:value-type="string">
            <text:p>Listen, what do I hear?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bel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able</text:p>
          </table:table-cell>
          <table:table-cell table:style-name="ce17"/>
          <table:table-cell table:style-name="ce27" office:value-type="string" calcext:value-type="string">
            <text:p>a systematic arrangement of data usually in rows and colums for ready referenc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ekwon-do</text:p>
          </table:table-cell>
          <table:table-cell table:style-name="ce5" office:value-type="string" calcext:value-type="string">
            <text:p>Taggit </text:p>
          </table:table-cell>
          <table:table-cell table:style-name="ce18" office:value-type="string" calcext:value-type="string">
            <text:p>taekwon-do</text:p>
          </table:table-cell>
          <table:table-cell table:style-name="ce17"/>
          <table:table-cell table:style-name="ce18" office:value-type="string" calcext:value-type="string">
            <text:p>a Korean art of unarmed self-defense charactirezed <text:s/>especially by the extensive use of kicks 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ggar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pitch dark</text:p>
          </table:table-cell>
          <table:table-cell table:style-name="ce17" table:number-columns-repeated="3"/>
          <table:table-cell table:style-name="ce30"/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ggerluppaa </text:p>
          </table:table-cell>
          <table:table-cell table:style-name="ce5" office:value-type="string" calcext:value-type="string">
            <text:p>Oqaluut susalik </text:p>
          </table:table-cell>
          <table:table-cell table:style-name="ce19" office:value-type="string" calcext:value-type="string">
            <text:p>pronounces it in the wrong manner, pronounces it wro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ggi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akissaanik taggippaa</text:p>
          </table:table-cell>
          <table:table-cell table:style-name="ce17" office:value-type="string" calcext:value-type="string">
            <text:p>names a price for it (a product), sets a price for i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ggisit taartissaat</text:p>
          </table:table-cell>
          <table:table-cell table:style-name="ce6"/>
          <table:table-cell table:style-name="ce17" office:value-type="string" calcext:value-type="string">
            <text:p>gram. pronou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ggisaa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ram. gerundive, infinitive, participial moo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ggi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noun, nominal, substantiv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gi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carresses him/her, strokes him/her tender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giarto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gives him/her a massa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giartuis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asseur, masseuse, physiotherapis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giartuivoq</text:p>
          </table:table-cell>
          <table:table-cell table:style-name="ce5" office:value-type="string" calcext:value-type="string">
            <text:p>Oqaluut susaasalik</text:p>
          </table:table-cell>
          <table:table-cell table:style-name="ce17" office:value-type="string" calcext:value-type="string">
            <text:p>gives somebody a massa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giup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rubs it against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gi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violin bow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j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racelet, armb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j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ulna bone in a seal flipp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jaruti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ingerless gloves</text:p>
          </table:table-cell>
          <table:table-cell table:style-name="ce17" table:number-columns-repeated="3"/>
          <table:table-cell table:style-name="ce17" office:value-type="string" calcext:value-type="string">
            <text:p>knitted sleeves that covers the wrist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kanani</text:p>
          </table:table-cell>
          <table:table-cell table:style-name="ce5"/>
          <table:table-cell table:style-name="ce17" office:value-type="string" calcext:value-type="string">
            <text:p>down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anannga</text:p>
          </table:table-cell>
          <table:table-cell table:style-name="ce6"/>
          <table:table-cell table:style-name="ce17" office:value-type="string" calcext:value-type="string">
            <text:p>from down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ananng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 wind is from the west, there is a westerlly wind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ananngaanng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breeze from the west, light westerly w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anna</text:p>
          </table:table-cell>
          <table:table-cell table:style-name="ce1"/>
          <table:table-cell table:style-name="ce17" office:value-type="string" calcext:value-type="string">
            <text:p>the one down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anna! </text:p>
          </table:table-cell>
          <table:table-cell table:style-name="ce6"/>
          <table:table-cell table:style-name="ce17" office:value-type="string" calcext:value-type="string">
            <text:p>Bon appetit! (regularly said when food is presented or diners are called to the tabl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anunga</text:p>
          </table:table-cell>
          <table:table-cell table:style-name="ce1"/>
          <table:table-cell table:style-name="ce17" office:value-type="string" calcext:value-type="string">
            <text:p>to that place down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assa!</text:p>
          </table:table-cell>
          <table:table-cell table:style-name="ce1"/>
          <table:table-cell table:style-name="ce17" office:value-type="string" calcext:value-type="string">
            <text:p>Bon appetit! (regularly said when food is presented or diners are called to the tabl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is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o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issus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eng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is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omen's sealskin pants as part of national dr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isuukuj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ather lo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lo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aj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ather lo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iga </text:p>
          </table:table-cell>
          <table:table-cell table:style-name="ce1"/>
          <table:table-cell table:style-name="ce17" office:value-type="string" calcext:value-type="string">
            <text:p>that one outs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iga </text:p>
          </table:table-cell>
          <table:table-cell table:style-name="ce1"/>
          <table:table-cell table:style-name="ce17" office:value-type="string" calcext:value-type="string">
            <text:p>that one to the sou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igani </text:p>
          </table:table-cell>
          <table:table-cell table:style-name="ce1"/>
          <table:table-cell table:style-name="ce17" office:value-type="string" calcext:value-type="string">
            <text:p>in the sou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igani </text:p>
          </table:table-cell>
          <table:table-cell table:style-name="ce1"/>
          <table:table-cell table:style-name="ce17" office:value-type="string" calcext:value-type="string">
            <text:p>outs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iganng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re is a <text:s/>south wind, the wind is souther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innga </text:p>
          </table:table-cell>
          <table:table-cell table:style-name="ce1"/>
          <table:table-cell table:style-name="ce17" office:value-type="string" calcext:value-type="string">
            <text:p>that one outs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innga </text:p>
          </table:table-cell>
          <table:table-cell table:style-name="ce1"/>
          <table:table-cell table:style-name="ce17" office:value-type="string" calcext:value-type="string">
            <text:p>that one toward the sou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korlio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mistakes what he/she sees for something e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korli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mistakes what he/she sees for something e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korliup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places it so that it can be se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korluppaa</text:p>
          </table:table-cell>
          <table:table-cell table:style-name="ce7" office:value-type="string" calcext:value-type="string">
            <text:p>Oqaluut susalik</text:p>
          </table:table-cell>
          <table:table-cell table:style-name="ce16" office:value-type="string" calcext:value-type="string">
            <text:p>is moved by the reunion with 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korl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places it so that it can be se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u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is/her/its appearance, the way he/she/it look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uani</text:p>
          </table:table-cell>
          <table:table-cell table:style-name="ce6"/>
          <table:table-cell table:style-name="ce20" office:value-type="string" calcext:value-type="string">
            <text:p>right in front of his/her eyes/In his/her s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ui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not seen any game, has not found any pre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k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ppears, show up, turns 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kuuk! </text:p>
          </table:table-cell>
          <table:table-cell table:style-name="ce7"/>
          <table:table-cell table:style-name="ce17" office:value-type="string" calcext:value-type="string">
            <text:p>take a look!; Look!; see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qq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21" office:value-type="string" calcext:value-type="string">
            <text:p>wants others attention, wants to be seen</text:p>
          </table:table-cell>
          <table:table-cell table:style-name="ce17"/>
          <table:table-cell table:style-name="ce20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koquts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ises in order to be seen, stands up to be se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ann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lovely to look at, is beautiful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ann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happy to see something beautifu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loo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imagines it, sees it in a vision, fantasizes abou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luug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<text:s/>something that is imagined, a vis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luuivoq</text:p>
          </table:table-cell>
          <table:table-cell table:style-name="ce5" office:value-type="string" calcext:value-type="string">
            <text:p>Oqaluut susaasalik</text:p>
          </table:table-cell>
          <table:table-cell table:style-name="ce17" office:value-type="string" calcext:value-type="string">
            <text:p>imagines it, sees it in a vision, fantasizes abou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luukker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prophesies, tells of his/her revelatio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ar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ouri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ar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a tourist, is on a tourist tri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arn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oes to see something for the first time, goes a new place as a touris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(a baby) is scared by the sight of a stran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ee something for the firs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a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it (a baby) is scared by the sight of him/her (a stranger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a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see him/her/it for the firs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art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tranger, someone from elsew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ornio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shows obvious joy at seeing him aga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orni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shows obvious joy at seeing him aga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niuu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how obvious joy at seeing each other aga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o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ircles something that it (a bird) is lured t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oroorsaarivoq</text:p>
          </table:table-cell>
          <table:table-cell table:style-name="ce8" office:value-type="string" calcext:value-type="string">
            <text:p>Oqaluut susaasalik</text:p>
          </table:table-cell>
          <table:table-cell table:style-name="ce18" office:value-type="string" calcext:value-type="string">
            <text:p>lures it (a bird) near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oroorsa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lures it (a bird) near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ro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visio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orruug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vision, revel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orus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longs to see somebod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orusup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longs to see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us. time, rhyth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jua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indistinct, is obscu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jumi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ice to look at, has a pleasing appeara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juminaa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ugly, is not a pretty s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lle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frightens the prey away by being se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lli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frightens the prey away by being se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lluarnarp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looks good, looking good, has a good appeara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masaq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his/her eye on her/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min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looks like a lo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minarpoq 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looks good, looking good, has a good appearance</text:p>
          </table:table-cell>
          <table:table-cell table:style-name="ce18" table:number-columns-repeated="2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kumin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ooks majestic</text:p>
          </table:table-cell>
          <table:table-cell table:style-name="ce20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kumm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hows his/her happiness at seeing some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nngitsoorpaa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does not see it</text:p>
          </table:table-cell>
          <table:table-cell table:style-name="ce17" table:number-columns-repeated="3"/>
          <table:table-cell table:style-name="ce17" office:value-type="string" calcext:value-type="string">
            <text:p>fails to see it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kunngitsuug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thing overlooked</text:p>
          </table:table-cell>
          <table:table-cell table:style-name="ce17"/>
          <table:table-cell table:style-name="ce18"/>
          <table:table-cell table:style-name="ce17"/>
          <table:table-cell table:style-name="ce17" office:value-type="string" calcext:value-type="string">
            <text:p>what you missed/did not see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akunngitsu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miss, overlook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nngu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ot terribly interesting to look at, I've seen enough of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nnguup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is tired of looking a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nngu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ired of looking a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takunninniarpoq</text:p>
          </table:table-cell>
          <table:table-cell table:style-name="ce7" office:value-type="string" calcext:value-type="string">
            <text:p>Oqaluut susaatsoq</text:p>
          </table:table-cell>
          <table:table-cell table:style-name="ce20" office:value-type="string" calcext:value-type="string">
            <text:p>is for a meeting, is out trying to pick someone 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nnipp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e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thing se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s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akes a good look at him/her/it, is out looking for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sassa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on a sightseeing trip, is sightsee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sass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to be seen, is viewable (ther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ssavarput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we'll see, time will te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ssuginnipp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hinks it is too unsightly for others to se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ssug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hinks it is too unsightly for others to se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ssu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too unsightly for others to se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ssa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annot be seen, is not visib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ss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an be seen, is visib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saann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ees him/her often, sees him/her regular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saavoq</text:p>
          </table:table-cell>
          <table:table-cell table:style-name="ce5" office:value-type="string" calcext:value-type="string">
            <text:p>Oqaluut susaatsoq</text:p>
          </table:table-cell>
          <table:table-cell table:style-name="ce21" office:value-type="string" calcext:value-type="string">
            <text:p>is going to see someone/is visiting someone/or going to see something</text:p>
          </table:table-cell>
          <table:table-cell table:style-name="ce18" office:value-type="string" calcext:value-type="string">
            <text:p>ass. napparsimasumik takusaavoq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takus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akes a good look at him/her/it, is out looking for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t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appear</text:p>
          </table:table-cell>
          <table:table-cell table:style-name="ce17" table:number-columns-repeated="3"/>
          <table:table-cell table:style-name="ce17" office:value-type="string" calcext:value-type="string">
            <text:p>is seen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akutip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shows that, show it, demonstrat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kutitsi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performance</text:p>
          </table:table-cell>
          <table:table-cell table:style-name="ce17" table:number-columns-repeated="3"/>
          <table:table-cell table:style-name="ce17" office:value-type="string" calcext:value-type="string">
            <text:p>a show/demontration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akutitsineq</text:p>
          </table:table-cell>
          <table:table-cell table:style-name="ce7" office:value-type="string" calcext:value-type="string">
            <text:p>Taggit</text:p>
          </table:table-cell>
          <table:table-cell table:style-name="ce4" office:value-type="string" calcext:value-type="string">
            <text:p>display</text:p>
          </table:table-cell>
          <table:table-cell table:style-name="ce17" office:value-type="string" calcext:value-type="string">
            <text:p>akerliussutsimik takutitsineq</text:p>
          </table:table-cell>
          <table:table-cell table:style-name="ce18" office:value-type="string" calcext:value-type="string">
            <text:p>performance, demonstration, protest, confrontation, signature, expression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kutitsivoq</text:p>
          </table:table-cell>
          <table:table-cell table:style-name="ce5" office:value-type="string" calcext:value-type="string">
            <text:p>Oqaluut susaasalik</text:p>
          </table:table-cell>
          <table:table-cell table:style-name="ce17" office:value-type="string" calcext:value-type="string">
            <text:p>displays something, shows something, exhibits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titsivoq</text:p>
          </table:table-cell>
          <table:table-cell table:style-name="ce9" office:value-type="string" calcext:value-type="string">
            <text:p>Oqaluut susaasalik</text:p>
          </table:table-cell>
          <table:table-cell table:style-name="ce18" office:value-type="string" calcext:value-type="string">
            <text:p>shows that, show it, demonstrat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uk!</text:p>
          </table:table-cell>
          <table:table-cell table:style-name="ce6"/>
          <table:table-cell table:style-name="ce17" office:value-type="string" calcext:value-type="string">
            <text:p>Look! Take a look! see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kuaa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se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talakk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loppy, is careless, is untid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an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alent (biblical monetary denomination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ar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unne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rm (body par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eqqas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ier, wharf, do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eqq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in dock, is tied up to a pier or wharf (of a vesse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eqqi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late (table war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er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lipper (of a sea mamma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erperl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one on the right, the one furthest to the r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alerpiata tungaa</text:p>
          </table:table-cell>
          <table:table-cell table:style-name="ce1"/>
          <table:table-cell table:style-name="ce17" office:value-type="string" calcext:value-type="string">
            <text:p>the right side of it</text:p>
          </table:table-cell>
          <table:table-cell table:style-name="ce17" table:number-columns-repeated="3"/>
          <table:table-cell table:style-name="ce17" office:value-type="string" calcext:value-type="string">
            <text:p>on the right side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alerpiata tungaa</text:p>
          </table:table-cell>
          <table:table-cell table:style-name="ce1"/>
          <table:table-cell table:style-name="ce17" office:value-type="string" calcext:value-type="string">
            <text:p>toward the right</text:p>
          </table:table-cell>
          <table:table-cell table:style-name="ce17" office:value-type="string" calcext:value-type="string">
            <text:p>umiarsuup talerpiatungaa (aquaniit)</text:p>
          </table:table-cell>
          <table:table-cell table:style-name="ce17" office:value-type="string" calcext:value-type="string">
            <text:p>the starboard side of the ship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lerp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right h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erpimmut!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o the right! To starboard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iffa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shorebird: ruddy turnstone, Arenaria interpre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i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reaks his/her ar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ii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rains his/her arm, tires his/her ar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ii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alls forward without <text:s/>being able to break the fall with the arm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ocks a boat, ties up at a qu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itt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ock, quay, whar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er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a sore arm, has a pain in the ar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g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re is light coming in through a ga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ik qulilli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if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lugit</text:p>
          </table:table-cell>
          <table:table-cell table:style-name="ce7" office:value-type="string" calcext:value-type="string">
            <text:p>Oqaluut susaatsoq</text:p>
          </table:table-cell>
          <table:table-cell table:style-name="ce17" office:value-type="string" calcext:value-type="string">
            <text:p>in five par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mat</text:p>
          </table:table-cell>
          <table:table-cell table:style-name="ce7" office:value-type="string" calcext:value-type="string">
            <text:p>Oqaluut susaatsoq</text:p>
          </table:table-cell>
          <table:table-cell table:style-name="ce17" office:value-type="string" calcext:value-type="string">
            <text:p>the most recent Frid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rid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nerm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Friday the</text:p>
          </table:table-cell>
          <table:table-cell table:style-name="ce17" table:number-columns-repeated="3"/>
          <table:table-cell table:style-name="ce17" office:value-type="string" calcext:value-type="string">
            <text:p>on a Friday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ners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ood Frid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neruvoq</text:p>
          </table:table-cell>
          <table:table-cell table:style-name="ce7" office:value-type="string" calcext:value-type="string">
            <text:p>Oqaluut susaatsoq</text:p>
          </table:table-cell>
          <table:table-cell table:style-name="ce17" office:value-type="string" calcext:value-type="string">
            <text:p>it is Frid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nikkut</text:p>
          </table:table-cell>
          <table:table-cell table:style-name="ce7" office:value-type="string" calcext:value-type="string">
            <text:p>Taggit</text:p>
          </table:table-cell>
          <table:table-cell table:style-name="ce17" office:value-type="string" calcext:value-type="string">
            <text:p>on Friday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pat</text:p>
          </table:table-cell>
          <table:table-cell table:style-name="ce6"/>
          <table:table-cell table:style-name="ce17" office:value-type="string" calcext:value-type="string">
            <text:p>this coming Frid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's five o'clo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poq </text:p>
          </table:table-cell>
          <table:table-cell table:style-name="ce5" office:value-type="string" calcext:value-type="string">
            <text:p>Oqaluut susaatoq</text:p>
          </table:table-cell>
          <table:table-cell table:style-name="ce17" office:value-type="string" calcext:value-type="string">
            <text:p>it's Frid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nngortoq tannaartoq</text:p>
          </table:table-cell>
          <table:table-cell table:style-name="ce6"/>
          <table:table-cell table:style-name="ce17" office:value-type="string" calcext:value-type="string">
            <text:p>Good Frid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rarterut</text:p>
          </table:table-cell>
          <table:table-cell table:style-name="ce7" office:value-type="string" calcext:value-type="string">
            <text:p>Taggit</text:p>
          </table:table-cell>
          <table:table-cell table:style-name="ce20" office:value-type="string" calcext:value-type="string">
            <text:p>fifth, fifth of</text:p>
          </table:table-cell>
          <table:table-cell table:style-name="ce17" table:number-columns-repeated="3"/>
          <table:table-cell table:style-name="ce17" office:value-type="string" calcext:value-type="string">
            <text:p>one fith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ssaanik</text:p>
          </table:table-cell>
          <table:table-cell table:style-name="ce6"/>
          <table:table-cell table:style-name="ce17" office:value-type="string" calcext:value-type="string">
            <text:p>for the fifth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five</text:p>
          </table:table-cell>
          <table:table-cell table:style-name="ce17" table:number-columns-repeated="3"/>
          <table:table-cell table:style-name="ce17" office:value-type="string" calcext:value-type="string">
            <text:p>five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allimmerpai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gets five of them after having fou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allimm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gets five of them after having fou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tallimmiivoq</text:p>
          </table:table-cell>
          <table:table-cell table:style-name="ce5" office:value-type="string" calcext:value-type="string">
            <text:p>Oqaluut susaatsoq</text:p>
          </table:table-cell>
          <table:table-cell table:style-name="ce22" office:value-type="string" calcext:value-type="string">
            <text:p>turns five years ol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llimmiup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adds the fifth one to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llimmi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adds the fifth one to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m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fif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ight is passing through a ga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longer, is extended, lengthe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l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hin</text:p>
          </table:table-cell>
          <table:table-cell table:style-name="ce17" table:number-columns-repeated="24"/>
          <table:table-cell table:style-name="ce18" table:number-columns-repeated="997"/>
        </table:table-row>
        <table:table-row table:style-name="ro1">
          <table:table-cell table:style-name="ce1" office:value-type="string" calcext:value-type="string">
            <text:p>talor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eems aloof, makes one feel sh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or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hy, is embarrassed, does not think himself/herself refined enoug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or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is shy with him/her, <text:s/>is reluctant say anthing to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u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artition, screen, bulkhead, (on a vesse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luaa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makes a partition in it, puts up a screen in it</text:p>
          </table:table-cell>
          <table:table-cell table:style-name="ce21"/>
          <table:table-cell table:style-name="ce21" office:value-type="string" calcext:value-type="string">
            <text:p>puts up a screen/makes a partition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maginni</text:p>
          </table:table-cell>
          <table:table-cell table:style-name="ce6"/>
          <table:table-cell table:style-name="ce17" office:value-type="string" calcext:value-type="string">
            <text:p>everywhere, all o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kkerlutik</text:p>
          </table:table-cell>
          <table:table-cell table:style-name="ce6"/>
          <table:table-cell table:style-name="ce17" office:value-type="string" calcext:value-type="string">
            <text:p>all together, as 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kki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northeast; northeasterly w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kkiivoq</text:p>
          </table:table-cell>
          <table:table-cell table:style-name="ce7" office:value-type="string" calcext:value-type="string">
            <text:p>Oqaluut susaatsoq</text:p>
          </table:table-cell>
          <table:table-cell table:style-name="ce17" office:value-type="string" calcext:value-type="string">
            <text:p>it is northeasterly, there is a northeast w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kkiuppaat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hey cooperate in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kkiussi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rossfi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kkiussipput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hey cooperate in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kkivillugu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over all, from end to end, all of it, the whole of it</text:p>
          </table:table-cell>
          <table:table-cell table:style-name="ce17" table:number-columns-repeated="3"/>
          <table:table-cell table:style-name="ce17" office:value-type="string" calcext:value-type="string">
            <text:p>in its entirety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makku(a)</text:p>
          </table:table-cell>
          <table:table-cell table:style-name="ce1"/>
          <table:table-cell table:style-name="ce17" office:value-type="string" calcext:value-type="string">
            <text:p>those, thei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kujui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a bit of each</text:p>
          </table:table-cell>
          <table:table-cell table:style-name="ce20"/>
          <table:table-cell table:style-name="ce17" table:number-columns-repeated="2"/>
          <table:table-cell table:style-name="ce17" office:value-type="string" calcext:value-type="string">
            <text:p>a little of everything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amaleqis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e shifting</text:p>
          </table:table-cell>
          <table:table-cell table:style-name="ce17" office:value-type="string" calcext:value-type="string">
            <text:p>anori tamaleqisappoq</text:p>
          </table:table-cell>
          <table:table-cell table:style-name="ce17" office:value-type="string" calcext:value-type="string">
            <text:p>wind is shifting constanttly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malik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hangeable and imperman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lla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re spread out, are scatter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llar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re spread out, are scatter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laa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a bit of each</text:p>
          </table:table-cell>
          <table:table-cell table:style-name="ce17" table:number-columns-repeated="3"/>
          <table:table-cell table:style-name="ce17" office:value-type="string" calcext:value-type="string">
            <text:p>a little of everything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mangajammik</text:p>
          </table:table-cell>
          <table:table-cell table:style-name="ce1"/>
          <table:table-cell table:style-name="ce17" office:value-type="string" calcext:value-type="string">
            <text:p>almost all of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tamangajaasa</text:p>
          </table:table-cell>
          <table:table-cell table:style-name="ce1"/>
          <table:table-cell table:style-name="ce17" office:value-type="string" calcext:value-type="string">
            <text:p>almost all of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ngajaat</text:p>
          </table:table-cell>
          <table:table-cell table:style-name="ce1"/>
          <table:table-cell table:style-name="ce17" office:value-type="string" calcext:value-type="string">
            <text:p>almost all of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ni</text:p>
          </table:table-cell>
          <table:table-cell table:style-name="ce1"/>
          <table:table-cell table:style-name="ce17" office:value-type="string" calcext:value-type="string">
            <text:p>everywhere, all o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ni tamaani</text:p>
          </table:table-cell>
          <table:table-cell table:style-name="ce1"/>
          <table:table-cell table:style-name="ce17" office:value-type="string" calcext:value-type="string">
            <text:p>here and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nna</text:p>
          </table:table-cell>
          <table:table-cell table:style-name="ce1"/>
          <table:table-cell table:style-name="ce17" office:value-type="string" calcext:value-type="string">
            <text:p>this, th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nna pillugu </text:p>
          </table:table-cell>
          <table:table-cell table:style-name="ce1"/>
          <table:table-cell table:style-name="ce18" office:value-type="string" calcext:value-type="string">
            <text:p>because of that, therefore, for that reas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nut ammasoq</text:p>
          </table:table-cell>
          <table:table-cell table:style-name="ce5"/>
          <table:table-cell table:style-name="ce17" office:value-type="string" calcext:value-type="string">
            <text:p>public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nut ammasumik</text:p>
          </table:table-cell>
          <table:table-cell table:style-name="ce5"/>
          <table:table-cell table:style-name="ce17" office:value-type="string" calcext:value-type="string">
            <text:p>open to a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nut saqqumisumik</text:p>
          </table:table-cell>
          <table:table-cell table:style-name="ce5"/>
          <table:table-cell table:style-name="ce17" office:value-type="string" calcext:value-type="string">
            <text:p>openly, public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ll, who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naked, nu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rlisi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different small tales/short stories</text:p>
          </table:table-cell>
          <table:table-cell table:style-name="ce20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marma</text:p>
          </table:table-cell>
          <table:table-cell table:style-name="ce1"/>
          <table:table-cell table:style-name="ce17" office:value-type="string" calcext:value-type="string">
            <text:p>all of me</text:p>
          </table:table-cell>
          <table:table-cell table:style-name="ce17" office:value-type="string" calcext:value-type="string">
            <text:p>tamarma sajuppunga</text:p>
          </table:table-cell>
          <table:table-cell table:style-name="ce21" office:value-type="string" calcext:value-type="string">
            <text:p>my entirety/my whole body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marmi</text:p>
          </table:table-cell>
          <table:table-cell table:style-name="ce1"/>
          <table:table-cell table:style-name="ce17" office:value-type="string" calcext:value-type="string">
            <text:p>in his/her/its entirety, all of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rmik</text:p>
          </table:table-cell>
          <table:table-cell table:style-name="ce1"/>
          <table:table-cell table:style-name="ce17" office:value-type="string" calcext:value-type="string">
            <text:p>all of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rmik naggatissaqarput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everything must come to an end, everthing en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rmi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intact, is who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ssa </text:p>
          </table:table-cell>
          <table:table-cell table:style-name="ce1"/>
          <table:table-cell table:style-name="ce17" office:value-type="string" calcext:value-type="string">
            <text:p>here it is, this is it: this is ...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ssa </text:p>
          </table:table-cell>
          <table:table-cell table:style-name="ce1"/>
          <table:table-cell table:style-name="ce17" office:value-type="string" calcext:value-type="string">
            <text:p>please come in, come on 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ssi</text:p>
          </table:table-cell>
          <table:table-cell table:style-name="ce1"/>
          <table:table-cell table:style-name="ce17" office:value-type="string" calcext:value-type="string">
            <text:p>all of you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a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naked, nu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igo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an do everything, be very versati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igoo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one capable in all things, jack of all trad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igoortoq: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versatile</text:p>
          </table:table-cell>
          <table:table-cell table:style-name="ce17" office:value-type="string" calcext:value-type="string">
            <text:p>eqqumiitsuliortoq tamatigoortoq</text:p>
          </table:table-cell>
          <table:table-cell table:style-name="ce17" office:value-type="string" calcext:value-type="string">
            <text:p>artist in all media, multimedia artis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matigorluinnaq</text:p>
          </table:table-cell>
          <table:table-cell table:style-name="ce6"/>
          <table:table-cell table:style-name="ce17" office:value-type="string" calcext:value-type="string">
            <text:p>absolutely every time, at every opportuni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igut</text:p>
          </table:table-cell>
          <table:table-cell table:style-name="ce1"/>
          <table:table-cell table:style-name="ce17" office:value-type="string" calcext:value-type="string">
            <text:p>always, at all times</text:p>
          </table:table-cell>
          <table:table-cell table:style-name="ce17" table:number-columns-repeated="24"/>
          <table:table-cell table:style-name="ce18" table:number-columns-repeated="997"/>
        </table:table-row>
        <table:table-row table:style-name="ro1">
          <table:table-cell table:style-name="ce1" office:value-type="string" calcext:value-type="string">
            <text:p>tamatigut tamaana</text:p>
          </table:table-cell>
          <table:table-cell table:style-name="ce1"/>
          <table:table-cell table:style-name="ce17" office:value-type="string" calcext:value-type="string">
            <text:p>here and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ikk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unstable</text:p>
          </table:table-cell>
          <table:table-cell table:style-name="ce17" table:number-columns-repeated="3"/>
          <table:table-cell table:style-name="ce17" office:value-type="string" calcext:value-type="string">
            <text:p>not stable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matta</text:p>
          </table:table-cell>
          <table:table-cell table:style-name="ce1"/>
          <table:table-cell table:style-name="ce17" office:value-type="string" calcext:value-type="string">
            <text:p>all of us, we all, us a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uma</text:p>
          </table:table-cell>
          <table:table-cell table:style-name="ce1"/>
          <table:table-cell table:style-name="ce17" office:value-type="string" calcext:value-type="string">
            <text:p>this, tha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tuma</text:p>
          </table:table-cell>
          <table:table-cell table:style-name="ce1"/>
          <table:table-cell table:style-name="ce17" office:value-type="string" calcext:value-type="string">
            <text:p>this one</text:p>
          </table:table-cell>
          <table:table-cell table:style-name="ce17" office:value-type="string" calcext:value-type="string">
            <text:p>tamatuma sikua</text:p>
          </table:table-cell>
          <table:table-cell table:style-name="ce17" office:value-type="string" calcext:value-type="string">
            <text:p>the ice ther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matuma kingorna</text:p>
          </table:table-cell>
          <table:table-cell table:style-name="ce1"/>
          <table:table-cell table:style-name="ce17" office:value-type="string" calcext:value-type="string">
            <text:p>after that, th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tumuuna </text:p>
          </table:table-cell>
          <table:table-cell table:style-name="ce1"/>
          <table:table-cell table:style-name="ce17" office:value-type="string" calcext:value-type="string">
            <text:p>that time, at tha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tumuuna </text:p>
          </table:table-cell>
          <table:table-cell table:style-name="ce1"/>
          <table:table-cell table:style-name="ce17" office:value-type="string" calcext:value-type="string">
            <text:p>through here, through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aaj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ompletely undresse, takes off all of his/her cloth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taar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ompletely naked, has taken of all of his/her cloth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vianngu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ith all his/her m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viat</text:p>
          </table:table-cell>
          <table:table-cell table:style-name="ce1"/>
          <table:table-cell table:style-name="ce17" office:value-type="string" calcext:value-type="string">
            <text:p>with all his/her m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aviat </text:p>
          </table:table-cell>
          <table:table-cell table:style-name="ce1"/>
          <table:table-cell table:style-name="ce17" office:value-type="string" calcext:value-type="string">
            <text:p>all of it, the whole of it</text:p>
          </table:table-cell>
          <table:table-cell table:style-name="ce17" table:number-columns-repeated="2"/>
          <table:table-cell table:style-name="ce17" office:value-type="string" calcext:value-type="string">
            <text:p>grammar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mavimmik</text:p>
          </table:table-cell>
          <table:table-cell table:style-name="ce1"/>
          <table:table-cell table:style-name="ce17" office:value-type="string" calcext:value-type="string">
            <text:p>absolutely all of them</text:p>
          </table:table-cell>
          <table:table-cell table:style-name="ce17" table:number-columns-repeated="2"/>
          <table:table-cell table:style-name="ce17" office:value-type="string" calcext:value-type="string">
            <text:p>grammar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maviaarluni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with all his/her might, using all his/her streng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vi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using all his strength, making an effor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juit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emento, gift to remind one of a vis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majuitsuss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gives him/her a memento of a vis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majuitsussi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gives him/her a memento of a vis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maralu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ost and found</text:p>
          </table:table-cell>
          <table:table-cell table:style-name="ce17" office:value-type="string" calcext:value-type="string">
            <text:p>erneq tammaraluartoq</text:p>
          </table:table-cell>
          <table:table-cell table:style-name="ce17" office:value-type="string" calcext:value-type="string">
            <text:p>the prodigal son</text:p>
          </table:table-cell>
          <table:table-cell table:style-name="ce17"/>
          <table:table-cell table:style-name="ce17" office:value-type="string" calcext:value-type="string">
            <text:p>a son once lost/ also used about something lost but found again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mmarnaveeqq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ecurity, collateral, pledge that is pawn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rneq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erring, stray, errant, astray, wanderer</text:p>
          </table:table-cell>
          <table:table-cell table:style-name="ce17" table:number-columns-repeated="3"/>
          <table:table-cell table:style-name="ce17" office:value-type="string" calcext:value-type="string">
            <text:p>to be lost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mm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isappears, gets lo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has lost it, can not find it anyw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rtaj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oses his/her way, gets lo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rtakaj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oses his/her way, gets lo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rtitsisoq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the deceiver, seducer, seduce, deceiveth, seductive</text:p>
          </table:table-cell>
          <table:table-cell table:style-name="ce17" table:number-columns-repeated="2"/>
          <table:table-cell table:style-name="ce17" office:value-type="string" calcext:value-type="string">
            <text:p>also the serpent 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mm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ounc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iss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kips stones, skips (of a stone on water), makes ducks and drak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mi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knocks him/her away by pushing viloently with her/his should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mi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knocks him/her away by pushing viloently with her/his should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hecker game piec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oo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heckerboard, chess boar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oo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game of checkers, the playing of checker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hecker set (the board and piece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amping place, camp, campgrou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amping, is spending the night in a t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maav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can not find it, can suddenly not see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oras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electable strip of skin and fat <text:s/>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ora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a strip of skin to chew 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orrar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trouble chewing, does not chew we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u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hew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ugart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hews its cu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ugarto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umina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u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nacks on various things, grazes (of a person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8" office:value-type="string" calcext:value-type="string">
            <text:p>tamusseriartoqqu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invites him-her in for a bite to e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musseriartoqquaa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invites him-her in for a bite to e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uss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something to e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u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ite of food, mouthful of food, what one is chew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ana</text:p>
          </table:table-cell>
          <table:table-cell table:style-name="ce6"/>
          <table:table-cell table:style-name="ce17" office:value-type="string" calcext:value-type="string">
            <text:p>this way, through 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anga</text:p>
          </table:table-cell>
          <table:table-cell table:style-name="ce1"/>
          <table:table-cell table:style-name="ce17" office:value-type="string" calcext:value-type="string">
            <text:p>to 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ani</text:p>
          </table:table-cell>
          <table:table-cell table:style-name="ce1"/>
          <table:table-cell table:style-name="ce17" office:value-type="string" calcext:value-type="string">
            <text:p>here, in her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annga</text:p>
          </table:table-cell>
          <table:table-cell table:style-name="ce5"/>
          <table:table-cell table:style-name="ce17" office:value-type="string" calcext:value-type="string">
            <text:p>from 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anngaanniit</text:p>
          </table:table-cell>
          <table:table-cell table:style-name="ce5"/>
          <table:table-cell table:style-name="ce17" office:value-type="string" calcext:value-type="string">
            <text:p>from 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asa</text:p>
          </table:table-cell>
          <table:table-cell table:style-name="ce6"/>
          <table:table-cell table:style-name="ce17" office:value-type="string" calcext:value-type="string">
            <text:p>all of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maasa</text:p>
          </table:table-cell>
          <table:table-cell table:style-name="ce6"/>
          <table:table-cell table:style-name="ce17" office:value-type="string" calcext:value-type="string">
            <text:p>all of them</text:p>
          </table:table-cell>
          <table:table-cell table:style-name="ce17" office:value-type="string" calcext:value-type="string">
            <text:p>atit tamaasa</text:p>
          </table:table-cell>
          <table:table-cell table:style-name="ce17" office:value-type="string" calcext:value-type="string">
            <text:p>full nam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maat</text:p>
          </table:table-cell>
          <table:table-cell table:style-name="ce6"/>
          <table:table-cell table:style-name="ce17" office:value-type="string" calcext:value-type="string">
            <text:p>all of it, the whole 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ert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warns him/her, forbids him/her to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ert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warns him/her, forbids him/her to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gaj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neez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gajors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ries to make himself/herself sneeze by putting womthin in the no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gajunng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to sneeze again and aga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gajussa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ooks like he is about to sneeze; looks both shy and proud at the same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geer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re's no more nutrition left in it, no food value lef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g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nutritional value, food valu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g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iece of blubber from <text:s/>a traditional "fatbag" (pooruseq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ge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acks power (of a voice, for example)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geqanngila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in; weak (of coffee, for exampl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geqartitsi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confirmation of baptis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giku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coffee grounds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gil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thing nutritious, something with food valu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anoints him king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n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lubricates it, lubricates it with something, coats it with grease, or the like, greas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i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lubricates something, coats something with grease, greases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ip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lubricates it, lubricates it with something, coats it with grease, greas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ippaa <text:s/>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anoints him king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nit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thing that has been greas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it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anointed 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k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ank, container for liqui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kileri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as station attenda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n telling time, the position of the big hand is given in terms of numbers from one to eleven followed by -nngorpoq "it has become" to indicated intervals of five minutes</text:p>
          </table:table-cell>
          <table:table-cell table:style-name="ce18" office:value-type="string" calcext:value-type="string">
            <text:p>pingasunut tanneq aqqaninngorpoq, pingasunut tanneq ataasinngorpoq, pingasunut tanneq pingasunngorpoq, pingasunut tanneq qulaaluanngorpoq</text:p>
          </table:table-cell>
          <table:table-cell table:style-name="ce17"/>
          <table:table-cell table:style-name="ce17" office:value-type="string" calcext:value-type="string">
            <text:p>should there be a single entry where terminology of time telling is explained? if so, under which term, e.g. nalunaaqutaq</text:p>
          </table:table-cell>
          <table:table-cell table:style-name="ce17" office:value-type="string" calcext:value-type="string">
            <text:p>used to describe the big hand on the clock and which number it is on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ann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big hand on the clo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nn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longer one, the longest 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nermoor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raw lo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nng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puts on a big smile, looks proud</text:p>
          </table:table-cell>
          <table:table-cell table:style-name="ce17"/>
          <table:table-cell table:style-name="ce21" office:value-type="string" calcext:value-type="string">
            <text:p>when someone feels good about oneself, feeling proud/self-satisfaction, putting on a big smile, while yet being shy, humbl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p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irty, is filth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ance, danc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anc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ubsidy, addition, supplement, stipe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e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adds something to it, subsidiz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erserpaa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supports him/her in some endeavor, gives him/her a stipe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ersiilluni tuniss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ontribution, charitable gifts</text:p>
          </table:table-cell>
          <table:table-cell table:style-name="ce17" table:number-columns-repeated="2"/>
          <table:table-cell table:style-name="ce16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persii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upport, supplement, grant, stipend </text:p>
          </table:table-cell>
          <table:table-cell table:style-name="ce17" table:number-columns-repeated="2"/>
          <table:table-cell table:style-name="ce16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5" office:value-type="string" calcext:value-type="string">
            <text:p>tapers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upports him/her in some endeavor, gives him/her a stipend</text:p>
          </table:table-cell>
          <table:table-cell table:style-name="ce17" table:number-columns-repeated="2"/>
          <table:table-cell table:style-name="ce16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pertalerii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re in two layers (e.g. pieces of cloth)</text:p>
          </table:table-cell>
          <table:table-cell table:style-name="ce17" table:number-columns-repeated="2"/>
          <table:table-cell table:style-name="ce16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5" office:value-type="string" calcext:value-type="string">
            <text:p>tapert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one who helps to provide for the fami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ert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upplement, stipe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ertariipput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upplements, complement, supplement, complementa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iiss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inancial support, assista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iissuteqart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ssistance</text:p>
          </table:table-cell>
          <table:table-cell table:style-name="ce17" office:value-type="string" calcext:value-type="string">
            <text:p>ineqarnermut tapiissuteqartarneq</text:p>
          </table:table-cell>
          <table:table-cell table:style-name="ce17" office:value-type="string" calcext:value-type="string">
            <text:p>housing assistanc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piissut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support</text:p>
          </table:table-cell>
          <table:table-cell table:style-name="ce17" office:value-type="string" calcext:value-type="string">
            <text:p>aningaasatigut tapiissutit</text:p>
          </table:table-cell>
          <table:table-cell table:style-name="ce17" office:value-type="string" calcext:value-type="string">
            <text:p>financial suppor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p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adds something to it, subsidiz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penetrable by wind or rain (of clothing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innaa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waterproof, is windproof (of clothing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apippai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hits them with a single shot, hit them with a single st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ipp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water penetrates chothe(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is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onus pay, extra p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italerii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oubled, is in two layers (e.g.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apit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hits them with a single shot, hit them with a single st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panna </text:p>
          </table:table-cell>
          <table:table-cell table:style-name="ce1"/>
          <table:table-cell table:style-name="ce20" office:value-type="string" calcext:value-type="string">
            <text:p>high up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panna </text:p>
          </table:table-cell>
          <table:table-cell table:style-name="ce1"/>
          <table:table-cell table:style-name="ce20" office:value-type="string" calcext:value-type="string">
            <text:p>in the ea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assuma</text:p>
          </table:table-cell>
          <table:table-cell table:style-name="ce1"/>
          <table:table-cell table:style-name="ce17" office:value-type="string" calcext:value-type="string">
            <text:p>the one/ something up there</text:p>
          </table:table-cell>
          <table:table-cell table:style-name="ce17" office:value-type="string" calcext:value-type="string">
            <text:p>tappassuma aputaa</text:p>
          </table:table-cell>
          <table:table-cell table:style-name="ce20" office:value-type="string" calcext:value-type="string">
            <text:p>the snow high up ther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ppava </text:p>
          </table:table-cell>
          <table:table-cell table:style-name="ce1"/>
          <table:table-cell table:style-name="ce17" office:value-type="string" calcext:value-type="string">
            <text:p>there in the ea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pava </text:p>
          </table:table-cell>
          <table:table-cell table:style-name="ce1"/>
          <table:table-cell table:style-name="ce17" office:value-type="string" calcext:value-type="string">
            <text:p>way up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pavani </text:p>
          </table:table-cell>
          <table:table-cell table:style-name="ce1"/>
          <table:table-cell table:style-name="ce17" office:value-type="string" calcext:value-type="string">
            <text:p>in the ea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pavani </text:p>
          </table:table-cell>
          <table:table-cell table:style-name="ce1"/>
          <table:table-cell table:style-name="ce17" office:value-type="string" calcext:value-type="string">
            <text:p>up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avuuna</text:p>
          </table:table-cell>
          <table:table-cell table:style-name="ce1"/>
          <table:table-cell table:style-name="ce17" office:value-type="string" calcext:value-type="string">
            <text:p>via high up there</text:p>
          </table:table-cell>
          <table:table-cell table:style-name="ce18" office:value-type="string" calcext:value-type="string">
            <text:p>tappavuuna ingerlavoq, tappavuuna nuivoq</text:p>
          </table:table-cell>
          <table:table-cell table:style-name="ce17" office:value-type="string" calcext:value-type="string">
            <text:p>goes to the east, goes high up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ppiill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overlooks something, fails to notice something</text:p>
          </table:table-cell>
          <table:table-cell table:style-name="ce17"/>
          <table:table-cell table:style-name="ce21" office:value-type="string" calcext:value-type="string">
            <text:p>right sense of overs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ppiippoq </text:p>
          </table:table-cell>
          <table:table-cell table:style-name="ce5" office:value-type="string" calcext:value-type="string">
            <text:p>Oqaluut susaatsoq </text:p>
          </table:table-cell>
          <table:table-cell table:style-name="ce17" office:value-type="string" calcext:value-type="string">
            <text:p>sees poorly, is bl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it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blind person or anim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ka</text:p>
          </table:table-cell>
          <table:table-cell table:style-name="ce1"/>
          <table:table-cell table:style-name="ce17" office:value-type="string" calcext:value-type="string">
            <text:p>there higher 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kani</text:p>
          </table:table-cell>
          <table:table-cell table:style-name="ce1"/>
          <table:table-cell table:style-name="ce17" office:value-type="string" calcext:value-type="string">
            <text:p>up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kanng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re is a wind from the east, an easterly wind is blow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kuj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weak eyes, has poor eyesight, is visually impair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kunga</text:p>
          </table:table-cell>
          <table:table-cell table:style-name="ce1"/>
          <table:table-cell table:style-name="ce20" office:value-type="string" calcext:value-type="string">
            <text:p>up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kuuna</text:p>
          </table:table-cell>
          <table:table-cell table:style-name="ce1"/>
          <table:table-cell table:style-name="ce4" office:value-type="string" calcext:value-type="string">
            <text:p>via up there</text:p>
          </table:table-cell>
          <table:table-cell table:style-name="ce17" office:value-type="string" calcext:value-type="string">
            <text:p>tappikuuna tarrippoq</text:p>
          </table:table-cell>
          <table:table-cell table:style-name="ce17" office:value-type="string" calcext:value-type="string">
            <text:p>disappeared up ther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pping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oes bl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nnga</text:p>
          </table:table-cell>
          <table:table-cell table:style-name="ce1"/>
          <table:table-cell table:style-name="ce17" office:value-type="string" calcext:value-type="string">
            <text:p>it up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orannartu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microbes (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sharp eyes, has good vis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ppi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upil of the ey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up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takes it along with something else</text:p>
          </table:table-cell>
          <table:table-cell table:style-name="ce17"/>
          <table:table-cell table:style-name="ce18" office:value-type="string" calcext:value-type="string">
            <text:p>does the same to it as to something else, takes it along with something else is same meaning as adds i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pus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takes it along with something else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putartu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confuse it with something e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putartu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confuse it with something e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aleqis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utterf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all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ater and ice-filled depression In the i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amm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alls into the water with a plo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amm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earded seal, Erignathus barbatu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amoria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guess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amori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guess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amo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hits it in the dark, shoots something without seeing it</text:p>
          </table:table-cell>
          <table:table-cell table:style-name="ce17" table:number-columns-repeated="3"/>
          <table:table-cell table:style-name="ce17" office:value-type="string" calcext:value-type="string">
            <text:p>hits it just by estimating/guessing/sensing in the dark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aqamu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hits it in the dark, shoots something without seeing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amut</text:p>
          </table:table-cell>
          <table:table-cell table:style-name="ce7" office:value-type="string" calcext:value-type="string">
            <text:p>taggit</text:p>
          </table:table-cell>
          <table:table-cell table:style-name="ce18" office:value-type="string" calcext:value-type="string">
            <text:p>by guesswork, as a shot in the dark, at a rough calculation</text:p>
          </table:table-cell>
          <table:table-cell table:style-name="ce17"/>
          <table:table-cell table:style-name="ce18" office:value-type="string" calcext:value-type="string">
            <text:p>out in the blue, in the blind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qamut iseq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just had a gut feeling</text:p>
          </table:table-cell>
          <table:table-cell table:style-name="ce17" table:number-columns-repeated="3"/>
          <table:table-cell table:style-name="ce17" office:value-type="string" calcext:value-type="string">
            <text:p>guesses right, senses right, he/she has a sixth sense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q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vein, artery, blood vesse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aq tilleqanngit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ve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aq tille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rte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arsio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draws his/her bloo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arsi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draws his/her bloo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assigaa</text:p>
          </table:table-cell>
          <table:table-cell table:style-name="ce7" office:value-type="string" calcext:value-type="string">
            <text:p>Oqaluut susaatsoq</text:p>
          </table:table-cell>
          <table:table-cell table:style-name="ce17" office:value-type="string" calcext:value-type="string">
            <text:p>finds it disgusting, is disgusted by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im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hy, is co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i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its on the ground and makes itself small to hide</text:p>
          </table:table-cell>
          <table:table-cell table:style-name="ce17"/>
          <table:table-cell table:style-name="ce18" office:value-type="string" calcext:value-type="string">
            <text:p>lie, lie down (uses to birds)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q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eels embarrassed, feels sha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presses itself down to seem sma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iss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neaks 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isso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sneaks up on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qakku(a)</text:p>
          </table:table-cell>
          <table:table-cell table:style-name="ce1"/>
          <table:table-cell table:style-name="ce18" office:value-type="string" calcext:value-type="string">
            <text:p>in the south</text:p>
          </table:table-cell>
          <table:table-cell table:style-name="ce17"/>
          <table:table-cell table:style-name="ce18" office:value-type="string" calcext:value-type="string">
            <text:p>use to pionting something that are in the south, like 1) yelling from inside the house and yelling from the next door; 2) people from the outside says we must get out; 3) from the south they have come to visit us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qqakku(a) </text:p>
          </table:table-cell>
          <table:table-cell table:style-name="ce1"/>
          <table:table-cell table:style-name="ce17" office:value-type="string" calcext:value-type="string">
            <text:p>those inside the house (when speaker is outside), those in the next room</text:p>
          </table:table-cell>
          <table:table-cell table:style-name="ce17"/>
          <table:table-cell table:style-name="ce21" office:value-type="string" calcext:value-type="string">
            <text:p>those on the other side of a wall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qqakku(a) </text:p>
          </table:table-cell>
          <table:table-cell table:style-name="ce1"/>
          <table:table-cell table:style-name="ce17" office:value-type="string" calcext:value-type="string">
            <text:p>those outside (when speaker is inside)</text:p>
          </table:table-cell>
          <table:table-cell table:style-name="ce17"/>
          <table:table-cell table:style-name="ce21" office:value-type="string" calcext:value-type="string">
            <text:p>those on the other side of a wall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aqqama </text:p>
          </table:table-cell>
          <table:table-cell table:style-name="ce1"/>
          <table:table-cell table:style-name="ce17" office:value-type="string" calcext:value-type="string">
            <text:p>inside the house (when speaker is outside), in the next roo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qama </text:p>
          </table:table-cell>
          <table:table-cell table:style-name="ce1"/>
          <table:table-cell table:style-name="ce17" office:value-type="string" calcext:value-type="string">
            <text:p>outside the house (when speaker is insid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qamik milittoorneq</text:p>
          </table:table-cell>
          <table:table-cell table:style-name="ce6"/>
          <table:table-cell table:style-name="ce17" office:value-type="string" calcext:value-type="string">
            <text:p>blood clot, thrombosi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qanna</text:p>
          </table:table-cell>
          <table:table-cell table:style-name="ce1"/>
          <table:table-cell table:style-name="ce17" office:value-type="string" calcext:value-type="string">
            <text:p>the one in the sou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qanna </text:p>
          </table:table-cell>
          <table:table-cell table:style-name="ce1"/>
          <table:table-cell table:style-name="ce17" office:value-type="string" calcext:value-type="string">
            <text:p>he/him/she/her/it outside of the hous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qanna </text:p>
          </table:table-cell>
          <table:table-cell table:style-name="ce1"/>
          <table:table-cell table:style-name="ce17" office:value-type="string" calcext:value-type="string">
            <text:p>the one inside the house (when speaker is outside), the one inside the house (when speaker is outside), in the next room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q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ross strap on deck of kayak used for holding things down</text:p>
          </table:table-cell>
          <table:table-cell table:style-name="ce17"/>
          <table:table-cell table:style-name="ce18" office:value-type="string" calcext:value-type="string">
            <text:p>cross trap (on top of kayak)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qqarmi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kayak knife held under the cross stra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qava</text:p>
          </table:table-cell>
          <table:table-cell table:style-name="ce1"/>
          <table:table-cell table:style-name="ce17" office:value-type="string" calcext:value-type="string">
            <text:p>there in the sou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qavani</text:p>
          </table:table-cell>
          <table:table-cell table:style-name="ce1"/>
          <table:table-cell table:style-name="ce17" office:value-type="string" calcext:value-type="string">
            <text:p>in the sou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qisso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adjusts the wick of a lighted seal oil lam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qissu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adjusts the wick of a lighted seal oil lam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qiss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in for adjusting the wick of a seal oil lam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rovisions for a tri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u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unchbox, provisions box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ussa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provisions for a trip, lunch box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uss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akes food along, takes supplies for the tri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ussi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lets him/her have provisions, provides him/her with provisio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qussippaa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lets him/her have provisions, provides him/her with provisio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qussiu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takes it along for provisio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aj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lt water, sea water, bri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ajornippoq </text:p>
          </table:table-cell>
          <table:table-cell table:style-name="ce5" office:value-type="string" calcext:value-type="string">
            <text:p>Oqaluut susaatsoq (Taggit)</text:p>
          </table:table-cell>
          <table:table-cell table:style-name="ce17" office:value-type="string" calcext:value-type="string">
            <text:p>tastes sal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aj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etches seawater for cook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ajorterivik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salting (salt) hou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ajorte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alt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ajorter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salt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ajortig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lted food,food preserved by sal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ajuusiv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ltshak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aluttuaq!</text:p>
          </table:table-cell>
          <table:table-cell table:style-name="ce1"/>
          <table:table-cell table:style-name="ce17" office:value-type="string" calcext:value-type="string">
            <text:p>The you'll se! Just wait and see! Wait till you see this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atse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adds salt to it, sprinkles it with sal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atsi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adds salt to it, sprinkles it with sal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atsu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sal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fiinn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lacker, lazybones, layab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f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ands around idly, lazes arou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iinn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too sal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ul, psyche, m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g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puts on lotion, salve, or the like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ng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smears it with grease, oil, or the like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ngussivoq</text:p>
          </table:table-cell>
          <table:table-cell table:style-name="ce5" office:value-type="string" calcext:value-type="string">
            <text:p>Oqaluut susaasalik</text:p>
          </table:table-cell>
          <table:table-cell table:style-name="ce20" office:value-type="string" calcext:value-type="string">
            <text:p>lubricat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ng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mears it with grease, oil, or the like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g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intment, salve, cream, gre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ikkut</text:p>
          </table:table-cell>
          <table:table-cell table:style-name="ce5"/>
          <table:table-cell table:style-name="ce17" office:value-type="string" calcext:value-type="string">
            <text:p>mental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ikkut napparsimasoq</text:p>
          </table:table-cell>
          <table:table-cell table:style-name="ce7"/>
          <table:table-cell table:style-name="ce17" office:value-type="string" calcext:value-type="string">
            <text:p>mentally i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ninge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robs him of his soul, steals his sou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ning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robs him of his soul, steals his sou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ip nalunngissusia</text:p>
          </table:table-cell>
          <table:table-cell table:style-name="ce1"/>
          <table:table-cell table:style-name="ce17" office:value-type="string" calcext:value-type="string">
            <text:p>conscienc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ip nappaataanut nakorsaq</text:p>
          </table:table-cell>
          <table:table-cell table:style-name="ce5"/>
          <table:table-cell table:style-name="ce17" office:value-type="string" calcext:value-type="string">
            <text:p>psychiatris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ip pissusiinik ilisimatooq</text:p>
          </table:table-cell>
          <table:table-cell table:style-name="ce5"/>
          <table:table-cell table:style-name="ce17" office:value-type="string" calcext:value-type="string">
            <text:p>psychologis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puts on lotion, salve, or the like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nuppaa </text:p>
          </table:table-cell>
          <table:table-cell table:style-name="ce5" office:value-type="string" calcext:value-type="string">
            <text:p>Oqaluut susalik </text:p>
          </table:table-cell>
          <table:table-cell table:style-name="ce20" office:value-type="string" calcext:value-type="string">
            <text:p>lubricat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n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mears it with grease, ointment, or the like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orp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is depleted, drain, exhausted, exhaustion, discharged, emaciat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pa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funnel shap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p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wider (of an opening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p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preads his/her nostrils in an incipient smi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ajarsu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beings from Greenlandic legen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ajarsuk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creature from greenlandic folklore</text:p>
          </table:table-cell>
          <table:table-cell table:style-name="ce17"/>
          <table:table-cell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rraj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is twilight, it is half l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aleqis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ay, stingray, member of the sub-order Myliobatoidei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ali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eflected in the wa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an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eflected in the water; casts a shadow</text:p>
          </table:table-cell>
          <table:table-cell table:style-name="ce17" table:number-columns-repeated="2"/>
          <table:table-cell table:style-name="ce18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rr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hadow, shadow image, reflection in a mirr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aqqutsiv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do something secretly, smuggling, sly</text:p>
          </table:table-cell>
          <table:table-cell table:style-name="ce20"/>
          <table:table-cell/>
          <table:table-cell table:style-name="ce17"/>
          <table:table-cell table:style-name="ce17" office:value-type="string" calcext:value-type="string">
            <text:p>does it surreptiously/in secret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rr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eflected in a mirr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ars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irr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isappears behind something</text:p>
          </table:table-cell>
          <table:table-cell table:style-name="ce17" table:number-columns-repeated="24"/>
          <table:table-cell table:style-name="ce18" table:number-columns-repeated="997"/>
        </table:table-row>
        <table:table-row table:style-name="ro1">
          <table:table-cell table:style-name="ce5" office:value-type="string" calcext:value-type="string">
            <text:p>tarr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isappear</text:p>
          </table:table-cell>
          <table:table-cell table:style-name="ce17" office:value-type="string" calcext:value-type="string">
            <text:p>seqineq tarrippoq</text:p>
          </table:table-cell>
          <table:table-cell table:style-name="ce17" office:value-type="string" calcext:value-type="string">
            <text:p>the sun is going down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rrippaa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cannot see it anymore because it has gone behind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rippaa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cannot see it anymore because it has gone behind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isim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hidden behind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up ataani</text:p>
          </table:table-cell>
          <table:table-cell table:style-name="ce1"/>
          <table:table-cell table:style-name="ce17" office:value-type="string" calcext:value-type="string">
            <text:p>in the dar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u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it got dark while he/she was still ...; darkness fell before he/she ...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r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frighened away (of a fish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siallaannaq</text:p>
          </table:table-cell>
          <table:table-cell table:style-name="ce6"/>
          <table:table-cell table:style-name="ce17" office:value-type="string" calcext:value-type="string">
            <text:p>very speedy, extremely fa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sialuttuinn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ushes off at lightning spe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siinnaq</text:p>
          </table:table-cell>
          <table:table-cell table:style-name="ce6"/>
          <table:table-cell table:style-name="ce17" office:value-type="string" calcext:value-type="string">
            <text:p>very speedy, extremely fa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toqut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kidney f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tu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kidne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tulun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nephritis, inflammation of the kidne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tun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umbar region, small of the ba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rtun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side of a boat, topsid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rtutuuttu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the Seven Sisters, the Pleiades</text:p>
          </table:table-cell>
          <table:table-cell table:style-name="ce17" table:number-columns-repeated="3"/>
          <table:table-cell table:style-name="ce17" office:value-type="string" calcext:value-type="string">
            <text:p>a star constellation Pleiades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ru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wated away, enfeebl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ama </text:p>
          </table:table-cell>
          <table:table-cell table:style-name="ce1"/>
          <table:table-cell table:style-name="ce17" office:value-type="string" calcext:value-type="string">
            <text:p>down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ama </text:p>
          </table:table-cell>
          <table:table-cell table:style-name="ce1"/>
          <table:table-cell table:style-name="ce17" office:value-type="string" calcext:value-type="string">
            <text:p>there toward the we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anna </text:p>
          </table:table-cell>
          <table:table-cell table:style-name="ce1"/>
          <table:table-cell table:style-name="ce17" office:value-type="string" calcext:value-type="string">
            <text:p>the one down <text:s/>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anna </text:p>
          </table:table-cell>
          <table:table-cell table:style-name="ce1"/>
          <table:table-cell table:style-name="ce17" office:value-type="string" calcext:value-type="string">
            <text:p>the one there in the we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assuma</text:p>
          </table:table-cell>
          <table:table-cell table:style-name="ce1"/>
          <table:table-cell table:style-name="ce17" office:value-type="string" calcext:value-type="string">
            <text:p>the one down there</text:p>
          </table:table-cell>
          <table:table-cell table:style-name="ce17" office:value-type="string" calcext:value-type="string">
            <text:p>tasassuma suaarpaanga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s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ak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eralik</text:p>
          </table:table-cell>
          <table:table-cell table:style-name="ce5" office:value-type="string" calcext:value-type="string">
            <text:p>Proprium/egennavn</text:p>
          </table:table-cell>
          <table:table-cell table:style-name="ce17" office:value-type="string" calcext:value-type="string">
            <text:p>Taseralik</text:p>
          </table:table-cell>
          <table:table-cell table:style-name="ce17" table:number-columns-repeated="2"/>
          <table:table-cell table:style-name="ce20" office:value-type="string" calcext:value-type="string">
            <text:p>place name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ser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uddle, rain pudd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ermi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eog. fjord in the Kualleq district of South Greenl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ers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eog. lake in central West Greenland between Sisimiut and Kangerlussuaq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eog. town in Southeast Greenland formerly called Ammassali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andgrip on a Greenland kayak padd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il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eog. town in Southeast Greenland formerly called Ammassali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i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stretches it 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kum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the dog on a leas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nngort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lagoon; widening in a river that forms a lake, a pool on the shore, left at low wa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walks hand in hand with someone, walks along holding hands with some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o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walks hand in hand with him/her, walks along holding hands with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retches it out, extend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ip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stretches it out, extend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s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lastic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issi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akes him/her by the hand and walks 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8" office:value-type="string" calcext:value-type="string">
            <text:p>tasissi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akes him/her by the hand and walks 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su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elastic, stretch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itsa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treats a hide with a skin scraper, stretches the hisde with by scraping it with a skin scrap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it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stretches it out, extend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itsaar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treats a hide with a skin scraper, stretches the hisde with by scraping it with a skin scrap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ts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kin scraper for softening h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u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bay with a narrow outl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iu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ettlement in the Kujalleq district of Southern Greenl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iv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stretches it 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sa </text:p>
          </table:table-cell>
          <table:table-cell table:style-name="ce1"/>
          <table:table-cell table:style-name="ce17" office:value-type="string" calcext:value-type="string">
            <text:p>that is, in other words, namely, s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sa! </text:p>
          </table:table-cell>
          <table:table-cell table:style-name="ce1"/>
          <table:table-cell table:style-name="ce17" office:value-type="string" calcext:value-type="string">
            <text:p>OK, that's enough; <text:s/>"When!"</text:p>
          </table:table-cell>
          <table:table-cell table:style-name="ce17" table:number-columns-repeated="3"/>
          <table:table-cell table:style-name="ce17" office:value-type="string" calcext:value-type="string">
            <text:p>thats enough! Stop! No more!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ssami</text:p>
          </table:table-cell>
          <table:table-cell table:style-name="ce1"/>
          <table:table-cell table:style-name="ce17" office:value-type="string" calcext:value-type="string">
            <text:p>indeed, in any c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ni</text:p>
          </table:table-cell>
          <table:table-cell table:style-name="ce1"/>
          <table:table-cell table:style-name="ce17" office:value-type="string" calcext:value-type="string">
            <text:p>in there, at that place,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nnga</text:p>
          </table:table-cell>
          <table:table-cell table:style-name="ce1"/>
          <table:table-cell table:style-name="ce17" office:value-type="string" calcext:value-type="string">
            <text:p>from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nngaannaq</text:p>
          </table:table-cell>
          <table:table-cell table:style-name="ce1"/>
          <table:table-cell table:style-name="ce17" office:value-type="string" calcext:value-type="string">
            <text:p>suddenly, all of a sudd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qa</text:p>
          </table:table-cell>
          <table:table-cell table:style-name="ce1"/>
          <table:table-cell table:style-name="ce17" office:value-type="string" calcext:value-type="string">
            <text:p>I doubt it, I don't think so, probably no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taava</text:p>
          </table:table-cell>
          <table:table-cell table:style-name="ce1"/>
          <table:table-cell table:style-name="ce17" office:value-type="string" calcext:value-type="string">
            <text:p>a moment ag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taavannguaq</text:p>
          </table:table-cell>
          <table:table-cell table:style-name="ce1"/>
          <table:table-cell table:style-name="ce17" office:value-type="string" calcext:value-type="string">
            <text:p>just an instant ag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taavaannaq</text:p>
          </table:table-cell>
          <table:table-cell table:style-name="ce1"/>
          <table:table-cell table:style-name="ce17" office:value-type="string" calcext:value-type="string">
            <text:p>just a moment ag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ibbon, band (e.g. headban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s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ies a ribbon around <text:s/>it, puts a rubber band around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ibbon, band (e.g. headban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ssip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ties a ribbon around <text:s/>it, puts a rubber band around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unga</text:p>
          </table:table-cell>
          <table:table-cell table:style-name="ce1"/>
          <table:table-cell table:style-name="ce17" office:value-type="string" calcext:value-type="string">
            <text:p>to there, at that pl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uugu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in a bit, <text:s/>short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uuguinnaq</text:p>
          </table:table-cell>
          <table:table-cell table:style-name="ce6"/>
          <table:table-cell table:style-name="ce17" office:value-type="string" calcext:value-type="string">
            <text:p>in a very short time, very so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uugunngortoq</text:p>
          </table:table-cell>
          <table:table-cell table:style-name="ce7"/>
          <table:table-cell table:style-name="ce17" office:value-type="string" calcext:value-type="string">
            <text:p>after a little whi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uuna</text:p>
          </table:table-cell>
          <table:table-cell table:style-name="ce1"/>
          <table:table-cell table:style-name="ce17" office:value-type="string" calcext:value-type="string">
            <text:p>that way, through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 beach is inundated with waves from the capsize of an iceber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ss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at's him/her/it, precisely, exact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amippoq</text:p>
          </table:table-cell>
          <table:table-cell table:style-name="ce5" office:value-type="string" calcext:value-type="string">
            <text:p>Oqaluut susaatsoq</text:p>
          </table:table-cell>
          <table:table-cell table:style-name="ce21" office:value-type="string" calcext:value-type="string">
            <text:p>is terribly frightened, is dying of fright/horrifi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igalugu anngiiarfigaa</text:p>
          </table:table-cell>
          <table:table-cell table:style-name="ce1"/>
          <table:table-cell table:style-name="ce17" office:value-type="string" calcext:value-type="string">
            <text:p>confides in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igi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elaible, can be depended on, inspires confide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iginninngin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istrust, distru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iginnippoq</text:p>
          </table:table-cell>
          <table:table-cell table:style-name="ce5" office:value-type="string" calcext:value-type="string">
            <text:p>Oqaluut susaasalik</text:p>
          </table:table-cell>
          <table:table-cell table:style-name="ce17" office:value-type="string" calcext:value-type="string">
            <text:p>is trus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iginnipp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rusts him/her, has confidence in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igisass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eliable, is dependab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ig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rusts him/her, has confidence in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ikippoq </text:p>
          </table:table-cell>
          <table:table-cell table:style-name="ce5" office:value-type="string" calcext:value-type="string">
            <text:p>Oqaluut susaatsoq</text:p>
          </table:table-cell>
          <table:table-cell table:style-name="ce16" office:value-type="string" calcext:value-type="string">
            <text:p>lacks self confidence, is timid</text:p>
          </table:table-cell>
          <table:table-cell table:style-name="ce20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tineq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hindered, is pushed as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isivoq</text:p>
          </table:table-cell>
          <table:table-cell table:style-name="ce8" office:value-type="string" calcext:value-type="string">
            <text:p>Oqaluut susaasalik</text:p>
          </table:table-cell>
          <table:table-cell table:style-name="ce18" office:value-type="string" calcext:value-type="string">
            <text:p>pervents him/her/it from going forward, pushes him/her/it as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ittorpoq</text:p>
          </table:table-cell>
          <table:table-cell table:style-name="ce5" office:value-type="string" calcext:value-type="string">
            <text:p>Oqaluut susaatsoq</text:p>
          </table:table-cell>
          <table:table-cell table:style-name="ce21" office:value-type="string" calcext:value-type="string">
            <text:p>is no longer afraid, gets courage back</text:p>
          </table:table-cell>
          <table:table-cell table:style-name="ce20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tit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elf confident, has faith in himsel/hersel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iv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pervents him/her/it from going forward, pushes him/her/it as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ta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ish sca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tat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renadier fish, Coryphaenoides brevibarbi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toq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tuck, is jammed into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toqippoq 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overfilled, overcrowded</text:p>
          </table:table-cell>
          <table:table-cell table:style-name="ce17" table:number-columns-repeated="3"/>
          <table:table-cell table:style-name="ce17" office:value-type="string" calcext:value-type="string">
            <text:p>is completely full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ttoqippaa</text:p>
          </table:table-cell>
          <table:table-cell table:style-name="ce5" office:value-type="string" calcext:value-type="string">
            <text:p>Oqaluut susalik (oqaluut susaasalik)</text:p>
          </table:table-cell>
          <table:table-cell table:style-name="ce17" office:value-type="string" calcext:value-type="string">
            <text:p>completely fills the sp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toqi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pushes himself/herself/itself throug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toqi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gotten stuck in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toq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ed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toqutaag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just fills something, is in the way, is just in the way, takes up space, it just fills the space</text:p>
          </table:table-cell>
          <table:table-cell table:style-name="ce20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ttorliuu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y are crowded together, they packed like sardin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torpaa</text:p>
          </table:table-cell>
          <table:table-cell table:style-name="ce5" office:value-type="string" calcext:value-type="string">
            <text:p>Oqaluut susalik (oqaluut susaasalik)</text:p>
          </table:table-cell>
          <table:table-cell table:style-name="ce17" office:value-type="string" calcext:value-type="string">
            <text:p>can not fit in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tu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too big to fit there, is too crowded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taajar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scales a fis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taaj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cales a fis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ugumitse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drives a wedge in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ugumits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drives a wedge in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ug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ed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aa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is afraid of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aannaqa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frightening, is a gruesome s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taa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easily frighten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taats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ecomes tirribly frightened, is dying of fr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va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oesn't amount to any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va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disappeared; has been aw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axi, cab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x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akes a taxi, goes by cab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xart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ab driver, taxi dri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xartitsi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ab driver, taxi dri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b</text:p>
          </table:table-cell>
          <table:table-cell table:style-name="ce1"/>
          <table:table-cell table:style-name="ce17" office:value-type="string" calcext:value-type="string">
            <text:p>abbrev. TB, tuberculosi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eqil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giddy, is overjoy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kniker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chnician; mechanic; someone who masters the techniques of an art, sport, craft, etc.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knikk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chniqu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knikkikkut avatangiisinullu ingerlatsivik</text:p>
          </table:table-cell>
          <table:table-cell table:style-name="ce1"/>
          <table:table-cell table:style-name="ce17" office:value-type="string" calcext:value-type="string">
            <text:p>engineering and environmental administr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foneq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lephone exchang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fonerf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calls him/her up, makes a telephone call to him/her, gives him/her a ca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fon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makes a phne call, calls someone on the ph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fonert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lephone boo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fon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leph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fonikkut ataatsimiinneq</text:p>
          </table:table-cell>
          <table:table-cell table:style-name="ce1"/>
          <table:table-cell table:style-name="ce17" office:value-type="string" calcext:value-type="string">
            <text:p>conference call, telephone confere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fonikkut naalagiarneq</text:p>
          </table:table-cell>
          <table:table-cell table:style-name="ce1"/>
          <table:table-cell table:style-name="ce17" office:value-type="string" calcext:value-type="string">
            <text:p>telephone religious servi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fonileri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lephone install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grafis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legraph operator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elegramm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ends a telegra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legramm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legra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eqq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orner, ang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eqqor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square corners, is squa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eqqoris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ight angle, 90 degree ang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is emnbarrassed to call it by its right nam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ill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young bearded se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qakattarpoq</text:p>
          </table:table-cell>
          <table:table-cell table:style-name="ce5" office:value-type="string" calcext:value-type="string">
            <text:p>Oqaluut suaatsoq</text:p>
          </table:table-cell>
          <table:table-cell table:style-name="ce17" office:value-type="string" calcext:value-type="string">
            <text:p>is carried away by the wind, is blown aw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qal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wirls around in the ai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qarput</text:p>
          </table:table-cell>
          <table:table-cell table:style-name="ce5" office:value-type="string" calcext:value-type="string">
            <text:p>Oqaluut suaatsoq</text:p>
          </table:table-cell>
          <table:table-cell table:style-name="ce17" office:value-type="string" calcext:value-type="string">
            <text:p>fly away, blow aw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eqqial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cap, hat, peaked cap</text:p>
          </table:table-cell>
          <table:table-cell table:style-name="ce17" office:value-type="string" calcext:value-type="string">
            <text:p>nasaq teqqialik</text:p>
          </table:table-cell>
          <table:table-cell table:style-name="ce17" office:value-type="string" calcext:value-type="string">
            <text:p>brimmed cap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eqqi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wning, canopi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eqqi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rim of a cap, vis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qiinng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nowdrift that projects over the edge of a clif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qiss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hades his/her eyes with the h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qqaa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ake wing, take off (of a flock of bird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ianneern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ells fox skins, has fox skins for sa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iann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ox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ianniaq qaqort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hite fox, arctic fox in winter co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ianniaq qernert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lue fox, arctic fox in transitional coa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ianniar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ox cubs, fox kits, fox pup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erianniaas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ountain foxtail, Alopecurus alpinu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erianniaas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ountain timothy, Phleum alpinum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ou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iars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mall and th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lar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alm, is quiet, is safe and secure (of a living thing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l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seal that is calmly floating near the surface unaware of dan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erlinganee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urprises it, sneaks up behind (they prey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erlinganeer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surprises it, sneaks up behind (the prey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l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eels safe, is unaware of dan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erlisaa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urprises it, sneaks up behing it (the prey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erlisa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surprises it, sneaks up behind it (the prey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mometer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rmometer, fever thermome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rpentiin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urpentin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stamente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ill, last will, last will and testam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stamentil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writes a will, makes his/her wi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stamentitoq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Old Testam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estamentit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New Testam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hulekulturi</text:p>
          </table:table-cell>
          <table:table-cell table:style-name="ce1" office:value-type="string" calcext:value-type="string">
            <text:p>Taggit</text:p>
          </table:table-cell>
          <table:table-cell table:style-name="ce20" office:value-type="string" calcext:value-type="string">
            <text:p>Thule culture</text:p>
          </table:table-cell>
          <table:table-cell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hulemiu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person from the Thule distric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ff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oes further into the main roo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ff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moves further onto the beach, moves further inl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ff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moves it further up the beac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ffarte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moves them further up the beach in several trip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ffarterpai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moves them further up the beach in several trip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ffas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located further inl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ff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purts (of a boiling kettl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ff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moves it further up the beac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ga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n old male se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gal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ye bread, pumpernicke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gann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an off taste (of mea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gorlior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can't get a proper grip on it, can't quite get ahold of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gorlu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can't get a proper grip on it, can't quite get ahold of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gunneri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ce pieces that are frozen toge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gup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it happens that he takes it along with something els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guppaat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attack him, gang up on 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gussipput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attack him, gang up on 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gus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it happens that he takes it along with something els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ooqqarpai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picks them up one after the o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ooqqaa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raw straws to see who will give a present on Christmas Eve (eg. in a clas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ooqq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picks them up one after the o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oor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akes one thing after ano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oriarpaa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grasps a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oriaavoq</text:p>
          </table:table-cell>
          <table:table-cell table:style-name="ce9" office:value-type="string" calcext:value-type="string">
            <text:p>Oqaluut susaasalik</text:p>
          </table:table-cell>
          <table:table-cell table:style-name="ce18" office:value-type="string" calcext:value-type="string">
            <text:p>grasps a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oruloo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akes hold of him/he roughly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oruloo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akes hold of him/he roughly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ar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conquers, seiv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l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rip (f.ex. of a gun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lloqq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otholder, something to hold onto to protect the fingers </text:p>
          </table:table-cell>
          <table:table-cell table:style-name="ce17"/>
          <table:table-cell table:style-name="ce21" office:value-type="string" calcext:value-type="string">
            <text:p>protect from hea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igumasut</text:p>
          </table:table-cell>
          <table:table-cell table:style-name="ce5" office:value-type="string" calcext:value-type="string">
            <text:p>Taggit qasseersiut</text:p>
          </table:table-cell>
          <table:table-cell table:style-name="ce16" office:value-type="string" calcext:value-type="string">
            <text:p>bunch of something</text:p>
          </table:table-cell>
          <table:table-cell table:style-name="ce18" office:value-type="string" calcext:value-type="string">
            <text:p>paarnat tigumasut, viinnissat tigumasut</text:p>
          </table:table-cell>
          <table:table-cell table:style-name="ce17" office:value-type="string" calcext:value-type="string">
            <text:p>tight cluster of berries, bunch of grapes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guma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iser, skinfli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mat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heap, is stingy, is tight fisted. is greed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m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hat one is hlding in the h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miaq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one who has something in the h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m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holding something in his-her h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miup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carries it for him-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mius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carries it for him-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mmisaa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ug on eachother's clothing in order to get there first (e.g. in soccer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mmiv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andle (e.g. of a tool, a suitcase, etc.)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mmiv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holds it in the hand, grasps it firm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aptive, arreste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sarineq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arrested, is taken prison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sar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creases it (the sole of a sealskin boo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sisus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ecipient, person intended to receive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akes it, get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ssuk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prone to stealing, has sticky finger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ssa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an't be caught, is hard to get ahold o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saasima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ccupation (e.g. the Nazi occupation of Denmar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s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one tool for creasing the soles of sealskin boo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s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creases it (the sole of a sealskin boo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igutsip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takes something to 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tsisil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ird of prey, rapt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igutsis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takes something to 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tsit 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device for picking up things out of reach, grabb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tsit 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payment on an account (by purchas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akes it, get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guaa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onquer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gu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conquers, seiv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a (the prepared liqui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ar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hip handl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ger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i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ku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spent tea leaves, used tea leav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m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lass meeting, cla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nga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ustig, concupiscent, lus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horny, is concupiscent, is lus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nngar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ustig, concupiscent, lus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paqus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in high spirits, appears to be having a grea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por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a po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portip puu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a coz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horny. gets lustig, wants sex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tea leaves, tea bag (not yet use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to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up. teac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torfiup alli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uc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torfiup qalia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cup, the c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it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rinks tea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ndex fin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imb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eqqamm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seal that has arrived with the spring migr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eqqaarl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ood one gets upon arriv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ersu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speaks to him/her with a raised index fin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ersu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peaks to him/her with a raised index fin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er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ut-of-town gue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era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vis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era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goes visiting, has arrived for visi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eraarsa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invites him/her to come visit from elsew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eraars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invites him/her to come visit from elsew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eraart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has him/her as a guest, is subject's gue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eraat in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uest roo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kkuminaat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ard to get to, inaccessibl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ila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ard to get to, inaccessible </text:p>
          </table:table-cell>
          <table:table-cell table:style-name="ce17" office:value-type="string" calcext:value-type="string">
            <text:p>anori tikilavoq</text:p>
          </table:table-cell>
          <table:table-cell table:style-name="ce17" office:value-type="string" calcext:value-type="string">
            <text:p>it is gusty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ikilluaqqu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welcomes him wishes him welco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illuaqqu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welcomes him wishes him welco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lluarit!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Welcome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n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rriv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nneqarsinnaa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ccessib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nngi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died in a kayaking accid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arrived, has gotten here, has gotten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iserivoq</text:p>
          </table:table-cell>
          <table:table-cell table:style-name="ce7" office:value-type="string" calcext:value-type="string">
            <text:p>Oqaluut susaasalik</text:p>
          </table:table-cell>
          <table:table-cell table:style-name="ce20" office:value-type="string" calcext:value-type="string">
            <text:p>approaching it</text:p>
          </table:table-cell>
          <table:table-cell table:style-name="ce20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tikiserpaa </text:p>
          </table:table-cell>
          <table:table-cell table:style-name="ce7" office:value-type="string" calcext:value-type="string">
            <text:p>Oqaluut susalik </text:p>
          </table:table-cell>
          <table:table-cell table:style-name="ce20" office:value-type="string" calcext:value-type="string">
            <text:p>approaching it</text:p>
          </table:table-cell>
          <table:table-cell table:style-name="ce20"/>
          <table:table-cell table:style-name="ce17" table:number-columns-repeated="2"/>
          <table:table-cell table:style-name="ce17" office:value-type="string" calcext:value-type="string">
            <text:p>is nearing him/her/it.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ikis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ncrease suddenly (about wind)</text:p>
          </table:table-cell>
          <table:table-cell table:style-name="ce17" office:value-type="string" calcext:value-type="string">
            <text:p>anori tikisippoq</text:p>
          </table:table-cell>
          <table:table-cell table:style-name="ce17" office:value-type="string" calcext:value-type="string">
            <text:p>the wind has suddenly increased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kiui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place one never goes t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umisaartitsivoq</text:p>
          </table:table-cell>
          <table:table-cell table:style-name="ce7" office:value-type="string" calcext:value-type="string">
            <text:p>Oqaluut susaatsoq</text:p>
          </table:table-cell>
          <table:table-cell table:style-name="ce17" office:value-type="string" calcext:value-type="string">
            <text:p>starts to laugh upon remembering a funny experie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hows up, turns 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i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comes with it, brings it alo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i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comes with it, brings it alo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ussor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how up in large numbers, congregat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ius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ommon harebell, Campanula gieseckiana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ka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ts smell, the smell of it</text:p>
          </table:table-cell>
          <table:table-cell table:style-name="ce17" table:number-columns-repeated="2"/>
          <table:table-cell table:style-name="ce17" office:value-type="string" calcext:value-type="string">
            <text:p>nagg tipi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ikk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started to bristle; is starting to stick up (of hair, for ex.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kua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points a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kuart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oin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ku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ristles; is sticking up (of hair, for ex.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kuuppaa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lifts it up and holds it out to show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kuup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shows him something by poin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ku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lifts it up and holds it out to show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ku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hows him something by poin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k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and of a clock, needle that points to weight on a sca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kku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points a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aagull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inke whale, Balaenoptera acutorostrata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aagullius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in whale, Balaenoptera physalu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aagulliusaarn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ei whale, <text:s/>Balaenoptera boreali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kaag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inger rest (on a harpoon or spear shaf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i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est frie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eer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/she no pu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u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lleqanngit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ave no pulse (about vein)</text:p>
          </table:table-cell>
          <table:table-cell table:style-name="ce17" office:value-type="string" calcext:value-type="string">
            <text:p>taqaq tilleqanngitsoq</text:p>
          </table:table-cell>
          <table:table-cell table:style-name="ce20" office:value-type="string" calcext:value-type="string">
            <text:p>vein (as oppsed to artery) vein has no puls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lle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he pules beats, the heart bea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llersio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takes his/her pu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llersi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takes his/her pu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illertoq</text:p>
          </table:table-cell>
          <table:table-cell table:style-name="ce5" office:value-type="string" calcext:value-type="string">
            <text:p>Taggit</text:p>
          </table:table-cell>
          <table:table-cell table:style-name="ce4" office:value-type="string" calcext:value-type="string">
            <text:p>artery</text:p>
          </table:table-cell>
          <table:table-cell table:style-name="ce17" office:value-type="string" calcext:value-type="string">
            <text:p>taqaq tillertoq</text:p>
          </table:table-cell>
          <table:table-cell table:style-name="ce20" office:value-type="string" calcext:value-type="string">
            <text:p>artery, artiries, through artery/arteries blood vessel, convey blood from the heart to any part of the body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lleru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re is a strong pulse</text:p>
          </table:table-cell>
          <table:table-cell table:style-name="ce17" table:number-columns-repeated="3"/>
          <table:table-cell table:style-name="ce17" office:value-type="string" calcext:value-type="string">
            <text:p>pulsating away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illig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prone to steal, is larcenou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kkaj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one who likes to steal, someone who engages in thieve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ngiart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wipes his/her mou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ngiart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napk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n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omes to have food around his/her mou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nn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ief, burgla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nni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urglary, thef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nn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out to steal something, is burglarizing somepl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eals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teal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tanik pisineq</text:p>
          </table:table-cell>
          <table:table-cell table:style-name="ce1"/>
          <table:table-cell table:style-name="ce17" office:value-type="string" calcext:value-type="string">
            <text:p>buying stolen goo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ig thief, robb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it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ie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llu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pummels him/her with the fists, punds away on him/her with the fists</text:p>
          </table:table-cell>
          <table:table-cell table:style-name="ce17" table:number-columns-repeated="3"/>
          <table:table-cell table:style-name="ce17" office:value-type="string" calcext:value-type="string">
            <text:p>punching/hitting away on him/her with fists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illu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hits him/her with the fist, punches him/her</text:p>
          </table:table-cell>
          <table:table-cell table:style-name="ce22" office:value-type="string" calcext:value-type="string">
            <text:p>nerrivik tilluppaa</text:p>
          </table:table-cell>
          <table:table-cell table:style-name="ce22" office:value-type="string" calcext:value-type="string">
            <text:p>pounds the tabl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lluun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oxing matc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uu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re boxing, are fist figh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uu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ruise, black and blue mar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uus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gotten a brui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luutt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ox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llu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pummels him/her with the fists, punds away on him/her with the fis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eats something (such as a carpe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u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beats it (eg. a carpe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lutt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now beater, instruments for beating snow off of clothing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anger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follows it (a vessel) along the beach</text:p>
          </table:table-cell>
          <table:table-cell table:style-name="ce17"/>
          <table:table-cell table:style-name="ce21" office:value-type="string" calcext:value-type="string">
            <text:p>situates himself/herself on the beach opposite it (which is on the water)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imangi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follows it (a vessel) along the beach</text:p>
          </table:table-cell>
          <table:table-cell table:style-name="ce17"/>
          <table:table-cell table:style-name="ce21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melærer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ubstitute teac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erpasis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place farther inl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ersoqatigiif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thletic club, sports club, athletic associ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erso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ports, athletic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ersort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tadium, athletic field, sportsgou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ersort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thlete, sportsman, sportswoma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ersuutit 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individual sports, individual kinds of athletic endeavors, spor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ersuutit 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sports equipm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ody (living or dea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ip inuussutissaminik suliarinninnera</text:p>
          </table:table-cell>
          <table:table-cell table:style-name="ce1"/>
          <table:table-cell table:style-name="ce17" office:value-type="string" calcext:value-type="string">
            <text:p>metabolism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itale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makes it a reality, realizes it, brings it ab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ital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makes it a reality, realizes it, brings it ab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itaq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handle of a tool or utensil, shaf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it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og, tree trunk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ita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enhold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itarsivaa</text:p>
          </table:table-cell>
          <table:table-cell table:style-name="ce5" office:value-type="string" calcext:value-type="string">
            <text:p>Oqaluut susalik <text:s/></text:p>
          </table:table-cell>
          <table:table-cell table:style-name="ce17" office:value-type="string" calcext:value-type="string">
            <text:p>has seen it with his/her own eyes, is an eye witness 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iu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ommunion waf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ius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ye brea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iusiass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rye, rye flou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iusio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ake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iusio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ak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eral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peedboa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eral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zips around over the water, speeds across the wa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kul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ulmar, member of the genus Fulmaru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l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puts on a birdskin inner jack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ir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miaq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birdskin jacket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mmiarsi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rnithologi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rsi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hotgu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russat</text:p>
          </table:table-cell>
          <table:table-cell table:style-name="ce5" office:value-type="string" calcext:value-type="string">
            <text:p>Taggit qasseersiut</text:p>
          </table:table-cell>
          <table:table-cell table:style-name="ce20" office:value-type="string" calcext:value-type="string">
            <text:p>wild birds, game bir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t</text:p>
          </table:table-cell>
          <table:table-cell table:style-name="ce5" office:value-type="string" calcext:value-type="string">
            <text:p>Taggit qasseersiut</text:p>
          </table:table-cell>
          <table:table-cell table:style-name="ce16" office:value-type="string" calcext:value-type="string">
            <text:p>birdskin inner jack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irds of the family Sulidae comprising gannets and boobi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diare, diarrhea</text:p>
          </table:table-cell>
          <table:table-cell table:style-name="ce17" table:number-columns-repeated="3"/>
          <table:table-cell table:style-name="ce17" office:value-type="string" calcext:value-type="string">
            <text:p>he/she has diarrhea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immisart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airplane, aircraf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sartoq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irport, airfield, air b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sart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ravels by pla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sartort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ilot, aircraft pilo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sartortitseqatigi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airline compan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misartukkoortita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airmail, air/surface mail, air mails</text:p>
          </table:table-cell>
          <table:table-cell table:style-name="ce17" office:value-type="string" calcext:value-type="string">
            <text:p>allakkat timmisartukkoortitat</text:p>
          </table:table-cell>
          <table:table-cell table:style-name="ce17" table:number-columns-repeated="2"/>
          <table:table-cell table:style-name="ce17" office:value-type="string" calcext:value-type="string">
            <text:p>sent by air (letters sent by airplane)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immisartukkoortit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Items that have come by air, fresh foods that have come by ai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sartumik tigusarinninneq</text:p>
          </table:table-cell>
          <table:table-cell table:style-name="ce1"/>
          <table:table-cell table:style-name="ce17" office:value-type="string" calcext:value-type="string">
            <text:p>aiplane hijack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sartunut iniliaq</text:p>
          </table:table-cell>
          <table:table-cell table:style-name="ce1"/>
          <table:table-cell table:style-name="ce17" office:value-type="string" calcext:value-type="string">
            <text:p>airplane hanga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miso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hoots it (a bird) in fl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ssanik nalunaaqutsersuineq</text:p>
          </table:table-cell>
          <table:table-cell table:style-name="ce1"/>
          <table:table-cell table:style-name="ce17" office:value-type="string" calcext:value-type="string">
            <text:p>bird band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ss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birds</text:p>
          </table:table-cell>
          <table:table-cell table:style-name="ce17" table:number-columns-repeated="2"/>
          <table:table-cell table:style-name="ce17" office:value-type="string" calcext:value-type="string">
            <text:p>ataasersiut timmiaq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5" office:value-type="string" calcext:value-type="string">
            <text:p>timmis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shoots it (a bird) in fl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lies, is fly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aqq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small bird, little bir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age bird, bird in a cage, pet bir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iaat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poultry, barnyard fowl</text:p>
          </table:table-cell>
          <table:table-cell table:style-name="ce17" table:number-columns-repeated="2"/>
          <table:table-cell table:style-name="ce17" office:value-type="string" calcext:value-type="string">
            <text:p>also plural of previous entry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immuk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moves farther into the land away from the coas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mut</text:p>
          </table:table-cell>
          <table:table-cell table:style-name="ce1"/>
          <table:table-cell table:style-name="ce17" office:value-type="string" calcext:value-type="string">
            <text:p>toward the interior, landwar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aa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is/her body, the body</text:p>
          </table:table-cell>
          <table:table-cell table:style-name="ce17" table:number-columns-repeated="2"/>
          <table:table-cell table:style-name="ce17" office:value-type="string" calcext:value-type="string">
            <text:p>see timi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5" office:value-type="string" calcext:value-type="string">
            <text:p>timaa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stretch of water that lies between the possessor and the l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maa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ts body, its interior</text:p>
          </table:table-cell>
          <table:table-cell table:style-name="ce17" office:value-type="string" calcext:value-type="string">
            <text:p>nunap timaa</text:p>
          </table:table-cell>
          <table:table-cell table:style-name="ce17" office:value-type="string" calcext:value-type="string">
            <text:p>the interior of the country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maajagarsio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piritualist, mediu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maatunga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land further inland from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eqq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is low t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eruloo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lowest tide in the spr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erlaas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aises the sails on a boat or ship, sets the sail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erl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il (e.g. mainsai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erlaatiss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ilclo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erlaataannal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iling shi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blown away by the w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isiv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flies away before it comes in shooting range (of a bir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isu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seabird that has lost its wing feathers during mol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pubic hai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gitippaa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flushes it (a bird) so that it flies up, lets it (a bird) fly up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giti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be blown away</text:p>
          </table:table-cell>
          <table:table-cell table:style-name="ce17" office:value-type="string" calcext:value-type="string">
            <text:p>tigumiani tingitippaa</text:p>
          </table:table-cell>
          <table:table-cell table:style-name="ce17" office:value-type="string" calcext:value-type="string">
            <text:p>what he/she is holding if blown away</text:p>
          </table:table-cell>
          <table:table-cell table:style-name="ce17" office:value-type="string" calcext:value-type="string">
            <text:p>needs a note on what is subject and what is object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5" office:value-type="string" calcext:value-type="string">
            <text:p>tingitit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flushes it (a bird) so that it flies up, lets it (a bird) fly up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flown, has taken of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i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uliaq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liverworst, liver paté, paté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ul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dish consiting of crowberries and seal oil mixed toge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ut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usk, tusk, Brosme brosme, a fish in the cod fami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guttuuttu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stars that glow red, stars giving out red l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gaasat 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green liche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gaasat 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pincushion plant, Diapensia lapponica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iimi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(a swell) washes up on the beach and out aga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imuk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(the tide) is falling, it (the tide) is ebbing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imuk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ebbing tide, ebbt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imut inerpoq</text:p>
          </table:table-cell>
          <table:table-cell table:style-name="ce1"/>
          <table:table-cell table:style-name="ce17" office:value-type="string" calcext:value-type="string">
            <text:p>it is low water, it (the tide) is all the way 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imut aallarpoq</text:p>
          </table:table-cell>
          <table:table-cell table:style-name="ce1"/>
          <table:table-cell table:style-name="ce17" office:value-type="string" calcext:value-type="string">
            <text:p>it (the tide) <text:s/>is starting to fall, it (the tide) is beginning to ebb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in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ebbtide, low water (on the beach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innga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t (the tide) is low, it is low tide, is low water (on the beach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(the tide) is low, it is low t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ne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bumps him/her, pushe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nersarpaa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bumps him/her contiuously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nersaa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bumsp him/her constinous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ngalla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<text:s/>a jump on a ski jum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ng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ki jumping, ski jump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ngallatta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ki jum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ngallatta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ki jumping, the sport of ski jump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ngallattaar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re competing at ski jumping, are in a ski jumping conte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ng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jumps out of the water (of a whal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ngiv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assaults him/her, mug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nguppaa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flies away with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ngus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flies away with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niivoq</text:p>
          </table:table-cell>
          <table:table-cell table:style-name="ce7" office:value-type="string" calcext:value-type="string">
            <text:p>Oqaluut susaatsoq</text:p>
          </table:table-cell>
          <table:table-cell table:style-name="ce18" office:value-type="string" calcext:value-type="string">
            <text:p>bumps him/her, pushe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n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razy, is nuts, is insa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g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on dry land at low t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gu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the receding water has left it high and d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guss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(a vessel) is left high and dry by the receding wa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ma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unevenness in the grou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masu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rash, skin ras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m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aised, bulges 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pa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imple, bump on the skin, lump in the sk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pasu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rash, skin ras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p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aised, bulges 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soo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swelling from an injury or dise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so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wollen from an injury or dise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teqis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place that cannot be negotiated at low t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utit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run aground at low t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nutit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in drydo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n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aised; bulg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heerful, is eager in an unrestrained way, is lus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eqq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riven asho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dor, sme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ig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mells nice, has a nice aroma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igis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erfu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igiss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ncen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melly, stink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i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thing smelly, something stink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ittuutil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kun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riven ashore</text:p>
          </table:table-cell>
          <table:table-cell table:style-name="ce17"/>
          <table:table-cell table:style-name="ce18" office:value-type="string" calcext:value-type="string">
            <text:p>has drifted ashore, "tipigussaavoq" means is taken by the high tid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ppa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as begun to get a bad smell, has begun to dec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pik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rib, shell plating, at frame, side planking or plating (in the kayak)</text:p>
          </table:table-cell>
          <table:table-cell table:style-name="ce18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ippiv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be driven ashore</text:p>
          </table:table-cell>
          <table:table-cell table:style-name="ce17" office:value-type="string" calcext:value-type="string">
            <text:p>qeqertaq tippivigaa</text:p>
          </table:table-cell>
          <table:table-cell table:style-name="ce17" office:value-type="string" calcext:value-type="string">
            <text:p>is driven ashore on the island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ppuss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riven asho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pa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tarting to smell</text:p>
          </table:table-cell>
          <table:table-cell table:style-name="ce17" table:number-columns-repeated="2"/>
          <table:table-cell table:style-name="ce18" office:value-type="string" calcext:value-type="string">
            <text:p>"tippaallugu" means it smells a lot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ipserfis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icket for a sportys betting poo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s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ets on spor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paars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airs it out (a room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paars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airs it out (a room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aar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stopped smelling, is no longer smel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aatsun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joy, raptur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aats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happy, is delight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aats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delight, something that makes one happy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paatsuut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is happy about it, is delighted with it, he/she finds it a joy that …</text:p>
          </table:table-cell>
          <table:table-cell table:style-name="ce17" table:number-columns-repeated="2"/>
          <table:table-cell table:style-name="ce16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is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plits fis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lukaarp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spray(-ing) constantly</text:p>
          </table:table-cell>
          <table:table-cell table:style-name="ce18"/>
          <table:table-cell table:style-name="ce17" table:number-columns-repeated="2"/>
          <table:table-cell table:style-name="ce17" office:value-type="string" calcext:value-type="string">
            <text:p>continuous splurge/splash/squirts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issalukaart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nozzle, hypodermic need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purts coninuously, squirts constant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luttul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ounta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an erec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qat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arried by the current, drifts on the curr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ssar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good at splitting fis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ssar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mells strong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rl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thing has been driven ash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r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poor at splitting fish, splits fish poor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tigaa: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uses it for splitting fish</text:p>
          </table:table-cell>
          <table:table-cell table:style-name="ce17" office:value-type="string" calcext:value-type="string">
            <text:p>savissuaq tissatigaa</text:p>
          </table:table-cell>
          <table:table-cell table:style-name="ce17" office:value-type="string" calcext:value-type="string">
            <text:p>uses a large knife to split fish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ss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ails, is propelled by sail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iart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ilbo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i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ailing under full sai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thinks it's funny,thinks it's ridiculous, thinks it's comic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ikaa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drifts around on the sea, makes leeway (a vesse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in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thing funny, hilarious, comic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ssisaa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ries to make him/her laug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ssisa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ries to make him/her laug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its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iggles, titter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itsarujussu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a laughing fit, bursts out laughing, is on a laughing ja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orar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 great many of them drift ashore, are driven asho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ried out, is desicat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uk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rifts around on the sea, is at the mercy of the wind and wav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ukaatit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et himself/herself drift along, goes with the flow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saat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fish that has not been spl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ish that is split down the midd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saart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plits the one fish after ano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4" office:value-type="string" calcext:value-type="string">
            <text:p>titarlugu peerpaa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raws a line/ Ex. Removes it by drawing a line through it.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ine, streak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arnerta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new episode, new paragrap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t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draw</text:p>
          </table:table-cell>
          <table:table-cell table:style-name="ce17" office:value-type="string" calcext:value-type="string">
            <text:p>ataatigut titarpaa</text:p>
          </table:table-cell>
          <table:table-cell table:style-name="ce17" office:value-type="string" calcext:value-type="string">
            <text:p>underscores it, emphasizes i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itar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draws it (a line), puts a line on it (the paper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tarsivoq 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draws a line</text:p>
          </table:table-cell>
          <table:table-cell table:style-name="ce17" table:number-columns-repeated="3"/>
          <table:table-cell table:style-name="ce17" office:value-type="string" calcext:value-type="string">
            <text:p>draws a line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itarsivoq 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draws it (a line), puts a line on it (the paper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tarsiv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writes a let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artag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rawing, illustration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tart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draws it, represents it in a draw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artaa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rawing (as a school subjec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artaas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llustrat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artaa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rawn by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art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ul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tart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draws it, represents it in a draw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eqq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reaks, squeek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teqqu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reaks and squeek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itsiippoq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is bashful and quiet by nature, is demure, is quiet and seriou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vav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ances a drum da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ivav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ances arou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iaavulu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Devi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ma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omat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mbol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aff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ns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ce chopper, ice ax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orla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lumsy, is all thumb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orla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rigid, sticks 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rn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elping spir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rnaviars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arlequin duck, Histrionicus histrionicu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ot, speck, poi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rn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onjures up spiri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ornaarsuk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shaman's personal helping spir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ornaarsuk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Devi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poke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orp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pushes himself-herself away from it, moves it by pushing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or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pushes himself-herself away from it, moves it by pushing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rtarnil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otted, covered with do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rujoo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does it well, does a great job on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orumi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prit, pole that holds out a corner of a spritsail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oqqaj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ying, is at deathøs do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orarpai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massacres them, slaughters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oreersimavoq</text:p>
          </table:table-cell>
          <table:table-cell table:style-name="ce9" office:value-type="string" calcext:value-type="string">
            <text:p>Oqaluut susaatsoq</text:p>
          </table:table-cell>
          <table:table-cell table:style-name="ce17" office:value-type="string" calcext:value-type="string">
            <text:p>dies a long time ago, is long dea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orng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withered, dry branches; withered, dry hea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orn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withered, dry branches; withered, dry hea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oruserpoq</text:p>
          </table:table-cell>
          <table:table-cell table:style-name="ce5" office:value-type="string" calcext:value-type="string">
            <text:p>Oqaluut susaatsoq</text:p>
          </table:table-cell>
          <table:table-cell table:style-name="ce21" office:value-type="string" calcext:value-type="string">
            <text:p>apparently dead, state of suspended animation, appear to be dead</text:p>
          </table:table-cell>
          <table:table-cell table:style-name="ce18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oqoraa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laughter of animals for food, butcher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oraanner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killings, murder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oraa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kill each other, slaughter each other )eg in battle=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oraasoq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butcher, slaughter, slaugtering, buthers</text:p>
          </table:table-cell>
          <table:table-cell table:style-name="ce17" office:value-type="string" calcext:value-type="string">
            <text:p>nersutinik toqoraasoq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toqoraat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e deadly</text:p>
          </table:table-cell>
          <table:table-cell table:style-name="ce17" office:value-type="string" calcext:value-type="string">
            <text:p>nappaat toqoraataavoq</text:p>
          </table:table-cell>
          <table:table-cell table:style-name="ce17" office:value-type="string" calcext:value-type="string">
            <text:p>the disease claimed many victims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oqoraav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laughterhouse, abattoi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or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massacres them, slaughters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mmavik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a person one depends on, suppor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mmavik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ase, foundation, sock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rlugu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irectly 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qa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points him/her out, points t him/her</text:p>
          </table:table-cell>
          <table:table-cell table:style-name="ce17" table:number-columns-repeated="3"/>
          <table:table-cell table:style-name="ce17" office:value-type="string" calcext:value-type="string">
            <text:p>chooses him/her by pointing him/her out. 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oqqa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steers directly for him/he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rtaari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makes personal insinuations, comes with personal expressions/allus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ser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ot securely attached, is not securely fasten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v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ase, found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ests upon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mooth, is leve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qissarpaa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levels it, bulldozes it leve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issiveqanngit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estless</text:p>
          </table:table-cell>
          <table:table-cell table:style-name="ce17" table:number-columns-repeated="2"/>
          <table:table-cell table:style-name="ce18" office:value-type="string" calcext:value-type="string">
            <text:p>"toqqissiveeruppoq" means he/she is restless</text:p>
          </table:table-cell>
          <table:table-cell table:style-name="ce17" office:value-type="string" calcext:value-type="string">
            <text:p>someone who is restless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oqqis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alms down, grows cal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is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evel ground, level b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qiss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levels it, bulldozes it leve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o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iding place, hide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ides him/herself, hid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qo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saves it, stores <text:s/>it, hid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orsiv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ideout, hideaway, cache, storahge pl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qor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aves it, stores <text:s/>it, hid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ortat 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balance of a bank account, money one has saved in a financial institu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ortat 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things that are stored, things that are saved for future u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u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ettlement in the Qeqqata municipali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qusassi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grabs him/her around the throat, grabs him/her around the ne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qusassivaa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grabs him/her around the throat, grabs him/her around the ne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usipp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is close to land</text:p>
          </table:table-cell>
          <table:table-cell table:style-name="ce18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oqqus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ro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usaar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a sore throat, has a throat inflammation, has a throat infec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ut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died of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uu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aves something for him/her, stores something for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annarlugu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non-stop,direct, going directly 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qaannartumik</text:p>
          </table:table-cell>
          <table:table-cell table:style-name="ce1"/>
          <table:table-cell table:style-name="ce17" office:value-type="string" calcext:value-type="string">
            <text:p>directly, without stopp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q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points him/her out, points t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ea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ar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unconscious for a moment</text:p>
          </table:table-cell>
          <table:table-cell table:style-name="ce17"/>
          <table:table-cell table:style-name="ce18" office:value-type="string" calcext:value-type="string">
            <text:p>faint; is stunned; suffers from the falling sickness, like a knockout, momentary unconsciusness, fainting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oqujaanng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ies twitching while dying (of a wounded anima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li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wither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l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begun to wi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n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ois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unartortorti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poison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unartortortit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poison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u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ithered</text:p>
          </table:table-cell>
          <table:table-cell table:style-name="ce17" office:value-type="string" calcext:value-type="string">
            <text:p>avalequt toquneq</text:p>
          </table:table-cell>
          <table:table-cell table:style-name="ce17" office:value-type="string" calcext:value-type="string">
            <text:p>a withered branch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oquninng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wither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nngats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clothes a dead person has on when buried, burial shrou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kills him/her/it, murder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s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ies twitching while dying (of a wounded anima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us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kill it (a seal) after it has been harpooned or sho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sima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deceas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so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ead one, the one who di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so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ea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soqart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ortality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ss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ause of dea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sut inaat </text:p>
          </table:table-cell>
          <table:table-cell table:style-name="ce1"/>
          <table:table-cell table:style-name="ce17" office:value-type="string" calcext:value-type="string">
            <text:p>mortuary, funeral ho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sut inaat </text:p>
          </table:table-cell>
          <table:table-cell table:style-name="ce1"/>
          <table:table-cell table:style-name="ce18" office:value-type="string" calcext:value-type="string">
            <text:p>the land of the dead, hades, the grav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qus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kill it (a seal) after it has been harpooned or sho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t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ne who/which was killed, murder victim, slaughtered animal, animal that was kill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tassanut nivinngaavik</text:p>
          </table:table-cell>
          <table:table-cell table:style-name="ce1"/>
          <table:table-cell table:style-name="ce17" office:value-type="string" calcext:value-type="string">
            <text:p>gallow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tsi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urder, homici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tsi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urderer, kill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tsiuma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urderous, bloodthirs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t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kills someone, murders someone, slaughters an anim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us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ppears dead, has no vital sig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us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ormant, is in hibern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q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ies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e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honest, is regular, is reliable, is trustworth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e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eat, is orderly, keeps things ne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ers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tidys up/cleans 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ersumik</text:p>
          </table:table-cell>
          <table:table-cell table:style-name="ce1"/>
          <table:table-cell table:style-name="ce17" office:value-type="string" calcext:value-type="string">
            <text:p>properly</text:p>
          </table:table-cell>
          <table:table-cell table:style-name="ce17" office:value-type="string" calcext:value-type="string">
            <text:p>torersumik pissuseqarpoq</text:p>
          </table:table-cell>
          <table:table-cell table:style-name="ce17" office:value-type="string" calcext:value-type="string">
            <text:p>is a nice and genuine person, behaves properly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orersaavoq</text:p>
          </table:table-cell>
          <table:table-cell table:style-name="ce7" office:value-type="string" calcext:value-type="string">
            <text:p>Oqaluut susaasalik</text:p>
          </table:table-cell>
          <table:table-cell table:style-name="ce17" office:value-type="string" calcext:value-type="string">
            <text:p>tidys up/cleans up</text:p>
          </table:table-cell>
          <table:table-cell table:style-name="ce17" table:number-columns-repeated="3"/>
          <table:table-cell table:style-name="ce18"/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ori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cts improperly, is disorder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inngitsul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oes something stupid, causes troub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lor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call</text:p>
          </table:table-cell>
          <table:table-cell table:style-name="ce17" office:value-type="string" calcext:value-type="string">
            <text:p>anaanamik torlorarpaa</text:p>
          </table:table-cell>
          <table:table-cell table:style-name="ce17" office:value-type="string" calcext:value-type="string">
            <text:p>calls her 'mother'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orlo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ecites the Chrismas story in connection with caroll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lo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houts through something (.e.g. a funnel)</text:p>
          </table:table-cell>
          <table:table-cell table:style-name="ce17"/>
          <table:table-cell table:style-name="ce18" office:value-type="string" calcext:value-type="string">
            <text:p>like megaphone etc.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orlu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ts spout</text:p>
          </table:table-cell>
          <table:table-cell table:style-name="ce17" office:value-type="string" calcext:value-type="string">
            <text:p>uunnaaviup torlua</text:p>
          </table:table-cell>
          <table:table-cell table:style-name="ce17" office:value-type="string" calcext:value-type="string">
            <text:p>spout of a kettl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orl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achea, windpip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lul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alls loud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lulaart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egaph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l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xclamation poin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m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nc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ng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inland dwellers (legendary Greenlandic <text:s/>beings), Dorset culture peop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n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inland dwellers (legendary Greenlandic <text:s/>beings), Dorset culture peop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rak!</text:p>
          </table:table-cell>
          <table:table-cell table:style-name="ce1"/>
          <table:table-cell table:style-name="ce17" office:value-type="string" calcext:value-type="string">
            <text:p>That was great! That was terrific! Nice job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rallap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does it well, does it beautiful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ral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does it well, does it beautiful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r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presses it against something, pushes it up against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r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presses it against something, pushes it up against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rut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part of a bird's feather that is under the sk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torruteriivillugu nuivaa</text:p>
          </table:table-cell>
          <table:table-cell table:style-name="ce5" office:value-type="string" calcext:value-type="string">
            <text:p>Oqaluut susaatsoq</text:p>
          </table:table-cell>
          <table:table-cell table:style-name="ce4" office:value-type="string" calcext:value-type="string">
            <text:p>suddenly finds him/her/it, who/which was previously hidden behind something, right in front of her/him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rutiinnarlugu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mpromptu, off the top of one's hea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s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ntrance passage (in a Greenlandic turf house)</text:p>
          </table:table-cell>
          <table:table-cell table:style-name="ce17" table:number-columns-repeated="2"/>
          <table:table-cell table:style-name="ce18" office:value-type="string" calcext:value-type="string">
            <text:p>entrance tunnel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orsuso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hick haired, den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su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ntrance passage (in a Greenlandic turf hous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suu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allway, ha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ull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oll (mythical Norse being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toruuju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jersey, pullover, sports jersey, sweater, sweat shirt, hoodi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aaju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not good at hitting the targ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aajuts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gotten better at shoo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oraaj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a good shot, is a good marksma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aa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teers for it, aims for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ora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steers for it, aims for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aktor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act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awler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awl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ekan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iang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ikini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ichina, Trichinella spirali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illebør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heelbarrow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initatis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inity (the first Sunday after Pentecos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ompe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ump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opp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tropics, a scout troo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umf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rump in card gam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ækprocen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ercentage withheld from pay for tax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ræsprits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ood alcohol, methyl alcohol, methano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kinny and weak look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pa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stones rounded by the action of water, river ro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averso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rushes at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avers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rushes at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vi!</text:p>
          </table:table-cell>
          <table:table-cell table:style-name="ce1"/>
          <table:table-cell table:style-name="ce17" office:value-type="string" calcext:value-type="string">
            <text:p>Hurry up! Hurry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viinnaq</text:p>
          </table:table-cell>
          <table:table-cell table:style-name="ce1"/>
          <table:table-cell table:style-name="ce17" office:value-type="string" calcext:value-type="string">
            <text:p>quickly, fast, hurry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v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urries, rush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avisaa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rushes at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avisa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rushes at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vits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busy, gets a lot to do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viusuk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uns a sprint r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aviuu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hurries to do it, rushes to finish it, speeds up in order to finsih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viuus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hasty job, rushed job, shoddy wor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aviuussass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allakkat tuaviuussassat</text:p>
          </table:table-cell>
          <table:table-cell table:style-name="ce22" office:value-type="string" calcext:value-type="string">
            <text:p>express mail, something that needs urgency/hurried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>
            <text:p>tuaviu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hurries to do it, rushes to finish it, speeds up in order to finsih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aviuute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in no hurry; has plenty of time; is not rush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berkulose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uberculosis, TB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gg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uts pe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gg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chops it into pieces (ice or frozen fa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ggort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asp (a kind of fil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ggaat 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peat (-s) turf, fuels, (for future us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ggaat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eat cutting iron, peat adz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gg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chops it into pieces (ice or frozen fa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i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ove, pige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i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hould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iit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kayaking spray skirt attached to kayak ring and to wearer's wais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il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kayaking jacket incorporating a spray skirt that attches to the kayak ring.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ill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makes a tuili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imiu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paulet worn on the shoulders of a unifor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jorm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person living in one's house</text:p>
          </table:table-cell>
          <table:table-cell table:style-name="ce17"/>
          <table:table-cell table:style-name="ce18" office:value-type="string" calcext:value-type="string">
            <text:p>a person whom one has taken into one´s house; a servan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jormi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acking in comfort, is not cozy, is not homelike (of a dwelling plac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jorm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ot happy where he/she lives, is not comfortable in his/he abo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juuluar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-shirt, light sweater, blou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juul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jersey, pullover, sports jersey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affaajo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ommon ringed plover, Charadrius hiaticula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ot neat, is messy, is slopp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ern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votes with his/her feet, shows his/her dislike or contempt for something by not patronizing it, not attending it, or the lik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erners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ays home out of lack of interest for a commercial enterpris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erpoq </text:p>
          </table:table-cell>
          <table:table-cell table:style-name="ce7" office:value-type="string" calcext:value-type="string">
            <text:p>Oqaluut susaatsoq</text:p>
          </table:table-cell>
          <table:table-cell table:style-name="ce20" office:value-type="string" calcext:value-type="string">
            <text:p>hatched, incubated, birdsbor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erpoq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pushes against something with his/her fe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e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pushes hard with his/her feet against someone or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iinn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leaves it without finishing it, leaves it in a m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imut</text:p>
          </table:table-cell>
          <table:table-cell table:style-name="ce1"/>
          <table:table-cell table:style-name="ce17" office:value-type="string" calcext:value-type="string">
            <text:p>lengthwi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i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ies lengthwise, lies longitudinal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urns lenghtwise, stands lenghtwi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k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amps his/her foo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kka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stamps his/her feet on it, stomps on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k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omps the floor, stamps his/her foot on the flo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korp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generous, generosity, generously</text:p>
          </table:table-cell>
          <table:table-cell table:style-name="ce18" office:value-type="string" calcext:value-type="string">
            <text:p>tunisiumatuvoq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tukku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stingy, is miserly, is tight fist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kuv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generou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kuv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tays overnight with some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kaav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ath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kk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stamps his/her feet on it, stomps on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um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alert, is awak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umm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become alert, has awaken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ummaar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very alert, is wide awak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aal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quivers at the moment of death (of a wounded bird or anima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kaalla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evive, wake up, come to life (of peopl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kaallassa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wakes him/her up, rouse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kaallass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wakes him/her up, rouse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ocks, ties up (of a water craft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im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ib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erii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ing many-part music, sing in harmon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ings descant, sings harmony above the melod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ellow human being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q 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temp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next one, the one follow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qq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stepping stones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riipput</text:p>
          </table:table-cell>
          <table:table-cell table:style-name="ce5" office:value-type="string" calcext:value-type="string">
            <text:p>Oqaluut susaatsoq</text:p>
          </table:table-cell>
          <table:table-cell table:style-name="ce21" office:value-type="string" calcext:value-type="string">
            <text:p>follow each other, they are stay in the line, lies in the line</text:p>
          </table:table-cell>
          <table:table-cell table:style-name="ce20" office:value-type="string" calcext:value-type="string">
            <text:p>tulleriipput, siuleriinni tulleriipput, siuleriinni nikorfapput</text:p>
          </table:table-cell>
          <table:table-cell table:style-name="ce20" office:value-type="string" calcext:value-type="string">
            <text:p>they are standing in order/ they are in order/ They follow each other in lin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lleriissaa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deals with them in order, deals with them in the right seque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leriissaarpai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deals with them in order, deals with them in the right sequen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riiaarlugi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(doing something) one after the other, take turns <text:s/>(doing something)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lersorp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comes in second, finishes in second pl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lersort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vice president</text:p>
          </table:table-cell>
          <table:table-cell table:style-name="ce17" office:value-type="string" calcext:value-type="string">
            <text:p>direktørimut tullersorti</text:p>
          </table:table-cell>
          <table:table-cell table:style-name="ce18" office:value-type="string" calcext:value-type="string">
            <text:p>vice president, second in command, deputy director, executive vice president</text:p>
          </table:table-cell>
          <table:table-cell table:style-name="ce18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5" office:value-type="string" calcext:value-type="string">
            <text:p>tullers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comes in second, finishes in second pl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runn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ose root, arctic root, Rhodiola rosea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erut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arring</text:p>
          </table:table-cell>
          <table:table-cell table:style-name="ce18" office:value-type="string" calcext:value-type="string">
            <text:p>iverut, tullerut, iverutit, tullequtit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ullerut 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halo, halogen, glorie</text:p>
          </table:table-cell>
          <table:table-cell table:style-name="ce17"/>
          <table:table-cell table:style-name="ce18" office:value-type="string" calcext:value-type="string">
            <text:p>a circle of ligh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llia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number two</text:p>
          </table:table-cell>
          <table:table-cell table:style-name="ce18" office:value-type="string" calcext:value-type="string">
            <text:p>borgmesterip tullia, siulittaasup tullia</text:p>
          </table:table-cell>
          <table:table-cell table:style-name="ce18" office:value-type="string" calcext:value-type="string">
            <text:p>could be: Deputy Mayor, Vice-President 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llimut asanninneq</text:p>
          </table:table-cell>
          <table:table-cell table:style-name="ce1"/>
          <table:table-cell table:style-name="ce17" office:value-type="string" calcext:value-type="string">
            <text:p>love for one's neighbor, selflessn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inngu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ext, is subject's tur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i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ext, is subject's tur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uarinngilaa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does not suit him/her, is not becoming on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u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oes well with something, looks nice with something, looks good in its surrounding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uaraa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suits him/her, is becoming on him/her, looks good on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u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clumps of ice that have frozen together due to wind and wav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uu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its nicely in his/her/its contex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uu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elighted, is overjoy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luusim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pround and happ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laar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goes and steps on it, clumsily steps all over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or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anine tooth, eye too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eans against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ff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rump suit in card games, trump card, triumph card pl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g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av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garn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swallow, bird in the family Hirundinida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gats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row, member of the genus Corvu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gatsiaap tumaasai</text:p>
          </table:table-cell>
          <table:table-cell table:style-name="ce1"/>
          <table:table-cell table:style-name="ce16" office:value-type="string" calcext:value-type="string">
            <text:p>marsh cinquefoil, Comarum palustre;</text:p>
          </table:table-cell>
          <table:table-cell table:style-name="ce17"/>
          <table:table-cell table:style-name="ce2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lu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tuluit filmiliaat</text:p>
          </table:table-cell>
          <table:table-cell table:style-name="ce18" office:value-type="string" calcext:value-type="string">
            <text:p>an English film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luit Nun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ngland, Great Brita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nglish person, Brit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kk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juvenile rav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ttut</text:p>
          </table:table-cell>
          <table:table-cell table:style-name="ce1"/>
          <table:table-cell table:style-name="ce17" office:value-type="string" calcext:value-type="string">
            <text:p>in Englis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uttuut</text:p>
          </table:table-cell>
          <table:table-cell table:style-name="ce1"/>
          <table:table-cell table:style-name="ce17" office:value-type="string" calcext:value-type="string">
            <text:p>in English</text:p>
          </table:table-cell>
          <table:table-cell table:style-name="ce17" office:value-type="string" calcext:value-type="string">
            <text:p>atuakkat tuluttuut</text:p>
          </table:table-cell>
          <table:table-cell table:style-name="ce17" office:value-type="string" calcext:value-type="string">
            <text:p>English language books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luuj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ports jerse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ujuss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n Icelandic-type swea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uus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cracker, cracker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aa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Brings it to ashore, land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aap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follows his dance partner in pl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aa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Brings it to ashore, land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laa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follows his dance partner in pl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laavig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habitually seeks support from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nnguers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atiates hun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nnguersaa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thing to satisfy hunger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nng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hungry, feels hung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rnik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ent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isabled, is an invali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rsima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one who is disabled, someone who is handicapp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rtorsima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one who is disabled, someone who is handicapp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erparpa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dru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erparp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eats the drum, is playing the drum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erparpa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rummer, percussioni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ootprin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misiorpaa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looks for his/her/its footprints, tracks his/her/its footprin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misio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follow footsteps</text:p>
          </table:table-cell>
          <table:table-cell table:style-name="ce17" office:value-type="string" calcext:value-type="string">
            <text:p>angunni tumisiorpaa</text:p>
          </table:table-cell>
          <table:table-cell table:style-name="ce17" office:value-type="string" calcext:value-type="string">
            <text:p>follow in his father's</text:p>
          </table:table-cell>
          <table:table-cell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5" office:value-type="string" calcext:value-type="string">
            <text:p>tumisiorpaa </text:p>
          </table:table-cell>
          <table:table-cell table:style-name="ce7" office:value-type="string" calcext:value-type="string">
            <text:p>Oqaluut susalik </text:p>
          </table:table-cell>
          <table:table-cell table:style-name="ce17" office:value-type="string" calcext:value-type="string">
            <text:p>follows in his/her footstep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misiu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follows in his/her footstep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misiu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looks for his/her/its footprints, tracks his/her/its footprin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marf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ttomon, hasso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m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ets foot on something, steps onto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m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ets foot on it, steps on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meqq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stairway, staircase, rungs on a ladd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mer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makes his/her boots (kamiks) crooked by walking in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mis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foothold, toehold, footing</text:p>
          </table:table-cell>
          <table:table-cell table:style-name="ce17" table:number-columns-repeated="2"/>
          <table:table-cell table:style-name="ce16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ummaar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goes and steps on it, trampl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arpal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re is the sound of footstep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maa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val, elliptic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inlander (characters in legends), Dorset peop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eqq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begs, panhandles, asks for a hand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ersu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longitudinal frames in a kayak, kayak stringer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ers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ternum, breastbone (in a mamma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edsheet, she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lanket that is put on top of a stack of bedd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iss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fabric suitable for bedshee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its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ere was a temporary improvement in the patient's condi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u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erry juice, fruit juic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guarn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astes sweet, smells swe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uinna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astes pleasantly swe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uiaavi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juice squeezer, juic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ujorsiaq</text:p>
          </table:table-cell>
          <table:table-cell table:style-name="ce5" office:value-type="string" calcext:value-type="string">
            <text:p>Taggit</text:p>
          </table:table-cell>
          <table:table-cell table:style-name="ce22" office:value-type="string" calcext:value-type="string">
            <text:p>blue-dyed skin, animal skin dyed in blue </text:p>
          </table:table-cell>
          <table:table-cell table:style-name="ce17"/>
          <table:table-cell table:style-name="ce20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ngujort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lu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ujortunngu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plant, gentian, gentian plant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ng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falling asleep of tiredness (after being in outside for a long time or some time comes tirednes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gusunnippoq 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aste sweet, its taste swe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usunnitsuu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hone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uts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get sleepy/tired of fullness/satie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uus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purple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nguusa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Speedwell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ngaal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approaches him/her/it, draws nearer to him/her/it, comes toward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gaalip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approaches him/her/it, draws nearer to him/her/it, comes toward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aani</text:p>
          </table:table-cell>
          <table:table-cell table:style-name="ce1"/>
          <table:table-cell table:style-name="ce17" office:value-type="string" calcext:value-type="string">
            <text:p>in his/her/its direc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gaanut</text:p>
          </table:table-cell>
          <table:table-cell table:style-name="ce5"/>
          <table:table-cell table:style-name="ce17" office:value-type="string" calcext:value-type="string">
            <text:p>towards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gaasiorpaa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stays near <text:s/>him/her/it, heads toward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gaasi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stays near <text:s/>him/her/it, heads toward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llannart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infectious, contagious</text:p>
          </table:table-cell>
          <table:table-cell table:style-name="ce17"/>
          <table:table-cell/>
          <table:table-cell table:style-name="ce17"/>
          <table:table-cell table:style-name="ce18" office:value-type="string" calcext:value-type="string">
            <text:p>infectious or catching, contagious is through directly contact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unillannartuiar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disinfec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llannartuiaa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disinfec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8" office:value-type="string" calcext:value-type="string">
            <text:p>tunillannartui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disinfec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llanneqarsinnaanngits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immune, resistant for infection, capable of resistant for infec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llappaa </text:p>
          </table:table-cell>
          <table:table-cell table:style-name="ce7" office:value-type="string" calcext:value-type="string">
            <text:p>Oqaluut susalik</text:p>
          </table:table-cell>
          <table:table-cell table:style-name="ce18" office:value-type="string" calcext:value-type="string">
            <text:p>infect it, infect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tunillatsiasut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whose who are exposed to infection, risk gro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llatsin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infec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llaa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nfection spread(ing), disperse infec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llaasso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nfection spread(ing), disperse infec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ll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infect it, infect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llaav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infectiou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lu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nfection is spreding ou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niag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for sale, sell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niarpaa </text:p>
          </table:table-cell>
          <table:table-cell table:style-name="ce7" office:value-type="string" calcext:value-type="string">
            <text:p>Oqaluut susalik</text:p>
          </table:table-cell>
          <table:table-cell table:style-name="ce18" office:value-type="string" calcext:value-type="string">
            <text:p>sell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niaas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lesman</text:p>
          </table:table-cell>
          <table:table-cell table:style-name="ce17" office:value-type="string" calcext:value-type="string">
            <text:p>illunik tuniniaasartoq</text:p>
          </table:table-cell>
          <table:table-cell table:style-name="ce18" office:value-type="string" calcext:value-type="string">
            <text:p>realtor, estate, real estate agent, estate agen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niniaas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ag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niaas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seller, salesman, salespers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ni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ell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sassia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exports, exporting, the expor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sassiorf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production mashinary, production manufacturing, production facilities, production company, production business, production enterpri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sassior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production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sa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eksport, eksports</text:p>
          </table:table-cell>
          <table:table-cell table:style-name="ce17" office:value-type="string" calcext:value-type="string">
            <text:p>avammut tunisat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unisa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sale, sales, selling, the sa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sat allagartaat</text:p>
          </table:table-cell>
          <table:table-cell table:style-name="ce1"/>
          <table:table-cell table:style-name="ce18" office:value-type="string" calcext:value-type="string">
            <text:p>invoice, bil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siv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altar, place of sacrifi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ell, giv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sivoq</text:p>
          </table:table-cell>
          <table:table-cell table:style-name="ce7" office:value-type="string" calcext:value-type="string">
            <text:p>Oqaluut susaasalik</text:p>
          </table:table-cell>
          <table:table-cell table:style-name="ce9" office:value-type="string" calcext:value-type="string">
            <text:p>sell, giv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ssu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gif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ssutisi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a gift reciev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i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robbed of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v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sell, giv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ivaa </text:p>
          </table:table-cell>
          <table:table-cell table:style-name="ce7" office:value-type="string" calcext:value-type="string">
            <text:p>Oqaluut susalik</text:p>
          </table:table-cell>
          <table:table-cell table:style-name="ce9" office:value-type="string" calcext:value-type="string">
            <text:p>sell, giv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gaveqanngits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groundless, baseless, unsubstantiat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gav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ase, found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ngavilerpaa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lays a foundation under it, puts his/hers on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gaviliis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founder, the found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gaviliiv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asic education, basic train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ngavil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lays a foundation under it, puts his/hers on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gavissaqanngillu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completley unfounded, completely baseless, unsubstantiated, be unfound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gavius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principle, basis, the basi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gavoq </text:p>
          </table:table-cell>
          <table:table-cell table:style-name="ce5" office:value-type="string" calcext:value-type="string">
            <text:p>Oqaluut susaatsoq</text:p>
          </table:table-cell>
          <table:table-cell table:style-name="ce22" office:value-type="string" calcext:value-type="string">
            <text:p>dough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gavoq 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rests</text:p>
          </table:table-cell>
          <table:table-cell table:style-name="ce17"/>
          <table:table-cell table:style-name="ce22" office:value-type="string" calcext:value-type="string">
            <text:p>lies close against something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nniup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gives it to someone, hands it to some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iussineq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transfer, paym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ni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gives it to someone, hands it to some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iuti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urrender, surrendering, surrender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fat, tallow (of reindeer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oq uusuli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oiled/cooked pure f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nul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lue wha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oqqupp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goes behind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oqqut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goes behind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orl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hindmost, the hindmost, rear, the rea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ack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nu</text:p>
          </table:table-cell>
          <table:table-cell table:style-name="ce5" office:value-type="string" calcext:value-type="string">
            <text:p>Proprium/egennavn</text:p>
          </table:table-cell>
          <table:table-cell table:style-name="ce17" office:value-type="string" calcext:value-type="string">
            <text:p>East Greenland</text:p>
          </table:table-cell>
          <table:table-cell table:style-name="ce17"/>
          <table:table-cell table:style-name="ce22" office:value-type="string" calcext:value-type="string">
            <text:p>place name, east greenland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nua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its backside, his back, its ba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ani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behind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resignation, moving farther back,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arpoq </text:p>
          </table:table-cell>
          <table:table-cell table:style-name="ce5" office:value-type="string" calcext:value-type="string">
            <text:p>Oqaluut susaatsoq</text:p>
          </table:table-cell>
          <table:table-cell table:style-name="ce9" office:value-type="string" calcext:value-type="string">
            <text:p>resignation, moving farther ba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uar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moves it farther ba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arsimani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modest, moderate, </text:p>
          </table:table-cell>
          <table:table-cell table:style-name="ce17"/>
          <table:table-cell table:style-name="ce18" office:value-type="string" calcext:value-type="string">
            <text:p>stays in the bagground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nuartip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dismisses it, annuls, rejects, fi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uartit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dismisses it, annuls, rejects, fi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atigoorpoq</text:p>
          </table:table-cell>
          <table:table-cell table:style-name="ce5" office:value-type="string" calcext:value-type="string">
            <text:p>Oqaluut susaaatsoq</text:p>
          </table:table-cell>
          <table:table-cell table:style-name="ce18" office:value-type="string" calcext:value-type="string">
            <text:p>goes beh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l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one behind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lequtaq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acker, mastermi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lequtaq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hinterlands, backing, rank, support b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leriipput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hey are behind each o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liaqu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ack piece, backgrou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ulliuppaa </text:p>
          </table:table-cell>
          <table:table-cell table:style-name="ce7" office:value-type="string" calcext:value-type="string">
            <text:p>Oqaluut susaatsoq </text:p>
          </table:table-cell>
          <table:table-cell table:style-name="ce18" office:value-type="string" calcext:value-type="string">
            <text:p>places it behind something e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ulli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places it behind something el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miu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East Greenlander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nummuk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goes back, goes toward to ea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mmut </text:p>
          </table:table-cell>
          <table:table-cell table:style-name="ce1"/>
          <table:table-cell table:style-name="ce18" office:value-type="string" calcext:value-type="string">
            <text:p>backwar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mmut </text:p>
          </table:table-cell>
          <table:table-cell table:style-name="ce1"/>
          <table:table-cell table:style-name="ce18" office:value-type="string" calcext:value-type="string">
            <text:p>towards l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mmut sammisoq</text:p>
          </table:table-cell>
          <table:table-cell table:style-name="ce1"/>
          <table:table-cell table:style-name="ce18" office:value-type="string" calcext:value-type="string">
            <text:p>backwar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nnga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urns the back towards some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porso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goes backwar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uppaa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turns his back on him/it, turn away from him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ssis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apostate, renegade, traitor, betray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us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turns his back on him/it, turn away from him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ssutigiillutik</text:p>
          </table:table-cell>
          <table:table-cell table:style-name="ce1"/>
          <table:table-cell table:style-name="ce18" office:value-type="string" calcext:value-type="string">
            <text:p>they turn their backs to each other and go their way</text:p>
          </table:table-cell>
          <table:table-cell table:style-name="ce17" office:value-type="string" calcext:value-type="string">
            <text:p>tunussutigiillutik aallarput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unussutigiipput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hey turn their backs on each o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usu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nap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u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moves it farther ba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aarlerp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puts his/her trust in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aartar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depends upon him/her, receives support from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naartar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teers toward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aaraa </text:p>
          </table:table-cell>
          <table:table-cell table:style-name="ce5" office:value-type="string" calcext:value-type="string">
            <text:p>Oqaluut susalik </text:p>
          </table:table-cell>
          <table:table-cell table:style-name="ce17" office:value-type="string" calcext:value-type="string">
            <text:p>puts his/her trust in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a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obacc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agup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wake up 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aguss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wake up 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a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as sudden fright, is suddenly roused from his sleep (by a noise or something els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appoq 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urprised, be surpris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assiv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obacco t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assaar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frightens him, makes him start (on purpos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assaar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frightens him, makes him start (on purpos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at qiortakkat</text:p>
          </table:table-cell>
          <table:table-cell table:style-name="ce1"/>
          <table:table-cell table:style-name="ce18" office:value-type="string" calcext:value-type="string">
            <text:p>shagtobacco (shagpip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eq napparpaat</text:p>
          </table:table-cell>
          <table:table-cell table:style-name="ce1"/>
          <table:table-cell table:style-name="ce18" office:value-type="string" calcext:value-type="string">
            <text:p>they raise the t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eqarf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ent cam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eqqann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difficult to sink (it), sits in the thro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e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raises the tent u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ersuaqarfii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campsite, tent site, tent area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iginnipp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is surprised at him/her or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igus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surpris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igusuutigaa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is surprised, wonders at him/her or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igutsa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amazed, surprised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pigaa </text:p>
          </table:table-cell>
          <table:table-cell table:style-name="ce7" office:value-type="string" calcext:value-type="string">
            <text:p>Oqaluut susalik</text:p>
          </table:table-cell>
          <table:table-cell table:style-name="ce18" office:value-type="string" calcext:value-type="string">
            <text:p>is surprised at him/her or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ila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eing composed of various parts and made alive in a magic manner in order to kill an enemy</text:p>
          </table:table-cell>
          <table:table-cell table:style-name="ce17"/>
          <table:table-cell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pilak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a figure carved like tupilak, carved figure, tupilak figure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pilli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makes a tupila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innaq!</text:p>
          </table:table-cell>
          <table:table-cell table:style-name="ce1"/>
          <table:table-cell table:style-name="ce18" office:value-type="string" calcext:value-type="string">
            <text:p>surprising, wonderfull, unbelievable, incredibly, amazing, extremely, stunning, astonishing, astound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mpressive, surprising, is enough to choke one, is wonderfull, it is strange/weird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p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ome sticks in the throat (tough or heavy food)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pinnartuli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mirac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omething sticks in the throat, something is sticks in the thro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issu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grenadier, rock grenadier, roughhead grenadi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palle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of good coura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pallersar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comfort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pallersaa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comfort (towards others or something else other than other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pallersaatiginiarp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seeking comfort in it, seeking comfort in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pallersaa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comforts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palliutigaa</text:p>
          </table:table-cell>
          <table:table-cell table:style-name="ce7" office:value-type="string" calcext:value-type="string">
            <text:p>Oqaluut susalik</text:p>
          </table:table-cell>
          <table:table-cell table:style-name="ce18" office:value-type="string" calcext:value-type="string">
            <text:p>feels comforted by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par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dare together for the slighest reas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patig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gets frightened about it, wake up at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rest, strikes against something, falls on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a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urprised, be surpris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aar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rouses him, disturbs his slee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aarn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hy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paar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rouses him, disturbs his slee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paato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suddenly roused from his sleep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rist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ourist, a touri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galuuv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is the subject of less good mention(ed), his/hers behavior gives rise to talk among peopl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g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news, tiding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gaq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ave heard someting, have been tol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gassi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message, news, announcement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sagassior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radio broadcasting, news covera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gassiornermik Ilinniarfik</text:p>
          </table:table-cell>
          <table:table-cell table:style-name="ce1" office:value-type="string" calcext:value-type="string">
            <text:p>Taggit atiusoq</text:p>
          </table:table-cell>
          <table:table-cell table:style-name="ce18" office:value-type="string" calcext:value-type="string">
            <text:p>Institute of Journalis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gassiort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journali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jarsu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did not really hear what was said</text:p>
          </table:table-cell>
          <table:table-cell table:style-name="ce17"/>
          <table:table-cell table:style-name="ce21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sajarsuppaa </text:p>
          </table:table-cell>
          <table:table-cell table:style-name="ce7" office:value-type="string" calcext:value-type="string">
            <text:p>Oqaluut susasalik </text:p>
          </table:table-cell>
          <table:table-cell table:style-name="ce19" office:value-type="string" calcext:value-type="string">
            <text:p>did not really hear what was said, what was said to him/her is unclear for him/her</text:p>
          </table:table-cell>
          <table:table-cell table:style-name="ce17"/>
          <table:table-cell table:style-name="ce21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sajuan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distincly heard</text:p>
          </table:table-cell>
          <table:table-cell table:style-name="ce17"/>
          <table:table-cell table:style-name="ce21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sakuluppoq</text:p>
          </table:table-cell>
          <table:table-cell table:style-name="ce5" office:value-type="string" calcext:value-type="string">
            <text:p>Oqaluut susaatsoq</text:p>
          </table:table-cell>
          <table:table-cell table:style-name="ce20" office:value-type="string" calcext:value-type="string">
            <text:p>must listen to unpleasant/unconfortab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neri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wants to do what he/she hears others do</text:p>
          </table:table-cell>
          <table:table-cell table:style-name="ce17"/>
          <table:table-cell table:style-name="ce20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sangianartu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hints, ennuendo(s), insinuation(s) (which is encountered)</text:p>
          </table:table-cell>
          <table:table-cell table:style-name="ce17" office:value-type="string" calcext:value-type="string">
            <text:p>oqaatsit tusangianartut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usangiasaari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jibe, ennuendo(s), insinuation(s), hints</text:p>
          </table:table-cell>
          <table:table-cell table:style-name="ce17"/>
          <table:table-cell table:style-name="ce21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sangiasaarivoq</text:p>
          </table:table-cell>
          <table:table-cell table:style-name="ce5" office:value-type="string" calcext:value-type="string">
            <text:p>Oqaluut susaasalik</text:p>
          </table:table-cell>
          <table:table-cell table:style-name="ce23" office:value-type="string" calcext:value-type="string">
            <text:p>sticks to him/her, is snide/spiteful with him/her, comes with allusions with him/her, comes with insinuations towards him/her</text:p>
          </table:table-cell>
          <table:table-cell table:style-name="ce17"/>
          <table:table-cell table:style-name="ce23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sangiasaarpaa </text:p>
          </table:table-cell>
          <table:table-cell table:style-name="ce5" office:value-type="string" calcext:value-type="string">
            <text:p>Oqaluut susalik </text:p>
          </table:table-cell>
          <table:table-cell table:style-name="ce23" office:value-type="string" calcext:value-type="string">
            <text:p>sticks to him/her, is snide/spiteful with him/her, comes with allusions with him/her, comes with insinuations towards him/her</text:p>
          </table:table-cell>
          <table:table-cell table:style-name="ce17"/>
          <table:table-cell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sangiatsa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not pleased with what he/she hear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nnguup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is tired of listening to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nngu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is tired of listening to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qqoor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keeps on hearing it (a song, speech, etc.); imagines he/she hear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qq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ay something to draw attention to his situation and achieve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qqu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keeps on hearing it (a song, speech, etc.); imagines he/she hear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iarput</text:p>
          </table:table-cell>
          <table:table-cell table:style-name="ce7" office:value-type="string" calcext:value-type="string">
            <text:p>Oqaluut susaatsoq</text:p>
          </table:table-cell>
          <table:table-cell table:style-name="ce20" office:value-type="string" calcext:value-type="string">
            <text:p>going to attend seance/spirit maneu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ia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hose who have come to seance/spirit maneu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rlerpaa</text:p>
          </table:table-cell>
          <table:table-cell table:style-name="ce7" office:value-type="string" calcext:value-type="string">
            <text:p>Oqaluut susalik</text:p>
          </table:table-cell>
          <table:table-cell table:style-name="ce18" office:value-type="string" calcext:value-type="string">
            <text:p>scare the captive away (by nois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rler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gives him/her news of, informs him/her of something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sarl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gives him/her news of, informs him/her of something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sarli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care the captive away (by noise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lu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ears good new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narp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listens to him or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nerl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ears bad news, not heard proper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ne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pleasant to hea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ngarp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have never heard it before, hear it for the firs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ngartaq</text:p>
          </table:table-cell>
          <table:table-cell table:style-name="ce5" office:value-type="string" calcext:value-type="string">
            <text:p>Taggit</text:p>
          </table:table-cell>
          <table:table-cell table:style-name="ce21" office:value-type="string" calcext:value-type="string">
            <text:p>something you have never heard it before, something you have hear it for the firs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na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listen, listens, listen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naartitsi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concer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naartu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listener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rnaaru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stereo</text:p>
          </table:table-cell>
          <table:table-cell table:style-name="ce17" office:value-type="string" calcext:value-type="string">
            <text:p>stereomik tusarnaarut</text:p>
          </table:table-cell>
          <table:table-cell table:style-name="ce18" office:value-type="string" calcext:value-type="string">
            <text:p>stereo, that uses to listening something like news etc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s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ears, hears it/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p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hears it or him, listens to it or to 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saa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distinct, sounds lou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taat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hearing aid, hearing instrum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rtaat 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radio, transistor, radio apparatus, radio recie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s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makes a mistake in hearing or understand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tsiag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rum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iapillaa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goes bad, lags, lagging a bit, is lagging, are lagg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iappoq 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difficulty with walking, laggs, lagging, goes bad, goes bad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il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deaf, hears bad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illa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as become dea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indi</text:p>
          </table:table-cell>
          <table:table-cell table:style-name="ce1"/>
          <table:table-cell table:style-name="ce18" office:value-type="string" calcext:value-type="string">
            <text:p>thous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apippoq 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goes bad, goes bad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apippoq </text:p>
          </table:table-cell>
          <table:table-cell table:style-name="ce5" office:value-type="string" calcext:value-type="string">
            <text:p>Oqaluut susaatsoq</text:p>
          </table:table-cell>
          <table:table-cell table:style-name="ce21" office:value-type="string" calcext:value-type="string">
            <text:p>walks in bad road, walks in darkn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sarpaa </text:p>
          </table:table-cell>
          <table:table-cell table:style-name="ce7" office:value-type="string" calcext:value-type="string">
            <text:p>Oqaluut susalik </text:p>
          </table:table-cell>
          <table:table-cell table:style-name="ce18" office:value-type="string" calcext:value-type="string">
            <text:p>searches for and follows its tracks, traces it the anim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stroll, markers, ink, p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aqattaartu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church choir(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aqattaaruti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choral, choir, choral songs, choral music(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arfissu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Prayer day, Great Prayer day, Day of Prayer, General Prayer D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inging hymn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u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hym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ut juullisiut</text:p>
          </table:table-cell>
          <table:table-cell table:style-name="ce1"/>
          <table:table-cell table:style-name="ce20" office:value-type="string" calcext:value-type="string">
            <text:p>carol, christmas hymn(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ut piinsisiut</text:p>
          </table:table-cell>
          <table:table-cell table:style-name="ce1"/>
          <table:table-cell table:style-name="ce18" office:value-type="string" calcext:value-type="string">
            <text:p>pentecost hym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ut poorskisiut</text:p>
          </table:table-cell>
          <table:table-cell table:style-name="ce1"/>
          <table:table-cell table:style-name="ce18" office:value-type="string" calcext:value-type="string">
            <text:p>easter hymn(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iut ullaarsiut</text:p>
          </table:table-cell>
          <table:table-cell table:style-name="ce1"/>
          <table:table-cell table:style-name="ce18" office:value-type="string" calcext:value-type="string">
            <text:p>morning song</text:p>
          </table:table-cell>
          <table:table-cell table:style-name="ce17"/>
          <table:table-cell table:style-name="ce18" office:value-type="string" calcext:value-type="string">
            <text:p>morning assembly, morning song reveals, a morning assembly, morning lay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ssiut unnussiut</text:p>
          </table:table-cell>
          <table:table-cell table:style-name="ce1"/>
          <table:table-cell table:style-name="ce18" office:value-type="string" calcext:value-type="string">
            <text:p>eveningsong</text:p>
          </table:table-cell>
          <table:table-cell table:style-name="ce17"/>
          <table:table-cell table:style-name="ce18" office:value-type="string" calcext:value-type="string">
            <text:p>evening song, vespers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ssunngunarto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wistful, moving, touching, emotional, movingly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unngu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apt to cry, moved emotionally he/her is about to c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suti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strap for tightening the cover of the bo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saa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earches for and follows its tracks, traces it the anima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u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enveous, be enveous of some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amas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famous, celebri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amas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do something that he/she has only heard o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amavaa</text:p>
          </table:table-cell>
          <table:table-cell table:style-name="ce5" office:value-type="string" calcext:value-type="string">
            <text:p>Oqaluut susalik</text:p>
          </table:table-cell>
          <table:table-cell table:style-name="ce20" office:value-type="string" calcext:value-type="string">
            <text:p>has heard about 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ammasiinn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do something that he/she has only heard o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asinnaassus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senseof hearing, hearing sensitivit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asoor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said something dissapointing about him/her without knowing that he/she or his/her relatives heard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saasu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said something dissapointing about him/her without knowing that he/she or his/her relatives heard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atissatut tiguaa</text:p>
          </table:table-cell>
          <table:table-cell table:style-name="ce1" office:value-type="string" calcext:value-type="string">
            <text:p>Oqaluut susalik</text:p>
          </table:table-cell>
          <table:table-cell table:style-name="ce16" office:value-type="string" calcext:value-type="string">
            <text:p>takes note of it</text:p>
          </table:table-cell>
          <table:table-cell table:style-name="ce25"/>
          <table:table-cell table:style-name="ce29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saa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listen, hears, can hea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saav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can hear it, hear it, has understood him/her</text:p>
          </table:table-cell>
          <table:table-cell table:style-name="ce26"/>
          <table:table-cell table:style-name="ce25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tipput 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hey have intercourse, they have sexual intercourse, they have sex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ipput 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hey lie beside each other</text:p>
          </table:table-cell>
          <table:table-cell table:style-name="ce17"/>
          <table:table-cell table:style-name="ce21" office:value-type="string" calcext:value-type="string">
            <text:p>sleeping together in the bed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tiv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step on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sa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ave not heard from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sari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ears well, have a sharp hearing, have a good hearing, </text:p>
          </table:table-cell>
          <table:table-cell table:style-name="ce17"/>
          <table:table-cell table:style-name="ce18" office:value-type="string" calcext:value-type="string">
            <text:p>is quick of hearing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7" office:value-type="string" calcext:value-type="string">
            <text:p>tutsarluivoq</text:p>
          </table:table-cell>
          <table:table-cell table:style-name="ce5" office:value-type="string" calcext:value-type="string">
            <text:p>Oqaluut susaasalik</text:p>
          </table:table-cell>
          <table:table-cell table:style-name="ce18" office:value-type="string" calcext:value-type="string">
            <text:p>misunderstood it, did not hear correct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7" office:value-type="string" calcext:value-type="string">
            <text:p>tutsarluppaa </text:p>
          </table:table-cell>
          <table:table-cell table:style-name="ce5" office:value-type="string" calcext:value-type="string">
            <text:p>Oqaluut susalik </text:p>
          </table:table-cell>
          <table:table-cell table:style-name="ce18" office:value-type="string" calcext:value-type="string">
            <text:p>misunderstood it, did not hear correct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tseruttoraa</text:p>
          </table:table-cell>
          <table:table-cell table:style-name="ce1"/>
          <table:table-cell table:style-name="ce17" office:value-type="string" calcext:value-type="string">
            <text:p>be in the middle of</text:p>
          </table:table-cell>
          <table:table-cell table:style-name="ce17" office:value-type="string" calcext:value-type="string">
            <text:p>sinini tutseruttoraa</text:p>
          </table:table-cell>
          <table:table-cell table:style-name="ce18" office:value-type="string" calcext:value-type="string">
            <text:p>right in the middle of his sleep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tsi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all (about rain)</text:p>
          </table:table-cell>
          <table:table-cell table:style-name="ce17" office:value-type="string" calcext:value-type="string">
            <text:p>sialuit tutsipput</text:p>
          </table:table-cell>
          <table:table-cell table:style-name="ce18" office:value-type="string" calcext:value-type="string">
            <text:p>the rain fell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tsi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be spoken about</text:p>
          </table:table-cell>
          <table:table-cell table:style-name="ce17"/>
          <table:table-cell table:style-name="ce18" office:value-type="string" calcext:value-type="string">
            <text:p>lets hear from it.., it is said that.., you hear about him/it..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tsuigaa</text:p>
          </table:table-cell>
          <table:table-cell table:style-name="ce5" office:value-type="string" calcext:value-type="string">
            <text:p>Oqaluut susalik</text:p>
          </table:table-cell>
          <table:table-cell table:style-name="ce18" office:value-type="string" calcext:value-type="string">
            <text:p>confides in him, puts in trust in hi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saani</text:p>
          </table:table-cell>
          <table:table-cell table:style-name="ce1"/>
          <table:table-cell table:style-name="ce18" office:value-type="string" calcext:value-type="string">
            <text:p>within his hearing, in his inqui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torsu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deer</text:p>
          </table:table-cell>
          <table:table-cell table:style-name="ce17"/>
          <table:table-cell table:style-name="ce21" office:value-type="string" calcext:value-type="string">
            <text:p>deer, fawn, red deer, stag, red stag deer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ttu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reindeer, caribou, barren ground caribou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tu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The constellation Karlsvognen (the Big Dipper, Great Bear, Dipper) with the closest stars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tuaraq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reindeer calf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tunngu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fallow de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tunni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reindeer hun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t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shoot a reindeer, has shot a reindeer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tuus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crane fly, crane fli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tuutilik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reindeer farmer/breed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u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ingrown dirt/filth, ingrained dirt, ingrowing dirt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t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be grim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jolls (for instance, a fire-arm when being fired)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gaal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narwha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ga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usk (of narwhale, walrus or elephant); ivory (as material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ju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common ringed plover (bir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kk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harpoon (which, when its hits, is detached from the shaft and sticks in the animal)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llik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great northern diver, great northern loon, common loon (bir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mmassiv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sleepy</text:p>
          </table:table-cell>
          <table:table-cell table:style-name="ce17"/>
          <table:table-cell table:style-name="ce21" office:value-type="string" calcext:value-type="string">
            <text:p>can't really get awak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tuuppaa </text:p>
          </table:table-cell>
          <table:table-cell table:style-name="ce7" office:value-type="string" calcext:value-type="string">
            <text:p>Oqaluut susalik</text:p>
          </table:table-cell>
          <table:table-cell table:style-name="ce18" office:value-type="string" calcext:value-type="string">
            <text:p>tightens it</text:p>
          </table:table-cell>
          <table:table-cell table:style-name="ce17"/>
          <table:table-cell table:style-name="ce18" office:value-type="string" calcext:value-type="string">
            <text:p>tightens it the skin cover of the boat or kayak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usinti</text:p>
          </table:table-cell>
          <table:table-cell table:style-name="ce1" office:value-type="string" calcext:value-type="string">
            <text:p>Taggit</text:p>
          </table:table-cell>
          <table:table-cell table:style-name="ce18" office:value-type="string" calcext:value-type="string">
            <text:p>thous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sintilli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housand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ss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roof beam</text:p>
          </table:table-cell>
          <table:table-cell table:style-name="ce17"/>
          <table:table-cell/>
          <table:table-cell table:style-name="ce17"/>
          <table:table-cell table:style-name="ce18" office:value-type="string" calcext:value-type="string">
            <text:p>main beam in a Greenlandic house, top beam in the tent frame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tu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tightens it</text:p>
          </table:table-cell>
          <table:table-cell table:style-name="ce17"/>
          <table:table-cell table:style-name="ce18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uusa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wood chisel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uutsin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a bald spot on the temple </text:p>
          </table:table-cell>
          <table:table-cell table:style-name="ce17"/>
          <table:table-cell/>
          <table:table-cell table:style-name="ce17"/>
          <table:table-cell table:style-name="ce18" office:value-type="string" calcext:value-type="string">
            <text:p>a bald spot on the temple of women of whose hair for many years has been tightened up (in a top)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u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rounded ice, ice attached to the lan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v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elevis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v-kkoorusi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game, play </text:p>
          </table:table-cell>
          <table:table-cell table:style-name="ce17"/>
          <table:table-cell table:style-name="ce20"/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v-kkut naalagiarneq</text:p>
          </table:table-cell>
          <table:table-cell table:style-name="ce1"/>
          <table:table-cell table:style-name="ce18" office:value-type="string" calcext:value-type="string">
            <text:p>worship on the tv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v-kkut aallakaatitassat</text:p>
          </table:table-cell>
          <table:table-cell table:style-name="ce1"/>
          <table:table-cell table:style-name="ce20" office:value-type="string" calcext:value-type="string">
            <text:p>television progra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v-mik isiginnaarpoq</text:p>
          </table:table-cell>
          <table:table-cell table:style-name="ce1"/>
          <table:table-cell table:style-name="ce18" office:value-type="string" calcext:value-type="string">
            <text:p>watching TV (television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yfus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yphoid, typhus, typhoid fev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yggegumm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chewing gum, chewing gum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ypehusi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track house(s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yske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german, a germa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yskisut</text:p>
          </table:table-cell>
          <table:table-cell table:style-name="ce1"/>
          <table:table-cell table:style-name="ce18" office:value-type="string" calcext:value-type="string">
            <text:p>in germa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yskisuut</text:p>
          </table:table-cell>
          <table:table-cell table:style-name="ce1"/>
          <table:table-cell table:style-name="ce18" office:value-type="string" calcext:value-type="string">
            <text:p>in german</text:p>
          </table:table-cell>
          <table:table-cell table:style-name="ce17" office:value-type="string" calcext:value-type="string">
            <text:p>atuakkat tyskisuut</text:p>
          </table:table-cell>
          <table:table-cell table:style-name="ce18" office:value-type="string" calcext:value-type="string">
            <text:p>books in german, german books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yskit Kangilliit</text:p>
          </table:table-cell>
          <table:table-cell table:style-name="ce1"/>
          <table:table-cell table:style-name="ce18" office:value-type="string" calcext:value-type="string">
            <text:p>East German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yskit Killiit</text:p>
          </table:table-cell>
          <table:table-cell table:style-name="ce1"/>
          <table:table-cell table:style-name="ce18" office:value-type="string" calcext:value-type="string">
            <text:p>West German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yskit Nunaat</text:p>
          </table:table-cell>
          <table:table-cell table:style-name="ce1"/>
          <table:table-cell table:style-name="ce18" office:value-type="string" calcext:value-type="string">
            <text:p>German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æppe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blanke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gorpai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rattles them off, enumerates them recites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gui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ecitation, enumer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gu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attles them off, enumerates them recites the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g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name, titl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gu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erm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guutit</text:p>
          </table:table-cell>
          <table:table-cell table:style-name="ce5" office:value-type="string" calcext:value-type="string">
            <text:p>Taggit qasseersiut</text:p>
          </table:table-cell>
          <table:table-cell table:style-name="ce18" office:value-type="string" calcext:value-type="string">
            <text:p>terminolog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jakku(a)</text:p>
          </table:table-cell>
          <table:table-cell table:style-name="ce1"/>
          <table:table-cell table:style-name="ce17" office:value-type="string" calcext:value-type="string">
            <text:p>them to the nor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janna</text:p>
          </table:table-cell>
          <table:table-cell table:style-name="ce1"/>
          <table:table-cell table:style-name="ce17" office:value-type="string" calcext:value-type="string">
            <text:p>there toward the nor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jassuma</text:p>
          </table:table-cell>
          <table:table-cell table:style-name="ce1"/>
          <table:table-cell table:style-name="ce17" office:value-type="string" calcext:value-type="string">
            <text:p>to the north</text:p>
          </table:table-cell>
          <table:table-cell table:style-name="ce17" office:value-type="string" calcext:value-type="string">
            <text:p>taajassuma qaqqai</text:p>
          </table:table-cell>
          <table:table-cell table:style-name="ce17" office:value-type="string" calcext:value-type="string">
            <text:p>the mountains to the north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aka</text:p>
          </table:table-cell>
          <table:table-cell table:style-name="ce1"/>
          <table:table-cell table:style-name="ce17" office:value-type="string" calcext:value-type="string">
            <text:p>over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kanng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just over the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kanngaanngu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 slight wind, breez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kattar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uses him as an errand boy, is his (subject's) errand bo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kkartorpaa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mention it ofte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kku(a)</text:p>
          </table:table-cell>
          <table:table-cell table:style-name="ce1"/>
          <table:table-cell table:style-name="ce17" office:value-type="string" calcext:value-type="string">
            <text:p>they, those, thei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kuuna</text:p>
          </table:table-cell>
          <table:table-cell table:style-name="ce1"/>
          <table:table-cell table:style-name="ce17" office:value-type="string" calcext:value-type="string">
            <text:p>through there</text:p>
          </table:table-cell>
          <table:table-cell table:style-name="ce17" office:value-type="string" calcext:value-type="string">
            <text:p>taakuuna ingerlavoq</text:p>
          </table:table-cell>
          <table:table-cell table:style-name="ce17" office:value-type="string" calcext:value-type="string">
            <text:p>goes there, goes to that place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alia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waist, waistline, hoist, pulley, the wai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oem, lyric</text:p>
          </table:table-cell>
          <table:table-cell table:style-name="ce17" office:value-type="string" calcext:value-type="string">
            <text:p>erinarsuutip taallaa</text:p>
          </table:table-cell>
          <table:table-cell table:style-name="ce17" office:value-type="string" calcext:value-type="string">
            <text:p>song's lyrics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alle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hades it, blocks the view of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oem, work of poetr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arpalu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ounds poetic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ar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it's his/her poem, it's he/she who wrote the poem</text:p>
          </table:table-cell>
          <table:table-cell table:style-name="ce17" table:number-columns-repeated="24"/>
          <table:table-cell table:style-name="ce18" table:number-columns-repeated="997"/>
        </table:table-row>
        <table:table-row table:style-name="ro1">
          <table:table-cell table:style-name="ce1" office:value-type="string" calcext:value-type="string">
            <text:p>taalliar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writes a poem about him/her/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g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blocking the light, is in one's l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ivoq</text:p>
          </table:table-cell>
          <table:table-cell table:style-name="ce5" office:value-type="string" calcext:value-type="string">
            <text:p>Oqaluut susaasalik</text:p>
          </table:table-cell>
          <table:table-cell table:style-name="ce17" office:value-type="string" calcext:value-type="string">
            <text:p>shades something, blocks the l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o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oetry writ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o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oet, writer, written b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p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hades it, blocks its l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uup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writes a poem for him/her, composes a song for him/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liuussivoq</text:p>
          </table:table-cell>
          <table:table-cell table:style-name="ce5" office:value-type="string" calcext:value-type="string">
            <text:p>Oqaluut susaasalik</text:p>
          </table:table-cell>
          <table:table-cell table:style-name="ce17" office:value-type="string" calcext:value-type="string">
            <text:p>writes a poem for someone, composes a song for someon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ut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white screen used used to hidebehind when hunting on snow or ic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luts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sets up his/her shooting screen</text:p>
          </table:table-cell>
          <table:table-cell table:style-name="ce17" office:value-type="string" calcext:value-type="string">
            <text:p>sikumineq taalutsiuppaa</text:p>
          </table:table-cell>
          <table:table-cell table:style-name="ce17" office:value-type="string" calcext:value-type="string">
            <text:p>uses a piece of ice as a shooting screen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ama</text:p>
          </table:table-cell>
          <table:table-cell table:style-name="ce1"/>
          <table:table-cell table:style-name="ce17" office:value-type="string" calcext:value-type="string">
            <text:p>in that way, in the way just mentione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! </text:p>
          </table:table-cell>
          <table:table-cell table:style-name="ce1"/>
          <table:table-cell table:style-name="ce17" office:value-type="string" calcext:value-type="string">
            <text:p>that's enough! that's it! stop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k </text:p>
          </table:table-cell>
          <table:table-cell table:style-name="ce5"/>
          <table:table-cell table:style-name="ce17" office:value-type="string" calcext:value-type="string">
            <text:p>in that way, like th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k! </text:p>
          </table:table-cell>
          <table:table-cell table:style-name="ce1"/>
          <table:table-cell table:style-name="ce17" office:value-type="string" calcext:value-type="string">
            <text:p>that's enough! now stop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ni</text:p>
          </table:table-cell>
          <table:table-cell table:style-name="ce1"/>
          <table:table-cell table:style-name="ce17" office:value-type="string" calcext:value-type="string">
            <text:p>then, at tha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nikkulli</text:p>
          </table:table-cell>
          <table:table-cell table:style-name="ce5"/>
          <table:table-cell table:style-name="ce17" office:value-type="string" calcext:value-type="string">
            <text:p>even then, already at tha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nikkut</text:p>
          </table:table-cell>
          <table:table-cell table:style-name="ce5"/>
          <table:table-cell table:style-name="ce17" office:value-type="string" calcext:value-type="string">
            <text:p>then, during that period of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nili</text:p>
          </table:table-cell>
          <table:table-cell table:style-name="ce5"/>
          <table:table-cell table:style-name="ce17" office:value-type="string" calcext:value-type="string">
            <text:p>but back then, already at tha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nnak</text:p>
          </table:table-cell>
          <table:table-cell table:style-name="ce5"/>
          <table:table-cell table:style-name="ce17" office:value-type="string" calcext:value-type="string">
            <text:p>that way, in that fash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ttaaq</text:p>
          </table:table-cell>
          <table:table-cell table:style-name="ce1"/>
          <table:table-cell table:style-name="ce17" office:value-type="string" calcext:value-type="string">
            <text:p>in addition, als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tut</text:p>
          </table:table-cell>
          <table:table-cell table:style-name="ce5"/>
          <table:table-cell table:style-name="ce17" office:value-type="string" calcext:value-type="string">
            <text:p>in the same way, in that fash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unga</text:p>
          </table:table-cell>
          <table:table-cell table:style-name="ce5"/>
          <table:table-cell table:style-name="ce17" office:value-type="string" calcext:value-type="string">
            <text:p>without directions, by guesswork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ungaannaq</text:p>
          </table:table-cell>
          <table:table-cell table:style-name="ce5"/>
          <table:table-cell table:style-name="ce17" office:value-type="string" calcext:value-type="string">
            <text:p>without directions, just by guesswork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ginnarpoq</text:p>
          </table:table-cell>
          <table:table-cell table:style-name="ce5" office:value-type="string" calcext:value-type="string">
            <text:p>Oqaluut susaatsoq </text:p>
          </table:table-cell>
          <table:table-cell table:style-name="ce17" office:value-type="string" calcext:value-type="string">
            <text:p>there has been no change, is still the same, is stabl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ginnartippaa </text:p>
          </table:table-cell>
          <table:table-cell table:style-name="ce11" office:value-type="string" calcext:value-type="string">
            <text:p>Oqaluut susalik</text:p>
          </table:table-cell>
          <table:table-cell table:style-name="ce17" office:value-type="string" calcext:value-type="string">
            <text:p>leave something as it i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ginnartit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8" office:value-type="string" calcext:value-type="string">
            <text:p>leave it as it is, leave something as it i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kkallarli</text:p>
          </table:table-cell>
          <table:table-cell table:style-name="ce5" office:value-type="string" calcext:value-type="string">
            <text:p>Oqaluut susaatsoq </text:p>
          </table:table-cell>
          <table:table-cell table:style-name="ce17" office:value-type="string" calcext:value-type="string">
            <text:p>that's enough for now, let it be for the time be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maalilluni</text:p>
          </table:table-cell>
          <table:table-cell table:style-name="ce5"/>
          <table:table-cell table:style-name="ce18" office:value-type="string" calcext:value-type="string">
            <text:p>doing th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lilluni</text:p>
          </table:table-cell>
          <table:table-cell table:style-name="ce5"/>
          <table:table-cell table:style-name="ce18" office:value-type="string" calcext:value-type="string">
            <text:p>so, thus, as, following, accordingly</text:p>
          </table:table-cell>
          <table:table-cell table:style-name="ce20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amaalinerani</text:p>
          </table:table-cell>
          <table:table-cell table:style-name="ce5"/>
          <table:table-cell table:style-name="ce17" office:value-type="string" calcext:value-type="string">
            <text:p>at tha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l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oes that (as mentioned)</text:p>
          </table:table-cell>
          <table:table-cell table:style-name="ce18"/>
          <table:table-cell table:style-name="ce17"/>
          <table:table-cell table:style-name="ce17" office:value-type="string" calcext:value-type="string">
            <text:p>also taamaasiorpoq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amaalisukk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at that time</text:p>
          </table:table-cell>
          <table:table-cell table:style-name="ce22" office:value-type="string" calcext:value-type="string">
            <text:p>ass. piffissap taamaalinerani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amaalivoq</text:p>
          </table:table-cell>
          <table:table-cell table:style-name="ce13" office:value-type="string" calcext:value-type="string">
            <text:p>Oqaluut susaatsoq</text:p>
          </table:table-cell>
          <table:table-cell table:style-name="ce18" office:value-type="string" calcext:value-type="string">
            <text:p>has become thu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lli!</text:p>
          </table:table-cell>
          <table:table-cell table:style-name="ce1"/>
          <table:table-cell table:style-name="ce17" office:value-type="string" calcext:value-type="string">
            <text:p>Enough! Stop! No more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lluni</text:p>
          </table:table-cell>
          <table:table-cell table:style-name="ce1"/>
          <table:table-cell table:style-name="ce17" office:value-type="string" calcext:value-type="string">
            <text:p>finally, it's abou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llaat</text:p>
          </table:table-cell>
          <table:table-cell table:style-name="ce1"/>
          <table:table-cell table:style-name="ce17" office:value-type="string" calcext:value-type="string">
            <text:p>only, jus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mmat</text:p>
          </table:table-cell>
          <table:table-cell table:style-name="ce5"/>
          <table:table-cell table:style-name="ce17" office:value-type="string" calcext:value-type="string">
            <text:p>therefore, that being the c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nnerani</text:p>
          </table:table-cell>
          <table:table-cell table:style-name="ce5"/>
          <table:table-cell table:style-name="ce17" office:value-type="string" calcext:value-type="string">
            <text:p>at that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nnerpormi?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 wonder if that's so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at is how it is, it is that wa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qatigiipput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they are alike, they are equals, peers, same age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qqaj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hat's not right, that is not the case, it is not at all like th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r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 remains unchanged, is still the sa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s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does that, does as just mentioned</text:p>
          </table:table-cell>
          <table:table-cell table:style-name="ce17" table:number-columns-repeated="2"/>
          <table:table-cell table:style-name="ce17" office:value-type="string" calcext:value-type="string">
            <text:p>also taamaaliorpoq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amaa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to be like that, has come to be like th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t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ceases, stop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tippaa </text:p>
          </table:table-cell>
          <table:table-cell table:style-name="ce5" office:value-type="string" calcext:value-type="string">
            <text:p>Oqaluut sasalik</text:p>
          </table:table-cell>
          <table:table-cell table:style-name="ce17" office:value-type="string" calcext:value-type="string">
            <text:p>gives it up, lets it remain as it is, drop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titsivoq</text:p>
          </table:table-cell>
          <table:table-cell table:style-name="ce14" office:value-type="string" calcext:value-type="string">
            <text:p><text:s/>Oqaluut susaatsoq PLUS HTR??</text:p>
          </table:table-cell>
          <table:table-cell table:style-name="ce17" office:value-type="string" calcext:value-type="string">
            <text:p>gives it up, lets it remain as it is, drop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tsillugu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while this is going on, at the same tim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ttoq </text:p>
          </table:table-cell>
          <table:table-cell table:style-name="ce1"/>
          <table:table-cell table:style-name="ce17" office:value-type="string" calcext:value-type="string">
            <text:p>although, neverthel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ttoq! </text:p>
          </table:table-cell>
          <table:table-cell table:style-name="ce1"/>
          <table:table-cell table:style-name="ce17" office:value-type="string" calcext:value-type="string">
            <text:p>that's enoug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tto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ot right, is incorrec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maattumik</text:p>
          </table:table-cell>
          <table:table-cell table:style-name="ce1"/>
          <table:table-cell table:style-name="ce17" office:value-type="string" calcext:value-type="string">
            <text:p>therefor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yllable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neq 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pronunciation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neq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voted for, he/she was voted f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neqar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called, is named (on a particular occasion)</text:p>
          </table:table-cell>
          <table:table-cell table:style-name="ce17" office:value-type="string" calcext:value-type="string">
            <text:p>Sermilimmik taaneqartarpoq, taama taaneqartarpoq</text:p>
          </table:table-cell>
          <table:table-cell table:style-name="ce17" office:value-type="string" calcext:value-type="string">
            <text:p>is called Sermilik, a so-called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anertu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voluminous; look like a lot</text:p>
          </table:table-cell>
          <table:table-cell table:style-name="ce17" office:value-type="string" calcext:value-type="string">
            <text:p>is spacioius, looks like a lot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anikippoq 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not very big, does not look like much</text:p>
          </table:table-cell>
          <table:table-cell table:style-name="ce17" office:value-type="string" calcext:value-type="string">
            <text:p>is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anna</text:p>
          </table:table-cell>
          <table:table-cell table:style-name="ce1"/>
          <table:table-cell table:style-name="ce17" office:value-type="string" calcext:value-type="string">
            <text:p>this one (just mentioned)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nnaqa</text:p>
          </table:table-cell>
          <table:table-cell table:style-name="ce1"/>
          <table:table-cell table:style-name="ce17" office:value-type="string" calcext:value-type="string">
            <text:p>I suspected as much, that's what I thought, no wonder that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nnaqaana</text:p>
          </table:table-cell>
          <table:table-cell table:style-name="ce1"/>
          <table:table-cell table:style-name="ce17" office:value-type="string" calcext:value-type="string">
            <text:p>I suspected as much, that's what I thought, no wonder that …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nnarinn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mentions him/her/it often, refers to him/her/it frequent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nnar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mentions him/her/it often, refers to him/her/it frequent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nnaasorsiut</text:p>
          </table:table-cell>
          <table:table-cell table:style-name="ce5" office:value-type="string" calcext:value-type="string">
            <text:p>Taggit</text:p>
          </table:table-cell>
          <table:table-cell table:style-name="ce20" office:value-type="string" calcext:value-type="string">
            <text:p>telex, telex code, determined or undetermined</text:p>
          </table:table-cell>
          <table:table-cell table:style-name="ce17" office:value-type="string" calcext:value-type="string">
            <text:p>ilisarsiniut taannaasorsiut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ap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removes the outermost article of clothing or footwea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arkn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qq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discouraged, becomes sa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qqunga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discouraged, looks sa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dark, darkn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nertu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's dark for a long time, the days are getting shorter, it has gotten darker</text:p>
          </table:table-cell>
          <table:table-cell table:style-name="ce17" table:number-columns-repeated="2"/>
          <table:table-cell table:style-name="ce17" office:value-type="string" calcext:value-type="string">
            <text:p>It becomes that time of year where it is dark for a long time, the days are very short. 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ar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is dark, the dar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paallak!</text:p>
          </table:table-cell>
          <table:table-cell table:style-name="ce1"/>
          <table:table-cell table:style-name="ce17" office:value-type="string" calcext:value-type="string">
            <text:p>how dark it's become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eeqqusissuteq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emand for repaym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e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pay it (a loan) ba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er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replaces him/her/ it, trade it for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ersuuti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installments on a loan, payments on a loa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assa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twiligh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gassarsiat</text:p>
          </table:table-cell>
          <table:table-cell table:style-name="ce5" office:value-type="string" calcext:value-type="string">
            <text:p>Taggit qasseersiut</text:p>
          </table:table-cell>
          <table:table-cell table:style-name="ce17" office:value-type="string" calcext:value-type="string">
            <text:p>loa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gassarsiniar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loan applicatio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gassarsini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pplies for a loan, would like to borrow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gassarsisoq</text:p>
          </table:table-cell>
          <table:table-cell table:style-name="ce7" office:value-type="string" calcext:value-type="string">
            <text:p>Taggit </text:p>
          </table:table-cell>
          <table:table-cell table:style-name="ce17" office:value-type="string" calcext:value-type="string">
            <text:p>borrower, the person who takes a loa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gassar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akes out a loan, borrows mone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ivigeqqu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emand for repayment</text:p>
          </table:table-cell>
          <table:table-cell table:style-name="ce17" office:value-type="string" calcext:value-type="string">
            <text:p>tamakkiisumik taarsiivigeqquneq</text:p>
          </table:table-cell>
          <table:table-cell table:style-name="ce17" office:value-type="string" calcext:value-type="string">
            <text:p>full repayment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arsiivoq</text:p>
          </table:table-cell>
          <table:table-cell table:style-name="ce7" office:value-type="string" calcext:value-type="string">
            <text:p>Oqaluut susaasalik</text:p>
          </table:table-cell>
          <table:table-cell table:style-name="ce17" office:value-type="string" calcext:value-type="string">
            <text:p>pay it (a loan) bac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ivoq</text:p>
          </table:table-cell>
          <table:table-cell table:style-name="ce7" office:value-type="string" calcext:value-type="string">
            <text:p>Oqaluut susaasalik</text:p>
          </table:table-cell>
          <table:table-cell table:style-name="ce17" office:value-type="string" calcext:value-type="string">
            <text:p>replaces him/her/ it, trade it for something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in the dark, is out in the dar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ssu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it got dark while he/she was still ..., darkness fell before he/she ...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uppaa 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replac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ussivoq</text:p>
          </table:table-cell>
          <table:table-cell table:style-name="ce7" office:value-type="string" calcext:value-type="string">
            <text:p>Oqaluut susaasalik</text:p>
          </table:table-cell>
          <table:table-cell table:style-name="ce17" office:value-type="string" calcext:value-type="string">
            <text:p>replac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gets dark, night fall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siaallu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's getting dark earl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i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replacement, substitute</text:p>
          </table:table-cell>
          <table:table-cell table:style-name="ce17" table:number-columns-repeated="2"/>
          <table:table-cell table:style-name="ce17" office:value-type="string" calcext:value-type="string">
            <text:p>what is given in exchange for something, what is accepted in in exchange for something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artigiin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the exchange of private residences, trading of hom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igiippu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trade with each ot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faints, looses consciousn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isi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compensation for something given in an exchan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issaar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lacks something to bargain with, has nothing to trad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oo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temporarily unable to see when going from bright light to relative darknes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darkness, dark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uarsaartaler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t's starting to get dark earlier, the days are getting short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rtaasoq</text:p>
          </table:table-cell>
          <table:table-cell table:style-name="ce7" office:value-type="string" calcext:value-type="string">
            <text:p>Taggit</text:p>
          </table:table-cell>
          <table:table-cell table:style-name="ce17" office:value-type="string" calcext:value-type="string">
            <text:p>replacement, substitute</text:p>
          </table:table-cell>
          <table:table-cell table:style-name="ce17" table:number-columns-repeated="2"/>
          <table:table-cell table:style-name="ce17" office:value-type="string" calcext:value-type="string">
            <text:p>what is given in exchange for something, what is accepted in in exchange for something</text:p>
          </table:table-cell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arutaarit!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ove! I can't see.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sakuluk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errand boy, gofer/goph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s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messenge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siinnarniut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gram. absolutive cas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siit!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once again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sine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voting, casting of vote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sisinneqarnerat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referendum, referanda, referendums</text:p>
          </table:table-cell>
          <table:table-cell table:style-name="ce17" office:value-type="string" calcext:value-type="string">
            <text:p>inuit taasisinneqarnerat</text:p>
          </table:table-cell>
          <table:table-cell table:style-name="ce17" office:value-type="string" calcext:value-type="string">
            <text:p>referendum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asisinnaaso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omeone, eligible to vote; one who is entitled to vot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9" office:value-type="string" calcext:value-type="string">
            <text:p>taa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calls him/her/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mentions it, refers 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sivoq</text:p>
          </table:table-cell>
          <table:table-cell table:style-name="ce7" office:value-type="string" calcext:value-type="string">
            <text:p>Oqaluut susaasalik</text:p>
          </table:table-cell>
          <table:table-cell table:style-name="ce18" office:value-type="string" calcext:value-type="string">
            <text:p>sends him/her off with a messa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votes, casts his/her vot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sivoq</text:p>
          </table:table-cell>
          <table:table-cell table:style-name="ce7" office:value-type="string" calcext:value-type="string">
            <text:p>Oqaluut susaasalik</text:p>
          </table:table-cell>
          <table:table-cell table:style-name="ce20" office:value-type="string" calcext:value-type="string">
            <text:p>voting, votes him/her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ssuma</text:p>
          </table:table-cell>
          <table:table-cell table:style-name="ce7"/>
          <table:table-cell table:style-name="ce17" office:value-type="string" calcext:value-type="string">
            <text:p>he/she/it, his/her/it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ssuminnga</text:p>
          </table:table-cell>
          <table:table-cell table:style-name="ce1"/>
          <table:table-cell table:style-name="ce17" office:value-type="string" calcext:value-type="string">
            <text:p>with that</text:p>
          </table:table-cell>
          <table:table-cell table:style-name="ce17" office:value-type="string" calcext:value-type="string">
            <text:p>taassuminnga anaavaa</text:p>
          </table:table-cell>
          <table:table-cell table:style-name="ce17"/>
          <table:table-cell table:style-name="ce17" office:value-type="string" calcext:value-type="string">
            <text:p>all case forms of demonstratives should be in the dictionary</text:p>
          </table:table-cell>
          <table:table-cell table:style-name="ce17" office:value-type="string" calcext:value-type="string">
            <text:p>Hits him with that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assaanngillat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are innumerable, are uncountably many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era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black legged kittiwake Rissa tridactyla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eraarnaq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abine's gull, Xema sabini;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si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suggests it, implies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siv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removes the outermost article of clothing or footwea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siaannagaq</text:p>
          </table:table-cell>
          <table:table-cell table:style-name="ce5" office:value-type="string" calcext:value-type="string">
            <text:p>Taggit</text:p>
          </table:table-cell>
          <table:table-cell table:style-name="ce18" office:value-type="string" calcext:value-type="string">
            <text:p>evocation</text:p>
          </table:table-cell>
          <table:table-cell table:style-name="ce17" table:number-columns-repeated="3"/>
          <table:table-cell table:style-name="ce17" office:value-type="string" calcext:value-type="string">
            <text:p>something mentioned in the passing/implied/suggested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atsiaannar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mentions it in passing;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tor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a healthy complexion, has color in his/her fac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torluppoq</text:p>
          </table:table-cell>
          <table:table-cell table:style-name="ce5" office:value-type="string" calcext:value-type="string">
            <text:p>Oqaluut susaatsoq</text:p>
          </table:table-cell>
          <table:table-cell table:style-name="ce18" office:value-type="string" calcext:value-type="string">
            <text:p>has a bad appearance; looks bad, sickly; looks melancholy, gloomy, angry</text:p>
          </table:table-cell>
          <table:table-cell table:style-name="ce18" office:value-type="string" calcext:value-type="string">
            <text:p>taattuluppoq, kiinaa qarsungavoq</text:p>
          </table:table-cell>
          <table:table-cell table:style-name="ce17" table:number-columns-repeated="2"/>
          <table:table-cell table:style-name="ce17" office:value-type="string" calcext:value-type="string">
            <text:p>does not look good, his/her complexion is off.</text:p>
          </table:table-cell>
          <table:table-cell table:style-name="ce17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taattu</text:p>
          </table:table-cell>
          <table:table-cell table:style-name="ce5" office:value-type="string" calcext:value-type="string">
            <text:p>Taggit</text:p>
          </table:table-cell>
          <table:table-cell table:style-name="ce17" office:value-type="string" calcext:value-type="string">
            <text:p>skin tone, complexion </text:p>
          </table:table-cell>
          <table:table-cell table:style-name="ce18" office:value-type="string" calcext:value-type="string">
            <text:p>kiinnap qalipaataa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attueru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is pale, is pallid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tunippoq</text:p>
          </table:table-cell>
          <table:table-cell table:style-name="ce5" office:value-type="string" calcext:value-type="string">
            <text:p>Oqaluut susaatsoq</text:p>
          </table:table-cell>
          <table:table-cell table:style-name="ce17" office:value-type="string" calcext:value-type="string">
            <text:p>has gotten some color in his/her cheeks, has lost his/her palor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uppaa</text:p>
          </table:table-cell>
          <table:table-cell table:style-name="ce5" office:value-type="string" calcext:value-type="string">
            <text:p>Oqaluut susalik</text:p>
          </table:table-cell>
          <table:table-cell table:style-name="ce17" office:value-type="string" calcext:value-type="string">
            <text:p>gets a clear idea of ​​it, forms a clear impression of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tuuna!</text:p>
          </table:table-cell>
          <table:table-cell table:style-name="ce5"/>
          <table:table-cell table:style-name="ce17" office:value-type="string" calcext:value-type="string">
            <text:p>You're awful! You're terrible!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va</text:p>
          </table:table-cell>
          <table:table-cell table:style-name="ce1"/>
          <table:table-cell table:style-name="ce17" office:value-type="string" calcext:value-type="string">
            <text:p>then, so, after tha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va</text:p>
          </table:table-cell>
          <table:table-cell table:style-name="ce1"/>
          <table:table-cell table:style-name="ce17" office:value-type="string" calcext:value-type="string">
            <text:p>there in the nor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vani</text:p>
          </table:table-cell>
          <table:table-cell table:style-name="ce5"/>
          <table:table-cell table:style-name="ce17" office:value-type="string" calcext:value-type="string">
            <text:p>there toward the north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vaa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sends him/her off with a message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vaa</text:p>
          </table:table-cell>
          <table:table-cell table:style-name="ce7" office:value-type="string" calcext:value-type="string">
            <text:p>Oqaluut susalik</text:p>
          </table:table-cell>
          <table:table-cell table:style-name="ce20" office:value-type="string" calcext:value-type="string">
            <text:p>voting, votes him/her,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v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calls him/her/it 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aavaa </text:p>
          </table:table-cell>
          <table:table-cell table:style-name="ce7" office:value-type="string" calcext:value-type="string">
            <text:p>Oqaluut susalik</text:p>
          </table:table-cell>
          <table:table-cell table:style-name="ce17" office:value-type="string" calcext:value-type="string">
            <text:p>mentions it, refers to i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aavaaku nunguttut</text:p>
          </table:table-cell>
          <table:table-cell table:style-name="ce1"/>
          <table:table-cell table:style-name="ce17" office:value-type="string" calcext:value-type="string">
            <text:p>All of a sudden, there are no more, There are absolutely no more now</text:p>
          </table:table-cell>
          <table:table-cell table:style-name="ce17"/>
          <table:table-cell table:number-columns-repeated="2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" office:value-type="string" calcext:value-type="string">
            <text:p>taavaana nunguppoq</text:p>
          </table:table-cell>
          <table:table-cell table:style-name="ce1"/>
          <table:table-cell table:style-name="ce18" office:value-type="string" calcext:value-type="string">
            <text:p>there is absolutely no more (example for milk etc)</text:p>
          </table:table-cell>
          <table:table-cell table:style-name="ce17" office:value-type="string" calcext:value-type="string">
            <text:p>taavaana qaammalersoq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aavaannaq</text:p>
          </table:table-cell>
          <table:table-cell table:style-name="ce1"/>
          <table:table-cell table:style-name="ce17" office:value-type="string" calcext:value-type="string">
            <text:p>suddenly, <text:s/>at that very moment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10" office:value-type="string" calcext:value-type="string">
            <text:p>pinerluttaalivaa</text:p>
          </table:table-cell>
          <table:table-cell table:style-name="ce5" office:value-type="string" calcext:value-type="string">
            <text:p>Oqaluut susalik</text:p>
          </table:table-cell>
          <table:table-cell table:style-name="ce15" office:value-type="string" calcext:value-type="string">
            <text:p>block and tackle</text:p>
          </table:table-cell>
          <table:table-cell table:style-name="ce24"/>
          <table:table-cell table:style-name="ce17" table:number-columns-repeated="23"/>
          <table:table-cell table:number-columns-repeated="997"/>
        </table:table-row>
        <table:table-row table:style-name="ro1" table:number-rows-repeated="104687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1">
          <table:table-cell office:value-type="string" calcext:value-type="string">
            <text:p>Kalaallisut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Plural form</text:p>
          </table:table-cell>
          <table:table-cell office:value-type="string" calcext:value-type="string">
            <text:p>Relative form</text:p>
          </table:table-cell>
          <table:table-cell office:value-type="string" calcext:value-type="string">
            <text:p>iv part</text:p>
          </table:table-cell>
          <table:table-cell office:value-type="string" calcext:value-type="string">
            <text:p>antip</text:p>
          </table:table-cell>
          <table:table-cell office:value-type="string" calcext:value-type="string">
            <text:p>antip part</text:p>
          </table:table-cell>
          <table:table-cell office:value-type="string" calcext:value-type="string">
            <text:p>pass part</text:p>
          </table:table-cell>
          <table:table-cell office:value-type="string" calcext:value-type="string">
            <text:p>\c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on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gorpai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aaguivo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agu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guinerit</text:p>
          </table:table-cell>
          <table:table-cell office:value-type="string" calcext:value-type="string">
            <text:p>taaguiner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guusersuinermi atortu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g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guutit</text:p>
          </table:table-cell>
          <table:table-cell office:value-type="string" calcext:value-type="string">
            <text:p>taagu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guutit</text:p>
          </table:table-cell>
          <table:table-cell office:value-type="string" calcext:value-type="string">
            <text:p>t q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jakku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jan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jassu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kanngaanng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kanngaannguit</text:p>
          </table:table-cell>
          <table:table-cell office:value-type="string" calcext:value-type="string">
            <text:p>taakanngaanng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kanngu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kattar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kkarto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kku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ku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li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liaat</text:p>
          </table:table-cell>
          <table:table-cell office:value-type="string" calcext:value-type="string">
            <text:p>taali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lla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ll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llat</text:p>
          </table:table-cell>
          <table:table-cell office:value-type="string" calcext:value-type="string">
            <text:p>taall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lle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ll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lliat</text:p>
          </table:table-cell>
          <table:table-cell office:value-type="string" calcext:value-type="string">
            <text:p>taall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lliar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lliarpa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llig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lli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lliornerit</text:p>
          </table:table-cell>
          <table:table-cell office:value-type="string" calcext:value-type="string">
            <text:p>taalliorner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llio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lliortut</text:p>
          </table:table-cell>
          <table:table-cell office:value-type="string" calcext:value-type="string">
            <text:p>taallior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lli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lliu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lu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lutat</text:p>
          </table:table-cell>
          <table:table-cell office:value-type="string" calcext:value-type="string">
            <text:p>taalu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luts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lutsiuppa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gin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ginnartippa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aamaaginnartitsivo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amaakkallar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lillu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liner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l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lisukk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l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ll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lli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llu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m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nner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nnerpormi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qatig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qqaj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ru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s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tiinnarpo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tippaa (taamaati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t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tsillu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ttoq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ttoq!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attoq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maattum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k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k!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nikku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nikk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n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nn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tta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at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u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mungaa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ne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ne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neqa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neqa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neqartarp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neqartart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nert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nik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n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nnaasorsiu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nnaq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nnaqa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nnaraa (taannarinnipp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ppaa (taa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ar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qq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qqu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ne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nertu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paallak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eeqqusissuteqarne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erpaa (taarsii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erpaa (taarsi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ersuu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arsersu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siaallu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as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gassarsiap suussusia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gassarsi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arsigassarsi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sigassarsiat erniaat (procentii) nikerartu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gassarsiat akilersornerata kipigallarnera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gassarsini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sigassarsin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gassars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sigassar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ivigeqqu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s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ss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uppaa (taars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taas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rt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tigii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tig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t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ti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at</text:p>
          </table:table-cell>
          <table:table-cell office:value-type="string" calcext:value-type="string">
            <text:p>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tissaar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t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tuarsaartal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rutaari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sakul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it</text:p>
          </table:table-cell>
          <table:table-cell office:value-type="string" calcext:value-type="string">
            <text:p>l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siinnarni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iutit</text:p>
          </table:table-cell>
          <table:table-cell office:value-type="string" calcext:value-type="string">
            <text:p>ni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sii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sisinna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sisinneqarnera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ssaanngilla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ssu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ssumin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ter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at</text:p>
          </table:table-cell>
          <table:table-cell office:value-type="string" calcext:value-type="string">
            <text:p>r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teraarn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tsiaannaga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tsiaann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tsi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ttor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ttor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tt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ttut</text:p>
          </table:table-cell>
          <table:table-cell office:value-type="string" calcext:value-type="string">
            <text:p>taat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ttuer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ttun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t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tuuna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v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v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vaa (taasi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vaa (taas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vaa (taasivoq) I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vaa (taasivoq) IV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avaa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va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vaa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av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e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ekwon-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?</text:p>
          </table:table-cell>
          <table:table-cell office:value-type="string" calcext:value-type="string">
            <text:p>d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gar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gerluppaa (taggerl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gipp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ggisaa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gisit taartiss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ggi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gisit</text:p>
          </table:table-cell>
          <table:table-cell office:value-type="string" calcext:value-type="string">
            <text:p>ggi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i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iartorpaa (tagiart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iartuis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iuppaa (tag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i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j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at</text:p>
          </table:table-cell>
          <table:table-cell office:value-type="string" calcext:value-type="string">
            <text:p>j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jaq ikiuiniartunut tapersiinermut takussutis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at</text:p>
          </table:table-cell>
          <table:table-cell office:value-type="string" calcext:value-type="string">
            <text:p>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jaq tapersersuinermut ilisarn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j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jaru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jar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</text:p>
          </table:table-cell>
          <table:table-cell office:value-type="string" calcext:value-type="string">
            <text:p>naleqq takkuuk/takuuk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an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anan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ananngaanng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guit</text:p>
          </table:table-cell>
          <table:table-cell office:value-type="string" calcext:value-type="string">
            <text:p>nng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ananng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anna!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ann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anu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assa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assu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is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u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ssus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utsit</text:p>
          </table:table-cell>
          <table:table-cell office:value-type="string" calcext:value-type="string">
            <text:p>ssut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s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kis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suukuj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uut</text:p>
          </table:table-cell>
          <table:table-cell office:value-type="string" calcext:value-type="string">
            <text:p>j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saangitsunik misikkarissoq, siumut takorluuisinnaasoq, malussarissoq, siulittuis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ut, sut, ssut, tut</text:p>
          </table:table-cell>
          <table:table-cell office:value-type="string" calcext:value-type="string">
            <text:p>ssup, sup, ssup, 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ussutis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at</text:p>
          </table:table-cell>
          <table:table-cell office:value-type="string" calcext:value-type="string">
            <text:p>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orluukk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iat</text:p>
          </table:table-cell>
          <table:table-cell office:value-type="string" calcext:value-type="string">
            <text:p>k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ornarialer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kaj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aat</text:p>
          </table:table-cell>
          <table:table-cell office:value-type="string" calcext:value-type="string">
            <text:p>j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kig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ig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igani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igani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iganng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kinng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inng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orliorpaa (takkorli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korliuppaa (takkorl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korluppaa (takkorl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k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u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uits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kuiunngila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kuttaraa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kuuk! (naal t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oqqu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qquv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oquts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ann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ann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loorpaa (takorlu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luu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ukkat</text:p>
          </table:table-cell>
          <table:table-cell office:value-type="string" calcext:value-type="string">
            <text:p>luu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orluukker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nar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at</text:p>
          </table:table-cell>
          <table:table-cell office:value-type="string" calcext:value-type="string">
            <text:p>r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ornar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narn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narpaa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narpaa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na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na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nar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orniorpaa (takorni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niuu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oorsaarpaa (takoroorsaa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r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rruu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ruukkat</text:p>
          </table:table-cell>
          <table:table-cell office:value-type="string" calcext:value-type="string">
            <text:p>rruu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orusuppaa (takorus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t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uaa (takunnipp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jua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juminaa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jumi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llerpaa (takull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lluaatigaa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ulluar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masaq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mina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mina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mm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nar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uni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niarpaa (takuni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niinnarp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unngitsoorpaa (takunngitsu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nngitsuu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ukkat</text:p>
          </table:table-cell>
          <table:table-cell office:value-type="string" calcext:value-type="string">
            <text:p>tsuu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unngu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nnguuppaa (takunngu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nninn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aann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aav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usarpaa (taku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ass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assars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sa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s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savar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ussugaa (takussuginnipp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su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ssusaarallarla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ussu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tinneqarnera nutarsaruk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tippaa (takuti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t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tit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utitsine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utit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uuk! (naal t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akk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ant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art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llit</text:p>
          </table:table-cell>
          <table:table-cell office:value-type="string" calcext:value-type="string">
            <text:p>t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qqas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qq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eqq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r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qqut</text:p>
          </table:table-cell>
          <table:table-cell office:value-type="string" calcext:value-type="string">
            <text:p>leqq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rperl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rpiatunga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rpiatung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rp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iit</text:p>
          </table:table-cell>
          <table:table-cell office:value-type="string" calcext:value-type="string">
            <text:p>p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rpimmu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iffa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faat</text:p>
          </table:table-cell>
          <table:table-cell office:value-type="string" calcext:value-type="string">
            <text:p>ff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if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fiit</text:p>
          </table:table-cell>
          <table:table-cell office:value-type="string" calcext:value-type="string">
            <text:p>f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iia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iia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iits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itt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ler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g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m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nik qulil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nngorlu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nngor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nng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limanngorner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nngorners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limanngorner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manngornikk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nngorp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nngo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manngo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manngortoq tannaart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rarter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tit</text:p>
          </table:table-cell>
          <table:table-cell office:value-type="string" calcext:value-type="string">
            <text:p>r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limassaa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immerpai (tallimm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mmi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mmiuppaa (tallimm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ut</text:p>
          </table:table-cell>
          <table:table-cell office:value-type="string" calcext:value-type="string">
            <text:p>ll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or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or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or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lut</text:p>
          </table:table-cell>
          <table:table-cell office:value-type="string" calcext:value-type="string">
            <text:p>tal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u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an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a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an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anngaanni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a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a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gin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kkerlut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kkii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kki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kkiuppaat (tamakkiussipput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kkius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akkivillu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kku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kuju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makuj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ala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mal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alaat (tusagassiornermut tunngasoq)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amal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aleqisapp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lik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lla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llar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ngajaa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gaj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gajamm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i tama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na pillugu (naal t.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ut ammas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ut ammasum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nut atugas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iat</text:p>
          </table:table-cell>
          <table:table-cell office:value-type="string" calcext:value-type="string">
            <text:p>s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anut saqqumisum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q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rlis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marli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r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rm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rmik naggatissaqar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rmi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ss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ss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s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aaj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taar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taq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tig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tigoort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igoort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igorlui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ig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igut tama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iguussus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utsit</text:p>
          </table:table-cell>
          <table:table-cell office:value-type="string" calcext:value-type="string">
            <text:p>ssut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atikk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t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u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um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uma kingor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umuun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tumuun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viaarlu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vi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vianngu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viat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viat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vimm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maarfik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iup fi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m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aav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ajui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majuitsussippaa (tammajuitsuss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araluart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marnaveeqq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qutit</text:p>
          </table:table-cell>
          <table:table-cell office:value-type="string" calcext:value-type="string">
            <text:p>qq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m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m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artaj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artakaj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artits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m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iss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iuppaa (tamm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muut</text:p>
          </table:table-cell>
          <table:table-cell office:value-type="string" calcext:value-type="string">
            <text:p>mm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moo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mo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mu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mmu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ora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sa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ora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orrar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u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u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ugart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ugarto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u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usseriartoqquaa (tamusseriartoqqu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uss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ertarpaa (tanert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aj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ajors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ajunng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ajussa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er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git</text:p>
          </table:table-cell>
          <table:table-cell office:value-type="string" calcext:value-type="string">
            <text:p>ng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ge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git</text:p>
          </table:table-cell>
          <table:table-cell office:value-type="string" calcext:value-type="string">
            <text:p>ng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geqanngila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qanngila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qartit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ger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gik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ngik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gi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ippaa (tanii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ippaa (tani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ita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ita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k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kiler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nermoor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ng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erneq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erpaa (tap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erserpaa (tapers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ersersuilluni ingerlaaqatigii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ersiilluni tuniss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ersi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ertaler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erta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erta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ertar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iiss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iissuteqartarne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iissuti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innaa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in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i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ippai (tapi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i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at</text:p>
          </table:table-cell>
          <table:table-cell office:value-type="string" calcext:value-type="string">
            <text:p>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italer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pann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ann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assu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av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av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avani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avani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avu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iill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pi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pii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pi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ik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ikanngarp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ikuj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piku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iku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ing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pin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piorannart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ppiorannart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p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pi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tit</text:p>
          </table:table-cell>
          <table:table-cell office:value-type="string" calcext:value-type="string">
            <text:p>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uppaa (tap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utartuuppaa (taputartu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taq (siorartaq, arsakortaq ) il.il.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aleqi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sa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all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uit</text:p>
          </table:table-cell>
          <table:table-cell office:value-type="string" calcext:value-type="string">
            <text:p>ll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amm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amm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muat</text:p>
          </table:table-cell>
          <table:table-cell office:value-type="string" calcext:value-type="string">
            <text:p>mmu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amoriarpaa (taqamori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amorpaa (taqam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am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amut iseqarp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qat</text:p>
          </table:table-cell>
          <table:table-cell office:value-type="string" calcext:value-type="string">
            <text:p>qq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aq tilleqanngits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aq tillert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arsiorpaa (taqarsi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arsuaq anginerpaaq (sinneri: taqarsui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at</text:p>
          </table:table-cell>
          <table:table-cell office:value-type="string" calcext:value-type="string">
            <text:p>p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ass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im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i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i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i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issorpaa (taqiss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is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qakku(a)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kku(a)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kku(a) I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kku(a)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m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m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mik milittoorn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nn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nn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nna I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qat</text:p>
          </table:table-cell>
          <table:table-cell office:value-type="string" calcext:value-type="string">
            <text:p>qq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qarmi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ut</text:p>
          </table:table-cell>
          <table:table-cell office:value-type="string" calcext:value-type="string">
            <text:p>m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q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av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qqissorpaa (taqqiss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qiss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uutit</text:p>
          </table:table-cell>
          <table:table-cell office:value-type="string" calcext:value-type="string">
            <text:p>ssu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ussat</text:p>
          </table:table-cell>
          <table:table-cell office:value-type="string" calcext:value-type="string">
            <text:p>qu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u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ussat</text:p>
          </table:table-cell>
          <table:table-cell office:value-type="string" calcext:value-type="string">
            <text:p>t qass (ataas taquaq)</text:p>
          </table:table-cell>
          <table:table-cell table:number-columns-repeated="2" office:value-type="string" calcext:value-type="string">
            <text:p>taqus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quss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ussippaa (taquss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qussi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aj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tsut</text:p>
          </table:table-cell>
          <table:table-cell office:value-type="string" calcext:value-type="string">
            <text:p>ra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ajorn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aj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ajorteri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ajorterpaa (tarajorte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ajortigaq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i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ajuusi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aluttuaq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atserpaa (tarats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ats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rats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fiinn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f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inn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nguppaa (tarng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ng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ng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gutit</text:p>
          </table:table-cell>
          <table:table-cell office:value-type="string" calcext:value-type="string">
            <text:p>ng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nikk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nikkut atukkanik siunnersuisarneq (Siunnersuisarfik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nikkut napparsimas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ningerpaa (tarning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nip nalunngissus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nip nappaataanut nakors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nip pissusiinik ilisimato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nip pissusiinik ilisimasallit pisortaa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nuppaa (tarn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n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n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tit</text:p>
          </table:table-cell>
          <table:table-cell office:value-type="string" calcext:value-type="string">
            <text:p>n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p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pa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p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ajarsu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rrajars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jarsuk</text:p>
          </table:table-cell>
          <table:table-cell office:value-type="string" calcext:value-type="string">
            <text:p>t (tak tarrajarsuit)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j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aleqi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sa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li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an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raat</text:p>
          </table:table-cell>
          <table:table-cell office:value-type="string" calcext:value-type="string">
            <text:p>rr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qqut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atut ta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r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arsuinermik ilinniaga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rsuisartoq qarasaasialer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rsuis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rsuut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uutip su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arsuut (kromimik sinilik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ri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ipp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r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ipp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risim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rup ata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r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siallaa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sialuk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aat</text:p>
          </table:table-cell>
          <table:table-cell office:value-type="string" calcext:value-type="string">
            <text:p>k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sialuttuinn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sii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toqu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rtoq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t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tulu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tuna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tuna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tutuuttut</text:p>
          </table:table-cell>
          <table:table-cell office:value-type="string" calcext:value-type="string">
            <text:p>t qass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Tartutuutt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u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am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am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ann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ann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assum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sit</text:p>
          </table:table-cell>
          <table:table-cell office:value-type="string" calcext:value-type="string">
            <text:p>tat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era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era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ermiut</text:p>
          </table:table-cell>
          <table:table-cell office:value-type="string" calcext:value-type="string">
            <text:p>t qass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Tasermi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ers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i</text:p>
          </table:table-cell>
          <table:table-cell office:value-type="string" calcext:value-type="string">
            <text:p>naleq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at</text:p>
          </table:table-cell>
          <table:table-cell office:value-type="string" calcext:value-type="string">
            <text:p>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iilaq</text:p>
          </table:table-cell>
          <table:table-cell office:value-type="string" calcext:value-type="string">
            <text:p>t (naal Tasi)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l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ikum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nngor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 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io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ppaa (tasi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s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issiuppaa (tasiss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su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ts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aat</text:p>
          </table:table-cell>
          <table:table-cell office:value-type="string" calcext:value-type="string">
            <text:p>t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itsarpaa (tasit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i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ivaa (tas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s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!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s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aat</text:p>
          </table:table-cell>
          <table:table-cell office:value-type="string" calcext:value-type="string">
            <text:p>s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sa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n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nngaa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q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ta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taavaa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ataavanngu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it</text:p>
          </table:table-cell>
          <table:table-cell office:value-type="string" calcext:value-type="string">
            <text:p>s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s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it</text:p>
          </table:table-cell>
          <table:table-cell office:value-type="string" calcext:value-type="string">
            <text:p>s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sippaa (tass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sun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uu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uugui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uugunngort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u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taa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annaqa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a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ats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m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gaa (tatiginnipp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galugu anngiiarfiga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tigi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ginninngi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tiginn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gisass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k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neq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tt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t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ivaa (tati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aajarpaa (tattaaj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aas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attaa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tta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aat</text:p>
          </table:table-cell>
          <table:table-cell office:value-type="string" calcext:value-type="string">
            <text:p>tt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ttat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uut</text:p>
          </table:table-cell>
          <table:table-cell office:value-type="string" calcext:value-type="string">
            <text:p>t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ttoqi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oqi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oqi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oqi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oqi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oq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utit</text:p>
          </table:table-cell>
          <table:table-cell office:value-type="string" calcext:value-type="string">
            <text:p>qu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ttoqutaagin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orliuu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o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tu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ugumitserpaa (tatugumits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ug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a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va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vappoq I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x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xart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artits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naleqq tuberkulose</text:p>
          </table:table-cell>
          <table:table-cell office:value-type="string" calcext:value-type="string">
            <text:p>tb-t</text:p>
          </table:table-cell>
          <table:table-cell office:value-type="string" calcext:value-type="string">
            <text:p>tb-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eqil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kniker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knikk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kit</text:p>
          </table:table-cell>
          <table:table-cell office:value-type="string" calcext:value-type="string">
            <text:p>kk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knikkikkut avatangiisinullu ingerlatsiv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knikkikkut ilusilersuis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knikkikkut ingerlatsinermut pisor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knikkikkut sulliss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knikkikkut titartaas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eq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erf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ert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ikkut ataatsimiinn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ikkut naalagiarn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iler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fist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mm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gram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mit</text:p>
          </table:table-cell>
          <table:table-cell office:value-type="string" calcext:value-type="string">
            <text:p>mm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mit allakkat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elemit allak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mi nakkutilli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mi nakkutilliisuu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mi qitiusumik sullissivimmi aquts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qeqq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qut</text:p>
          </table:table-cell>
          <table:table-cell office:value-type="string" calcext:value-type="string">
            <text:p>qq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qeqqor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qeqqoris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ut</text:p>
          </table:table-cell>
          <table:table-cell office:value-type="string" calcext:value-type="string">
            <text:p>s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q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qill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uit</text:p>
          </table:table-cell>
          <table:table-cell office:value-type="string" calcext:value-type="string">
            <text:p>ll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qqaa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qqakatt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qqal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qqar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qqiali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qqia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qiat</text:p>
          </table:table-cell>
          <table:table-cell office:value-type="string" calcext:value-type="string">
            <text:p>qq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qqia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qiat</text:p>
          </table:table-cell>
          <table:table-cell office:value-type="string" calcext:value-type="string">
            <text:p>qq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qqiinn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gat</text:p>
          </table:table-cell>
          <table:table-cell office:value-type="string" calcext:value-type="string">
            <text:p>nng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qqiss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ianneern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ianniaasa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ianniaasa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iann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iat</text:p>
          </table:table-cell>
          <table:table-cell office:value-type="string" calcext:value-type="string">
            <text:p>nn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ianniaq qaqort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ianniaq qernert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ianniar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aqqat</text:p>
          </table:table-cell>
          <table:table-cell office:value-type="string" calcext:value-type="string">
            <text:p>aaqq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ssat</text:p>
          </table:table-cell>
          <table:table-cell office:value-type="string" calcext:value-type="string">
            <text:p>ri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iars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lar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linganeerpaa (terlinganee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l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lisaarpaa (terlisaa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ometer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pentii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am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amentil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amentit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t</text:p>
          </table:table-cell>
          <table:table-cell office:value-type="string" calcext:value-type="string">
            <text:p>t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amentitoq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t</text:p>
          </table:table-cell>
          <table:table-cell office:value-type="string" calcext:value-type="string">
            <text:p>t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ul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ulekultur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ulemi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ut</text:p>
          </table:table-cell>
          <table:table-cell office:value-type="string" calcext:value-type="string">
            <text:p>m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aavul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it</text:p>
          </table:table-cell>
          <table:table-cell office:value-type="string" calcext:value-type="string">
            <text:p>l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ffarpaa (tiff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ffa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ffa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ffarterpai (tiffarte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ffas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ff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ga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gaat</text:p>
          </table:table-cell>
          <table:table-cell office:value-type="string" calcext:value-type="string">
            <text:p>gg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gal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at</text:p>
          </table:table-cell>
          <table:table-cell office:value-type="string" calcext:value-type="string">
            <text:p>l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gann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gorliorpaa (tiggorli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gunner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ggunner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guppaa (tigg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guppaat (tiggussipput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ooqqaa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ooqqarpai (tigooqq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oora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oor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oriarpaa (tigori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oruloorpaa (tigoruloo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aa (tigu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a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arpaa (tigu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artisimaarnartumik apersu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laa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kat</text:p>
          </table:table-cell>
          <table:table-cell office:value-type="string" calcext:value-type="string">
            <text:p>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l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llattaakk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gullattaak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lloqq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masu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guma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mat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m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at</text:p>
          </table:table-cell>
          <table:table-cell office:value-type="string" calcext:value-type="string">
            <text:p>m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miaq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m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miuppaa (tigum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mmisaa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mmiv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mmi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saasima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s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it</text:p>
          </table:table-cell>
          <table:table-cell office:value-type="string" calcext:value-type="string">
            <text:p>sa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sarineq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sarpaa (tigu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sisus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at</text:p>
          </table:table-cell>
          <table:table-cell office:value-type="string" calcext:value-type="string">
            <text:p>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ssa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ssaanngitsoq, timitaqanngi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ssuk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tsippaa (tigutsi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utsisi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tsit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isit</text:p>
          </table:table-cell>
          <table:table-cell office:value-type="string" calcext:value-type="string">
            <text:p>t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utsit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isit</text:p>
          </table:table-cell>
          <table:table-cell office:value-type="string" calcext:value-type="string">
            <text:p>t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ar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ger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k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ik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m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nga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inngar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paqus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iport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portip pu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to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itorfiup al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itorfiup q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it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aagul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it</text:p>
          </table:table-cell>
          <table:table-cell office:value-type="string" calcext:value-type="string">
            <text:p>l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aagulliu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 </text:p>
          </table:table-cell>
          <table:table-cell office:value-type="string" calcext:value-type="string">
            <text:p>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aagulliusaarn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aag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e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e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eqqaarl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eqqamm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merit</text:p>
          </table:table-cell>
          <table:table-cell office:value-type="string" calcext:value-type="string">
            <text:p>mm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er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qat</text:p>
          </table:table-cell>
          <table:table-cell office:value-type="string" calcext:value-type="string">
            <text:p>qq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er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at</text:p>
          </table:table-cell>
          <table:table-cell office:value-type="string" calcext:value-type="string">
            <text:p>r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era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er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eraarsarpaa (tikeraar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eraart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eraat in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kersuuppaa (tikersu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ffilerut</text:p>
          </table:table-cell>
          <table:table-cell office:value-type="string" calcext:value-type="string">
            <text:p>t king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ikkuminaa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ilav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killuaqquaa (tikilluaqqu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lluari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ki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inneqarsinna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inngits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sart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serpaa (tikise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sipp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kiui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iumisaartit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uppaa (tik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iu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iussor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ka (nagg tip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kk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kuarpaa (tikku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kuart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kku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kuuppaa (tikkuussi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kuuppaa (tikkuuss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k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i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u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eer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eqanngits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ll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ersiorpaa (tillersi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ert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lleru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ig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ikkaj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uut</text:p>
          </table:table-cell>
          <table:table-cell office:value-type="string" calcext:value-type="string">
            <text:p>j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ikkanik pisin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llikuj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ingiart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ingiart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in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inn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iat</text:p>
          </table:table-cell>
          <table:table-cell office:value-type="string" calcext:value-type="string">
            <text:p>nn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inni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inn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i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i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it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ut</text:p>
          </table:table-cell>
          <table:table-cell office:value-type="string" calcext:value-type="string">
            <text:p>t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uarpaa (tillu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upp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lluu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uu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u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luus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uutt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utt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uut</text:p>
          </table:table-cell>
          <table:table-cell office:value-type="string" calcext:value-type="string">
            <text:p>t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a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a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aa III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aajagarsio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aatunga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angerpaa (timang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angi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ærer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pasis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ut</text:p>
          </table:table-cell>
          <table:table-cell office:value-type="string" calcext:value-type="string">
            <text:p>s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soqatigiif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fiit</text:p>
          </table:table-cell>
          <table:table-cell office:value-type="string" calcext:value-type="string">
            <text:p>f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s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sort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sort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suutinik marlunnik unamm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suutit I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ersu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suutit II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ersu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mut iluaqusersuusio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mut passussissutikut naviannaateqarsinnaasut</text:p>
          </table:table-cell>
          <table:table-cell office:value-type="string" calcext:value-type="string">
            <text:p>t qass</text:p>
          </table:table-cell>
          <table:table-cell office:value-type="string" calcext:value-type="string">
            <text:p>timimut passussissutikut navianarsinnaasut</text:p>
          </table:table-cell>
          <table:table-cell office:value-type="string" calcext:value-type="string">
            <text:p>timimut passussissutikut navianaateqarsinnaas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p aalanera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ip ilusaa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ip inuussutissaminik suliarinninn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p (røntgenimik / ultralydimik) misissorneqarnera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italerpaa (timital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ita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ta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taq I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tarsiv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i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u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at</text:p>
          </table:table-cell>
          <table:table-cell office:value-type="string" calcext:value-type="string">
            <text:p>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usiass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iusias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usio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usio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eral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aat</text:p>
          </table:table-cell>
          <table:table-cell office:value-type="string" calcext:value-type="string">
            <text:p>l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eral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iaaqq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miaaqq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aa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miaa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akul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it</text:p>
          </table:table-cell>
          <table:table-cell office:value-type="string" calcext:value-type="string">
            <text:p>l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al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arsi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uut</text:p>
          </table:table-cell>
          <table:table-cell office:value-type="string" calcext:value-type="string">
            <text:p>si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arsiu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iaruss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miarus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mi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mit</text:p>
          </table:table-cell>
          <table:table-cell office:value-type="string" calcext:value-type="string">
            <text:p>mm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is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sartoq inuttaqanngi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sartoq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sartortarnerup oqaluttuassartaa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isart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isartort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sartortitseqatigi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misartortitseqatigi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sartukkoortit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mmisartukkoortit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sartukkoortita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misartumik tigusarinninn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misartunut inili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misartunut sinerissami angalasunut radiuler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sorpaa (timmis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issanik nalunaaqutsersuin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missat</text:p>
          </table:table-cell>
          <table:table-cell office:value-type="string" calcext:value-type="string">
            <text:p>t qass (ataas timmiaq)</text:p>
          </table:table-cell>
          <table:table-cell table:number-columns-repeated="2" office:value-type="string" calcext:value-type="string">
            <text:p>timmis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m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uk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m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neqq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erulo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aasat I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ngaa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aasat II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ngaa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erlaas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gerl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erlaataanna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erlaatis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iat</text:p>
          </table:table-cell>
          <table:table-cell office:value-type="string" calcext:value-type="string">
            <text:p>s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gisiv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gisu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ng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itippaa (tingiti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gitipp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ng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g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guit</text:p>
          </table:table-cell>
          <table:table-cell office:value-type="string" calcext:value-type="string">
            <text:p>ng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ula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ngul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ul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at</text:p>
          </table:table-cell>
          <table:table-cell office:value-type="string" calcext:value-type="string">
            <text:p>l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ut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uut</text:p>
          </table:table-cell>
          <table:table-cell office:value-type="string" calcext:value-type="string">
            <text:p>t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guttuutt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nguttuutt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iimi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imuk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aat</text:p>
          </table:table-cell>
          <table:table-cell office:value-type="string" calcext:value-type="string">
            <text:p>k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imuk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imut aallarp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nimut inerp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ni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in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erpaa (tinn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ersarpaa (tinner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gallak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gall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gallatta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ngallatta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ngallattaar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g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giv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nguppaa (tinng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g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g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guss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ma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umasut</text:p>
          </table:table-cell>
          <table:table-cell office:value-type="string" calcext:value-type="string">
            <text:p>t q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m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p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upas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inupas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up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so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us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teqi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utiti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titi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aarsarpaa (tipaar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aar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aatsu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aats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aats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aatsuut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eqq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ig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igiss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igisso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i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ittuuti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pa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p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p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it</text:p>
          </table:table-cell>
          <table:table-cell office:value-type="string" calcext:value-type="string">
            <text:p>pp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pivig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ppuss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serfis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at</text:p>
          </table:table-cell>
          <table:table-cell office:value-type="string" calcext:value-type="string">
            <text:p>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s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saart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aa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ssaluk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alukaart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ssa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aluttul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at</text:p>
          </table:table-cell>
          <table:table-cell office:value-type="string" calcext:value-type="string">
            <text:p>l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ss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aqat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ari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ari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arl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it</text:p>
          </table:table-cell>
          <table:table-cell office:value-type="string" calcext:value-type="string">
            <text:p>l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ssar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atig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ss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iart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ssiat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ik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in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ssisaarpaa (tissisaa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its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itsarujussu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orar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ukaatit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uk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arlu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t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rnert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t</text:p>
          </table:table-cell>
          <table:table-cell office:value-type="string" calcext:value-type="string">
            <text:p>t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rpaa (titar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arp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tarsiv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arsiv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artaa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rtaas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rtaasarfik allagaataasivillu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artaas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rta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rt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rta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kkat</text:p>
          </table:table-cell>
          <table:table-cell office:value-type="string" calcext:value-type="string">
            <text:p>ta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rtakkami kisitsisit allallugit eqqortumik inissikki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artarpaa (titart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eqq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eqqu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si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vav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vav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at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bol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si</text:p>
          </table:table-cell>
          <table:table-cell office:value-type="string" calcext:value-type="string">
            <text:p>t (naal 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riagai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orla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rla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rnaarsuk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rnaarsuk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rn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rnaviars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rn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rpaa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rpaa (toors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rp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ortarni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rujoo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rumi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.</text:p>
          </table:table-cell>
          <table:table-cell office:value-type="string" calcext:value-type="string">
            <text:p>naleqq toquso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oqqaj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oraa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oraanner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oqoraanner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oraa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oraas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oraataav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oraa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orarpai (toqor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oreersim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orngit</text:p>
          </table:table-cell>
          <table:table-cell office:value-type="string" calcext:value-type="string">
            <text:p>t qass (ataas toquneq)</text:p>
          </table:table-cell>
          <table:table-cell table:number-columns-repeated="2" office:value-type="string" calcext:value-type="string">
            <text:p>toqorng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ornit</text:p>
          </table:table-cell>
          <table:table-cell office:value-type="string" calcext:value-type="string">
            <text:p>t qass (ataas toquneq)</text:p>
          </table:table-cell>
          <table:table-cell table:number-columns-repeated="2" office:value-type="string" calcext:value-type="string">
            <text:p>toqor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orus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aannarlu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qaannartum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qaannartumik oqaluts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it</text:p>
          </table:table-cell>
          <table:table-cell office:value-type="string" calcext:value-type="string">
            <text:p>t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aasoqanngila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ammavik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ammavik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arlu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qarpaa (toqqaa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arpaa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artaar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aruk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aser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avi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qa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issarpaa (toqqis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issilluni imminut naala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issiveqanngi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is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is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ut</text:p>
          </table:table-cell>
          <table:table-cell office:value-type="string" calcext:value-type="string">
            <text:p>s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o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orpaa (toqqor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orsi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ortat I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oqqort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ortat II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oqqort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u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usaar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usassivaa (toqqusass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qus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ut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quup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ar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arartaa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jaanng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li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l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n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nartortortippaa (toqunartortorti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ne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uninng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nngar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unngats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oqunngat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ppaa (toqu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pp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usarpaa (toqu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s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sim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soqarnerani ileqqut</text:p>
          </table:table-cell>
          <table:table-cell office:value-type="string" calcext:value-type="string">
            <text:p>t q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so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soq II</text:p>
          </table:table-cell>
          <table:table-cell office:value-type="string" calcext:value-type="string">
            <text:p>t (naal toq.)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soqart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sumik eqqaani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ss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sut inaat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aasa</text:p>
          </table:table-cell>
          <table:table-cell office:value-type="string" calcext:value-type="string">
            <text:p>ina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sut inaat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aasa</text:p>
          </table:table-cell>
          <table:table-cell office:value-type="string" calcext:value-type="string">
            <text:p>ina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tassanut nivinngaa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t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ts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tsiuma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t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usa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usa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aaju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aajuts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aaj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aarpaa (toraar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e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e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ersarpaa (torer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ersum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i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inngitsul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lorarp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lo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lo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lu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luk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lul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lulaart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l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m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ngit</text:p>
          </table:table-cell>
          <table:table-cell office:value-type="string" calcext:value-type="string">
            <text:p>t qass (ataas tuneq)</text:p>
          </table:table-cell>
          <table:table-cell table:number-columns-repeated="2" office:value-type="string" calcext:value-type="string">
            <text:p>torng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nit</text:p>
          </table:table-cell>
          <table:table-cell office:value-type="string" calcext:value-type="string">
            <text:p>t qass (ataas tuneq)</text:p>
          </table:table-cell>
          <table:table-cell table:number-columns-repeated="2" office:value-type="string" calcext:value-type="string">
            <text:p>tor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ak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allappaa (torrall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ruppaa (torr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ruppu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ussaappu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u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at</text:p>
          </table:table-cell>
          <table:table-cell office:value-type="string" calcext:value-type="string">
            <text:p>t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uteriivillugu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utiinnarlu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s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u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sukatta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t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sus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u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su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u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su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ll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ujuk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p.</text:p>
          </table:table-cell>
          <table:table-cell office:value-type="string" calcext:value-type="string">
            <text:p>naleqq tamanna pillug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ktor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wler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kant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kin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riki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llebør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itatis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mpet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p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mf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ækprocent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æsprits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-shirt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unami, nunap sajuppillanneranit tassaars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t, suit</text:p>
          </table:table-cell>
          <table:table-cell office:value-type="string" calcext:value-type="string">
            <text:p>mip, 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apa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ap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versorpaa (tuavers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vi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aviinn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avi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visaarpaa (tuavisaa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vits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viusuk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viuuppaa (tuaviu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viuus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at</text:p>
          </table:table-cell>
          <table:table-cell office:value-type="string" calcext:value-type="string">
            <text:p>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aviuussassa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aviuuteq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berkulose</text:p>
          </table:table-cell>
          <table:table-cell office:value-type="string" calcext:value-type="string">
            <text:p>t (naal tb)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ggaat I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gg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ggaat II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gg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ggarpaa (tugg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gg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ggort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i 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i I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ii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i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ill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imiu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jorm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at</text:p>
          </table:table-cell>
          <table:table-cell office:value-type="string" calcext:value-type="string">
            <text:p>m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jormi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jorm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juuluar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qqat</text:p>
          </table:table-cell>
          <table:table-cell office:value-type="string" calcext:value-type="string">
            <text:p>aqq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juul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l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kaal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aallaannakka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kaalla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aallassarpaa (tukaallas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affaaj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uut</text:p>
          </table:table-cell>
          <table:table-cell office:value-type="string" calcext:value-type="string">
            <text:p>j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k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ern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erner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e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e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e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erum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at</text:p>
          </table:table-cell>
          <table:table-cell office:value-type="string" calcext:value-type="string">
            <text:p>m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kiinn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imukart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kim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ki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kaa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kkarpaa (tukk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k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kar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k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ku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kuv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kuv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um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ummaar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umm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aappaa (tulaassi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aappaa (tulaass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aav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im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at</text:p>
          </table:table-cell>
          <table:table-cell office:value-type="string" calcext:value-type="string">
            <text:p>m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aaraa (tullaarinnipp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eer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e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e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e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eq I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eqq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lleqq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eriiaarlu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leriimmik ilikkakkanik oqaasi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er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eriissaarpai (tulleriissaa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ersorpaa (tullers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ersorti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lerunn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at</text:p>
          </table:table-cell>
          <table:table-cell office:value-type="string" calcext:value-type="string">
            <text:p>n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erut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erut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i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limut asanninn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linngu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i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uar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uarinngil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u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ll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luu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uu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uusim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luutsikkit, naleqqersuutikki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or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ssat</text:p>
          </table:table-cell>
          <table:table-cell office:value-type="string" calcext:value-type="string">
            <text:p>ri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ortarpaa (tulort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uff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u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kkat</text:p>
          </table:table-cell>
          <table:table-cell office:value-type="string" calcext:value-type="string">
            <text:p>lu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ugarn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ugatsiaap tumaasa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lugatsiaat tumaasaat</text:p>
          </table:table-cell>
          <table:table-cell office:value-type="string" calcext:value-type="string">
            <text:p>tulugatsiaap tumaasaa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ugat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iat</text:p>
          </table:table-cell>
          <table:table-cell office:value-type="string" calcext:value-type="string">
            <text:p>t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ui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uit Nun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it</text:p>
          </table:table-cell>
          <table:table-cell office:value-type="string" calcext:value-type="string">
            <text:p>l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ukkaasaq, aataa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ukk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kaat</text:p>
          </table:table-cell>
          <table:table-cell office:value-type="string" calcext:value-type="string">
            <text:p>kk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lutt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uttuu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uujuk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uujussua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u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aarpa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aa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annguers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annguers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anng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arnik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ut</text:p>
          </table:table-cell>
          <table:table-cell office:value-type="string" calcext:value-type="string">
            <text:p>k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arsim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artorsim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erparp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at</text:p>
          </table:table-cell>
          <table:table-cell office:value-type="string" calcext:value-type="string">
            <text:p>p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erparp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erparpa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i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ini kisillugit pisupp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misiorpaa (tumisiui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isiorp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misiorpaa (tumisiu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maar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m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m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m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meqq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mmeqq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mer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mmi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aaraa (tunaarlerp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aartaraa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aartaraa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aartas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iat</text:p>
          </table:table-cell>
          <table:table-cell office:value-type="string" calcext:value-type="string">
            <text:p>ssi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nerit</text:p>
          </table:table-cell>
          <table:table-cell office:value-type="string" calcext:value-type="string">
            <text:p>tu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eqqu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rsu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ners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ers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aalippaa (tungaal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a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gaan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gaasiorpaa (tungaasi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eq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git</text:p>
          </table:table-cell>
          <table:table-cell office:value-type="string" calcext:value-type="string">
            <text:p>ng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eq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git</text:p>
          </table:table-cell>
          <table:table-cell office:value-type="string" calcext:value-type="string">
            <text:p>ng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is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iat</text:p>
          </table:table-cell>
          <table:table-cell office:value-type="string" calcext:value-type="string">
            <text:p>ssi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its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iuineq, isumaginni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u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uarn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uiaa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uinn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ujor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at</text:p>
          </table:table-cell>
          <table:table-cell office:value-type="string" calcext:value-type="string">
            <text:p>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ujo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ujortunng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guit</text:p>
          </table:table-cell>
          <table:table-cell office:value-type="string" calcext:value-type="string">
            <text:p>nng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uppaa (tungu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usunnippoq (ts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usunnits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uts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u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guus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nguu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lla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llaas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ll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llann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llannartuiaa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llannartuiarpaa (tunillannartui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llanneqarsinnaanngi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llappaa (tunill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llatsias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nillatsias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llatsi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erit</text:p>
          </table:table-cell>
          <table:table-cell office:value-type="string" calcext:value-type="string">
            <text:p>n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lu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niaasartoq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iniaas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niaanermut pisor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nia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nia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iakkat</text:p>
          </table:table-cell>
          <table:table-cell office:value-type="string" calcext:value-type="string">
            <text:p>nia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niarpaa (tunini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sassi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nisassi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assio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assi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assianik avammut nioqquteq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assiorfik siammarterivillu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sassiornermut siammarterinermullu pisor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assiornermut, qarasaasialerinermut kallerup innilerinermullu atortorissaaruser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n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at: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sat allagart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t</text:p>
          </table:table-cell>
          <table:table-cell office:value-type="string" calcext:value-type="string">
            <text:p>taa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i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s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ssuti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at</text:p>
          </table:table-cell>
          <table:table-cell office:value-type="string" calcext:value-type="string">
            <text:p>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vaa (tunisi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vaa (tunis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ngaveqanngit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ut</text:p>
          </table:table-cell>
          <table:table-cell office:value-type="string" calcext:value-type="string">
            <text:p>ts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ga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gavilerpaa (tunngavili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ngavilersu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gavili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gavilii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gavissaqanngilluin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ngaviu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gaviusumik ilinnia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gaviusu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ngav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ngav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niuppaa (tunn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nius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iutiin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n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ut</text:p>
          </table:table-cell>
          <table:table-cell office:value-type="string" calcext:value-type="string">
            <text:p>nn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oq uusuli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nu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oqquppaa (tunoqqu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orl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nut</text:p>
          </table:table-cell>
          <table:table-cell office:value-type="string" calcext:value-type="string">
            <text:p>tun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Tun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uani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arpaa (tunu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ar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ar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arsiman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artippaa I (tunuarti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artippaa II (tunuartit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atigo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le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lequtaq I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lequtaq II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ler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liaqu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liaqutaasunik allaaseri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ulliarfik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lliuppaa (tunulli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miu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mmuk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mmut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ummut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ummut sammiso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unng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por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ppaa (tun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ssi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ussutigiillut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ussutigii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us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aall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aarn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aarpaa (tupaa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aat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aguppaa (tupag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a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a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assaarpaa (tupassaa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assi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at qiortakka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qqit</text:p>
          </table:table-cell>
          <table:table-cell office:value-type="string" calcext:value-type="string">
            <text:p>toqq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eq napparp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peq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eqqan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ersuaqarfi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persuaqarfi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igaa (tupiginnipp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igus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igusuut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igutsaammin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iguts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ilak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aat</text:p>
          </table:table-cell>
          <table:table-cell office:value-type="string" calcext:value-type="string">
            <text:p>l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ilak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aat</text:p>
          </table:table-cell>
          <table:table-cell office:value-type="string" calcext:value-type="string">
            <text:p>l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ill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innaq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pinn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innartul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at</text:p>
          </table:table-cell>
          <table:table-cell office:value-type="string" calcext:value-type="string">
            <text:p>l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iss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pall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pallers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pallersaatigini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pallersarpaa (tuppaller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palliut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par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pat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ama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amasar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amav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ammasiinnarso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aniarnermut oqalunniarnermullu sungiusaas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asinnaassus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utsit</text:p>
          </table:table-cell>
          <table:table-cell office:value-type="string" calcext:value-type="string">
            <text:p>ssut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asoorpaa (tusaasu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atissatut tigua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aav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galu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kkat</text:p>
          </table:table-cell>
          <table:table-cell office:value-type="string" calcext:value-type="string">
            <text:p>sa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q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gassiinermut tunngasuni aalajangiisartut aammalu Tusagassiuisarneq pillugu aalajangiisartu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gassiutiler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ssiutit</text:p>
          </table:table-cell>
          <table:table-cell office:value-type="string" calcext:value-type="string">
            <text:p>t q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gassiutit pillugit isumalioqatigiissita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gas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iat</text:p>
          </table:table-cell>
          <table:table-cell office:value-type="string" calcext:value-type="string">
            <text:p>ssi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ssioriaatsi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gassiorfiit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usagassiorfi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ssiorfinnut nalunaar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ssio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ssio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ssiortunik katersortit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ssiortunngorniat Ilinniarfi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agassiuineq pillugu polit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kit</text:p>
          </table:table-cell>
          <table:table-cell office:value-type="string" calcext:value-type="string">
            <text:p>kk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gassiuinermi ileqqussa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jarsuppaa (tusajars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juan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ku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ner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ngianartu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angiasaar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ngiasaarpaa (tusangiasaar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ngiats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nnguuppaa (tusanngu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qqoorpaa (tusaqqu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qqu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iar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i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sari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rlerpaa (tusarliivoq)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lerpaa (tusarliivoq)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liiv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v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rlu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n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naartit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rnaart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sarnaart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rnaarut: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rn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nerl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n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ng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ngart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s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rtaat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rtaat 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ass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ssarle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atsiag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iakkat</text:p>
          </table:table-cell>
          <table:table-cell office:value-type="string" calcext:value-type="string">
            <text:p>tsia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iapillaa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ia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ia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il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ilartut ussersuutaat</text:p>
          </table:table-cell>
          <table:table-cell office:value-type="string" calcext:value-type="string">
            <text:p>t q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ill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i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Tus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apippoq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sapippoq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sarpaa (tussaa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serp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serrapput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s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iaa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ssiaa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iaqattaartu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ssiaqattaart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iaqattaaru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ssiaqattaar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iarfissua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si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siutaas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ssiutaa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i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iut juullisi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siut piinsisi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siut poorskisi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siut ullaarsi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siut unnussi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ssiu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ssi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unngunart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sunng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ssu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ssu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u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ipput 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ipput I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iv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sa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tsaqanngila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sari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sarluppaa (tutsarlu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seruttor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tsippa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tsippu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tsi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suiga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toqarf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it</text:p>
          </table:table-cell>
          <table:table-cell office:value-type="string" calcext:value-type="string">
            <text:p>fi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tors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tu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tup kumaa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t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Tut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tuar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qqat</text:p>
          </table:table-cell>
          <table:table-cell office:value-type="string" calcext:value-type="string">
            <text:p>uaqq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tunngu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guit</text:p>
          </table:table-cell>
          <table:table-cell office:value-type="string" calcext:value-type="string">
            <text:p>nng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tunn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niat</text:p>
          </table:table-cell>
          <table:table-cell office:value-type="string" calcext:value-type="string">
            <text:p>nn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t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tuu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tuuti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u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u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u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uallap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ugaa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ug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at</text:p>
          </table:table-cell>
          <table:table-cell office:value-type="string" calcext:value-type="string">
            <text:p>g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ujuk, tukaffaajoo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uit</text:p>
          </table:table-cell>
          <table:table-cell office:value-type="string" calcext:value-type="string">
            <text:p>juu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ukk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kat</text:p>
          </table:table-cell>
          <table:table-cell office:value-type="string" calcext:value-type="string">
            <text:p>kk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ulli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lit</text:p>
          </table:table-cell>
          <table:table-cell office:value-type="string" calcext:value-type="string">
            <text:p>lli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ummassiv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uppaa (tuussivoq)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usa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sa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usi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usintill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uusintil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uss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at</text:p>
          </table:table-cell>
          <table:table-cell office:value-type="string" calcext:value-type="string">
            <text:p>ss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utsi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v-t</text:p>
          </table:table-cell>
          <table:table-cell office:value-type="string" calcext:value-type="string">
            <text:p>tv-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-kkoorusia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at</text:p>
          </table:table-cell>
          <table:table-cell office:value-type="string" calcext:value-type="string">
            <text:p>si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-kkut aallakaatitassa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v-kkut aallakaatitas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-kkut ataatsimiin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-kkut naalagiarn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rit</text:p>
          </table:table-cell>
          <table:table-cell office:value-type="string" calcext:value-type="string">
            <text:p>ner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-mik isiginnaarpoq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istit</text:p>
          </table:table-cell>
          <table:table-cell office:value-type="string" calcext:value-type="string">
            <text:p>t qass</text:p>
          </table:table-cell>
          <table:table-cell table:number-columns-repeated="2" office:value-type="string" calcext:value-type="string">
            <text:p>tvist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itterikkut allappoq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fus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ggegumm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hus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ske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skis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skisuut:</text:p>
          </table:table-cell>
          <table:table-cell office:value-type="string" calcext:value-type="string">
            <text:p>t q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skit Killii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skit: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tu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skit Nuna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prium</text:p>
          </table:table-cell>
          <table:table-cell office:value-type="string" calcext:value-type="string">
            <text:p>na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skit Kangilliit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æp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pit</text:p>
          </table:table-cell>
          <table:table-cell office:value-type="string" calcext:value-type="string">
            <text:p>ppip</text:p>
          </table:table-cell>
          <table:table-cell table:number-columns-repeated="1020"/>
        </table:table-row>
        <table:table-row table:style-name="ro1" table:number-rows-repeated="10468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1" table:style-name="ta3">
        <table:table-column table:style-name="co13" table:number-columns-repeated="1024" table:default-cell-style-name="Default"/>
        <table:table-row table:style-name="ro1">
          <table:table-cell table:style-name="ce1" office:value-type="string" calcext:value-type="string">
            <text:p>takunarmat</text:p>
          </table:table-cell>
          <table:table-cell table:style-name="ce5" office:value-type="string" calcext:value-type="string">
            <text:p>Oqaluut susaatsoq</text:p>
          </table:table-cell>
          <table:table-cell table:style-name="ce17"/>
          <table:table-cell table:style-name="ce17" office:value-type="string" calcext:value-type="string">
            <text:p>qangalimi takunarmat</text:p>
          </table:table-cell>
          <table:table-cell table:style-name="ce17" office:value-type="string" calcext:value-type="string">
            <text:p>It has certainly <text:s/>been a long time since we've seen each other</text:p>
          </table:table-cell>
          <table:table-cell table:style-name="ce17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akuniaavoq</text:p>
          </table:table-cell>
          <table:table-cell table:style-name="ce5" office:value-type="string" calcext:value-type="string">
            <text:p>Oqaluut susaatsoq</text:p>
          </table:table-cell>
          <table:table-cell table:style-name="ce18"/>
          <table:table-cell table:style-name="ce24" office:value-type="string" calcext:value-type="string">
            <text:p>er ude på rekognoscering for at se om alt står vel til 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takuniarpaa </text:p>
          </table:table-cell>
          <table:table-cell table:style-name="ce7" office:value-type="string" calcext:value-type="string">
            <text:p>Oqaluut susalik </text:p>
          </table:table-cell>
          <table:table-cell table:style-name="ce18"/>
          <table:table-cell table:style-name="ce24" office:value-type="string" calcext:value-type="string">
            <text:p>ser efter (Katersat)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takuniaavoq</text:p>
          </table:table-cell>
          <table:table-cell table:style-name="ce7" office:value-type="string" calcext:value-type="string">
            <text:p>Oqaluut susaasalik</text:p>
          </table:table-cell>
          <table:table-cell table:style-name="ce17"/>
          <table:table-cell table:style-name="ce20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takuni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17"/>
          <table:table-cell table:style-name="ce17" office:value-type="string" calcext:value-type="string">
            <text:p>puisimik takuniinnarpoq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ulortarpaa (tulortaavoq)</text:p>
          </table:table-cell>
          <table:table-cell table:style-name="ce5" office:value-type="string" calcext:value-type="string">
            <text:p>Oqaluut susalik (oqaluut susaatsoq)</text:p>
          </table:table-cell>
          <table:table-cell table:style-name="ce17" office:value-type="string" calcext:value-type="string">
            <text:p>bites into it with its fangs</text:p>
          </table:table-cell>
          <table:table-cell table:style-name="ce17" table:number-columns-repeated="24"/>
          <table:table-cell table:number-columns-repeated="997"/>
        </table:table-row>
        <table:table-row table:style-name="ro1">
          <table:table-cell table:style-name="ce5" office:value-type="string" calcext:value-type="string">
            <text:p>tunguppaa </text:p>
          </table:table-cell>
          <table:table-cell table:style-name="ce5" office:value-type="string" calcext:value-type="string">
            <text:p>Oqaluut susalik </text:p>
          </table:table-cell>
          <table:table-cell table:style-name="ce24" office:value-type="string" calcext:value-type="string">
            <text:p>eat fat/lard for it</text:p>
          </table:table-cell>
          <table:table-cell table:style-name="ce24" office:value-type="string" calcext:value-type="string">
            <text:p>spiser spæk til det (DAKA)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tungutsivoq</text:p>
          </table:table-cell>
          <table:table-cell table:style-name="ce5" office:value-type="string" calcext:value-type="string">
            <text:p>Oqaluut susaasalik</text:p>
          </table:table-cell>
          <table:table-cell table:style-name="ce24" office:value-type="string" calcext:value-type="string">
            <text:p>eat fat/lard for it</text:p>
          </table:table-cell>
          <table:table-cell table:style-name="ce24" office:value-type="string" calcext:value-type="string">
            <text:p>spiser spæk til det (DAKA)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usserpaa</text:p>
          </table:table-cell>
          <table:table-cell table:style-name="ce5" office:value-type="string" calcext:value-type="string">
            <text:p>Oqaluut susalik </text:p>
          </table:table-cell>
          <table:table-cell table:style-name="ce24" office:value-type="string" calcext:value-type="string">
            <text:p>lokker det sig med sang (DAKA)</text:p>
          </table:table-cell>
          <table:table-cell table:style-name="ce24" office:value-type="string" calcext:value-type="string">
            <text:p>qaaqquaa, kissaatigaa (katersat)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usserrapput</text:p>
          </table:table-cell>
          <table:table-cell table:style-name="ce31"/>
          <table:table-cell table:style-name="ce24" office:value-type="string" calcext:value-type="string">
            <text:p>they are singing hym songs</text:p>
          </table:table-cell>
          <table:table-cell table:style-name="ce24" office:value-type="string" calcext:value-type="string">
            <text:p>lidt forskelligt oversættele af mig fra DAKA &amp; Katersat, not sure what is it mean</text:p>
          </table:table-cell>
          <table:table-cell table:style-name="ce17" table:number-columns-repeated="23"/>
          <table:table-cell table:number-columns-repeated="99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6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Calibri'" svg:font-family="'Calibri'"/>
    <style:font-face style:name="-apple-system" svg:font-family="-apple-system"/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11-03T17:12:25</meta:creation-date>
    <dc:date>2020-05-17T11:48:31.591621576</dc:date>
    <meta:generator>LibreOffice/5.0.4.2$MacOSX_X86_64 LibreOffice_project/2b9802c1994aa0b7dc6079e128979269cf95bc78</meta:generator>
    <meta:editing-duration>PT1H8M21S</meta:editing-duration>
    <meta:editing-cycles>7</meta:editing-cycles>
    <meta:document-statistic meta:table-count="3" meta:cell-count="94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